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number-columns-repeated="4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>
            <text:p><text:a xlink:href="https://fr.wikipedia.org/wiki/Code_Insee" xlink:type="simple">Code Insee</text:a></text:p>
          </table:table-cell>
          <table:table-cell table:style-name="ce3" office:value-type="string" calcext:value-type="string">
            <text:p>Code postal</text:p>
          </table:table-cell>
          <table:table-cell table:style-name="ce3" office:value-type="string" calcext:value-type="string">
            <text:p>Commune</text:p>
          </table:table-cell>
          <table:table-cell table:style-name="ce3" office:value-type="string" calcext:value-type="string">
            <text:p>Structure intercommunale</text:p>
          </table:table-cell>
        </table:table-row>
        <table:table-row table:style-name="ro1">
          <table:table-cell/>
          <table:table-cell office:value-type="float" office:value="34001" calcext:value-type="float">
            <text:p>34001</text:p>
          </table:table-cell>
          <table:table-cell office:value-type="float" office:value="34290" calcext:value-type="float">
            <text:p>34290</text:p>
          </table:table-cell>
          <table:table-cell office:value-type="string" calcext:value-type="string">
            <text:p><text:a xlink:href="https://fr.wikipedia.org/wiki/Abeilhan" xlink:type="simple">Abeilhan</text:a></text:p>
          </table:table-cell>
          <table:table-cell office:value-type="string" calcext:value-type="string">
            <text:p>(CCPTHON)</text:p>
          </table:table-cell>
        </table:table-row>
        <table:table-row table:style-name="ro1">
          <table:table-cell/>
          <table:table-cell office:value-type="float" office:value="34002" calcext:value-type="float">
            <text:p>34002</text:p>
          </table:table-cell>
          <table:table-cell office:value-type="float" office:value="34230" calcext:value-type="float">
            <text:p>34230</text:p>
          </table:table-cell>
          <table:table-cell office:value-type="string" calcext:value-type="string">
            <text:p><text:a xlink:href="https://fr.wikipedia.org/wiki/Adissan" xlink:type="simple">Adissan</text:a></text:p>
          </table:table-cell>
          <table:table-cell office:value-type="string" calcext:value-type="string">
            <text:p>(CAA)</text:p>
          </table:table-cell>
        </table:table-row>
        <table:table-row table:style-name="ro1">
          <table:table-cell/>
          <table:table-cell office:value-type="float" office:value="34003" calcext:value-type="float">
            <text:p>34003</text:p>
          </table:table-cell>
          <table:table-cell office:value-type="float" office:value="34300" calcext:value-type="float">
            <text:p>34300</text:p>
          </table:table-cell>
          <table:table-cell office:value-type="string" calcext:value-type="string">
            <text:p><text:a xlink:href="https://fr.wikipedia.org/wiki/Agde" xlink:type="simple">Agde</text:a></text:p>
          </table:table-cell>
          <table:table-cell office:value-type="string" calcext:value-type="string">
            <text:p>(CAA)</text:p>
          </table:table-cell>
        </table:table-row>
        <table:table-row table:style-name="ro1">
          <table:table-cell/>
          <table:table-cell office:value-type="float" office:value="34004" calcext:value-type="float">
            <text:p>34004</text:p>
          </table:table-cell>
          <table:table-cell office:value-type="float" office:value="34210" calcext:value-type="float">
            <text:p>34210</text:p>
          </table:table-cell>
          <table:table-cell office:value-type="string" calcext:value-type="string">
            <text:p><text:a xlink:href="https://fr.wikipedia.org/wiki/Agel" xlink:type="simple">Agel</text:a></text:p>
          </table:table-cell>
          <table:table-cell office:value-type="string" calcext:value-type="string">
            <text:p>(CCMIN)</text:p>
          </table:table-cell>
        </table:table-row>
        <table:table-row table:style-name="ro1">
          <table:table-cell/>
          <table:table-cell office:value-type="float" office:value="34005" calcext:value-type="float">
            <text:p>34005</text:p>
          </table:table-cell>
          <table:table-cell office:value-type="float" office:value="34190" calcext:value-type="float">
            <text:p>34190</text:p>
          </table:table-cell>
          <table:table-cell office:value-type="string" calcext:value-type="string">
            <text:p><text:a xlink:href="https://fr.wikipedia.org/wiki/Agonès" xlink:type="simple">Agonès</text:a></text:p>
          </table:table-cell>
          <table:table-cell office:value-type="string" calcext:value-type="string">
            <text:p>(CCCEVGS)</text:p>
          </table:table-cell>
        </table:table-row>
        <table:table-row table:style-name="ro1">
          <table:table-cell/>
          <table:table-cell office:value-type="float" office:value="34006" calcext:value-type="float">
            <text:p>34006</text:p>
          </table:table-cell>
          <table:table-cell office:value-type="float" office:value="34210" calcext:value-type="float">
            <text:p>34210</text:p>
          </table:table-cell>
          <table:table-cell office:value-type="string" calcext:value-type="string">
            <text:p><text:a xlink:href="https://fr.wikipedia.org/wiki/Aigne" xlink:type="simple">Aigne</text:a></text:p>
          </table:table-cell>
          <table:table-cell office:value-type="string" calcext:value-type="string">
            <text:p>(CCMIN)</text:p>
          </table:table-cell>
        </table:table-row>
        <table:table-row table:style-name="ro1">
          <table:table-cell/>
          <table:table-cell office:value-type="float" office:value="34007" calcext:value-type="float">
            <text:p>34007</text:p>
          </table:table-cell>
          <table:table-cell office:value-type="float" office:value="34210" calcext:value-type="float">
            <text:p>34210</text:p>
          </table:table-cell>
          <table:table-cell office:value-type="string" calcext:value-type="string">
            <text:p><text:a xlink:href="https://fr.wikipedia.org/wiki/Aigues-Vives_%28Hérault%29" xlink:type="simple">Aigues-Vives</text:a></text:p>
          </table:table-cell>
          <table:table-cell office:value-type="string" calcext:value-type="string">
            <text:p>(CCMIN)</text:p>
          </table:table-cell>
        </table:table-row>
        <table:table-row table:style-name="ro1">
          <table:table-cell/>
          <table:table-cell office:value-type="float" office:value="34008" calcext:value-type="float">
            <text:p>34008</text:p>
          </table:table-cell>
          <table:table-cell office:value-type="float" office:value="34600" calcext:value-type="float">
            <text:p>34600</text:p>
          </table:table-cell>
          <table:table-cell office:value-type="string" calcext:value-type="string">
            <text:p><text:a xlink:href="https://fr.wikipedia.org/wiki/Les_Aires" xlink:type="simple">Les Aires</text:a></text:p>
          </table:table-cell>
          <table:table-cell table:style-name="ce4"/>
        </table:table-row>
        <table:table-row table:style-name="ro1">
          <table:table-cell/>
          <table:table-cell office:value-type="float" office:value="34009" calcext:value-type="float">
            <text:p>34009</text:p>
          </table:table-cell>
          <table:table-cell office:value-type="float" office:value="34290" calcext:value-type="float">
            <text:p>34290</text:p>
          </table:table-cell>
          <table:table-cell office:value-type="string" calcext:value-type="string">
            <text:p><text:a xlink:href="https://fr.wikipedia.org/wiki/Alignan-du-Vent" xlink:type="simple">Alignan-du-Vent</text:a></text:p>
          </table:table-cell>
          <table:table-cell office:value-type="string" calcext:value-type="string">
            <text:p>(CCPTHON)</text:p>
          </table:table-cell>
        </table:table-row>
        <table:table-row table:style-name="ro1">
          <table:table-cell/>
          <table:table-cell office:value-type="float" office:value="34010" calcext:value-type="float">
            <text:p>34010</text:p>
          </table:table-cell>
          <table:table-cell office:value-type="float" office:value="34150" calcext:value-type="float">
            <text:p>34150</text:p>
          </table:table-cell>
          <table:table-cell office:value-type="string" calcext:value-type="string">
            <text:p><text:a xlink:href="https://fr.wikipedia.org/wiki/Aniane" xlink:type="simple">Aniane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011" calcext:value-type="float">
            <text:p>34011</text:p>
          </table:table-cell>
          <table:table-cell office:value-type="float" office:value="34150" calcext:value-type="float">
            <text:p>34150</text:p>
          </table:table-cell>
          <table:table-cell office:value-type="string" calcext:value-type="string">
            <text:p><text:a xlink:href="https://fr.wikipedia.org/wiki/Arboras" xlink:type="simple">Arboras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012" calcext:value-type="float">
            <text:p>34012</text:p>
          </table:table-cell>
          <table:table-cell office:value-type="float" office:value="34380" calcext:value-type="float">
            <text:p>34380</text:p>
          </table:table-cell>
          <table:table-cell office:value-type="string" calcext:value-type="string">
            <text:p><text:a xlink:href="https://fr.wikipedia.org/wiki/Argelliers" xlink:type="simple">Argelliers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013" calcext:value-type="float">
            <text:p>34013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<text:a xlink:href="https://fr.wikipedia.org/wiki/Aspiran" xlink:type="simple">Aspiran</text:a></text:p>
          </table:table-cell>
          <table:table-cell office:value-type="string" calcext:value-type="string">
            <text:p>(CCCLERM)</text:p>
          </table:table-cell>
        </table:table-row>
        <table:table-row table:style-name="ro1">
          <table:table-cell/>
          <table:table-cell office:value-type="float" office:value="34014" calcext:value-type="float">
            <text:p>34014</text:p>
          </table:table-cell>
          <table:table-cell office:value-type="float" office:value="34820" calcext:value-type="float">
            <text:p>34820</text:p>
          </table:table-cell>
          <table:table-cell office:value-type="string" calcext:value-type="string">
            <text:p><text:a xlink:href="https://fr.wikipedia.org/wiki/Assas_%28Hérault%29" xlink:type="simple">Assas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015" calcext:value-type="float">
            <text:p>34015</text:p>
          </table:table-cell>
          <table:table-cell office:value-type="float" office:value="34360" calcext:value-type="float">
            <text:p>34360</text:p>
          </table:table-cell>
          <table:table-cell office:value-type="string" calcext:value-type="string">
            <text:p><text:a xlink:href="https://fr.wikipedia.org/wiki/Assignan" xlink:type="simple">Assignan</text:a></text:p>
          </table:table-cell>
          <table:table-cell office:value-type="string" calcext:value-type="string">
            <text:p>(CCS-CHIN)</text:p>
          </table:table-cell>
        </table:table-row>
        <table:table-row table:style-name="ro1">
          <table:table-cell/>
          <table:table-cell office:value-type="float" office:value="34016" calcext:value-type="float">
            <text:p>34016</text:p>
          </table:table-cell>
          <table:table-cell office:value-type="float" office:value="34230" calcext:value-type="float">
            <text:p>34230</text:p>
          </table:table-cell>
          <table:table-cell office:value-type="string" calcext:value-type="string">
            <text:p><text:a xlink:href="https://fr.wikipedia.org/wiki/Aumelas" xlink:type="simple">Aumelas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017" calcext:value-type="float">
            <text:p>34017</text:p>
          </table:table-cell>
          <table:table-cell office:value-type="float" office:value="34530" calcext:value-type="float">
            <text:p>34530</text:p>
          </table:table-cell>
          <table:table-cell office:value-type="string" calcext:value-type="string">
            <text:p><text:a xlink:href="https://fr.wikipedia.org/wiki/Aumes" xlink:type="simple">Aumes</text:a></text:p>
          </table:table-cell>
          <table:table-cell office:value-type="string" calcext:value-type="string">
            <text:p>(CAA)</text:p>
          </table:table-cell>
        </table:table-row>
        <table:table-row table:style-name="ro1">
          <table:table-cell/>
          <table:table-cell office:value-type="float" office:value="34018" calcext:value-type="float">
            <text:p>34018</text:p>
          </table:table-cell>
          <table:table-cell office:value-type="float" office:value="34480" calcext:value-type="float">
            <text:p>34480</text:p>
          </table:table-cell>
          <table:table-cell office:value-type="string" calcext:value-type="string">
            <text:p><text:a xlink:href="https://fr.wikipedia.org/wiki/Autignac" xlink:type="simple">Autignac</text:a></text:p>
          </table:table-cell>
          <table:table-cell office:value-type="string" calcext:value-type="string">
            <text:p>(CCFRAMPS)</text:p>
          </table:table-cell>
        </table:table-row>
        <table:table-row table:style-name="ro1">
          <table:table-cell/>
          <table:table-cell office:value-type="float" office:value="34019" calcext:value-type="float">
            <text:p>34019</text:p>
          </table:table-cell>
          <table:table-cell office:value-type="float" office:value="34260" calcext:value-type="float">
            <text:p>34260</text:p>
          </table:table-cell>
          <table:table-cell office:value-type="string" calcext:value-type="string">
            <text:p><text:a xlink:href="https://fr.wikipedia.org/wiki/Avène" xlink:type="simple">Avène</text:a></text:p>
          </table:table-cell>
          <table:table-cell table:style-name="ce4"/>
        </table:table-row>
        <table:table-row table:style-name="ro1">
          <table:table-cell/>
          <table:table-cell office:value-type="float" office:value="34020" calcext:value-type="float">
            <text:p>34020</text:p>
          </table:table-cell>
          <table:table-cell office:value-type="float" office:value="34210" calcext:value-type="float">
            <text:p>34210</text:p>
          </table:table-cell>
          <table:table-cell office:value-type="string" calcext:value-type="string">
            <text:p><text:a xlink:href="https://fr.wikipedia.org/wiki/Azillanet" xlink:type="simple">Azillanet</text:a></text:p>
          </table:table-cell>
          <table:table-cell office:value-type="string" calcext:value-type="string">
            <text:p>(CCMIN)</text:p>
          </table:table-cell>
        </table:table-row>
        <table:table-row table:style-name="ro1">
          <table:table-cell/>
          <table:table-cell office:value-type="float" office:value="34021" calcext:value-type="float">
            <text:p>34021</text:p>
          </table:table-cell>
          <table:table-cell office:value-type="float" office:value="34360" calcext:value-type="float">
            <text:p>34360</text:p>
          </table:table-cell>
          <table:table-cell office:value-type="string" calcext:value-type="string">
            <text:p><text:a xlink:href="https://fr.wikipedia.org/wiki/Babeau-Bouldoux" xlink:type="simple">Babeau-Bouldoux</text:a></text:p>
          </table:table-cell>
          <table:table-cell office:value-type="string" calcext:value-type="string">
            <text:p>(CCS-CHIN)</text:p>
          </table:table-cell>
        </table:table-row>
        <table:table-row table:style-name="ro1">
          <table:table-cell/>
          <table:table-cell office:value-type="float" office:value="34022" calcext:value-type="float">
            <text:p>34022</text:p>
          </table:table-cell>
          <table:table-cell office:value-type="float" office:value="34670" calcext:value-type="float">
            <text:p>34670</text:p>
          </table:table-cell>
          <table:table-cell office:value-type="string" calcext:value-type="string">
            <text:p><text:a xlink:href="https://fr.wikipedia.org/wiki/Baillargues" xlink:type="simple">Baillargues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023" calcext:value-type="float">
            <text:p>34023</text:p>
          </table:table-cell>
          <table:table-cell office:value-type="float" office:value="34540" calcext:value-type="float">
            <text:p>34540</text:p>
          </table:table-cell>
          <table:table-cell office:value-type="string" calcext:value-type="string">
            <text:p><text:a xlink:href="https://fr.wikipedia.org/wiki/Balaruc-les-Bains" xlink:type="simple">Balaruc-les-Bains</text:a></text:p>
          </table:table-cell>
          <table:table-cell office:value-type="string" calcext:value-type="string">
            <text:p>(CAS)</text:p>
          </table:table-cell>
        </table:table-row>
        <table:table-row table:style-name="ro1">
          <table:table-cell/>
          <table:table-cell office:value-type="float" office:value="34024" calcext:value-type="float">
            <text:p>34024</text:p>
          </table:table-cell>
          <table:table-cell office:value-type="float" office:value="34540" calcext:value-type="float">
            <text:p>34540</text:p>
          </table:table-cell>
          <table:table-cell office:value-type="string" calcext:value-type="string">
            <text:p><text:a xlink:href="https://fr.wikipedia.org/wiki/Balaruc-le-Vieux" xlink:type="simple">Balaruc-le-Vieux</text:a></text:p>
          </table:table-cell>
          <table:table-cell office:value-type="string" calcext:value-type="string">
            <text:p>(CAS)</text:p>
          </table:table-cell>
        </table:table-row>
        <table:table-row table:style-name="ro1">
          <table:table-cell/>
          <table:table-cell office:value-type="float" office:value="34025" calcext:value-type="float">
            <text:p>34025</text:p>
          </table:table-cell>
          <table:table-cell office:value-type="float" office:value="34290" calcext:value-type="float">
            <text:p>34290</text:p>
          </table:table-cell>
          <table:table-cell office:value-type="string" calcext:value-type="string">
            <text:p><text:a xlink:href="https://fr.wikipedia.org/wiki/Bassan_%28Hérault%29" xlink:type="simple">Bassan</text:a></text:p>
          </table:table-cell>
          <table:table-cell office:value-type="string" calcext:value-type="string">
            <text:p>(CAB)</text:p>
          </table:table-cell>
        </table:table-row>
        <table:table-row table:style-name="ro1">
          <table:table-cell/>
          <table:table-cell office:value-type="float" office:value="34026" calcext:value-type="float">
            <text:p>34026</text:p>
          </table:table-cell>
          <table:table-cell office:value-type="float" office:value="34210" calcext:value-type="float">
            <text:p>34210</text:p>
          </table:table-cell>
          <table:table-cell office:value-type="string" calcext:value-type="string">
            <text:p><text:a xlink:href="https://fr.wikipedia.org/wiki/Beaufort_%28Hérault%29" xlink:type="simple">Beaufort</text:a></text:p>
          </table:table-cell>
          <table:table-cell office:value-type="string" calcext:value-type="string">
            <text:p>(CCMIN)</text:p>
          </table:table-cell>
        </table:table-row>
        <table:table-row table:style-name="ro1">
          <table:table-cell/>
          <table:table-cell office:value-type="float" office:value="34027" calcext:value-type="float">
            <text:p>34027</text:p>
          </table:table-cell>
          <table:table-cell office:value-type="float" office:value="34160" calcext:value-type="float">
            <text:p>34160</text:p>
          </table:table-cell>
          <table:table-cell office:value-type="string" calcext:value-type="string">
            <text:p><text:a xlink:href="https://fr.wikipedia.org/wiki/Beaulieu_%28Hérault%29" xlink:type="simple">Beaulieu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028" calcext:value-type="float">
            <text:p>34028</text:p>
          </table:table-cell>
          <table:table-cell office:value-type="float" office:value="34600" calcext:value-type="float">
            <text:p>34600</text:p>
          </table:table-cell>
          <table:table-cell office:value-type="string" calcext:value-type="string">
            <text:p><text:a xlink:href="https://fr.wikipedia.org/wiki/Bédarieux" xlink:type="simple">Bédarieux</text:a></text:p>
          </table:table-cell>
          <table:table-cell table:style-name="ce4"/>
        </table:table-row>
        <table:table-row table:style-name="ro1">
          <table:table-cell/>
          <table:table-cell office:value-type="float" office:value="34029" calcext:value-type="float">
            <text:p>34029</text:p>
          </table:table-cell>
          <table:table-cell office:value-type="float" office:value="34230" calcext:value-type="float">
            <text:p>34230</text:p>
          </table:table-cell>
          <table:table-cell office:value-type="string" calcext:value-type="string">
            <text:p><text:a xlink:href="https://fr.wikipedia.org/wiki/Bélarga" xlink:type="simple">Bélarga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030" calcext:value-type="float">
            <text:p>34030</text:p>
          </table:table-cell>
          <table:table-cell office:value-type="float" office:value="34360" calcext:value-type="float">
            <text:p>34360</text:p>
          </table:table-cell>
          <table:table-cell office:value-type="string" calcext:value-type="string">
            <text:p><text:a xlink:href="https://fr.wikipedia.org/wiki/Berlou" xlink:type="simple">Berlou</text:a></text:p>
          </table:table-cell>
          <table:table-cell office:value-type="string" calcext:value-type="string">
            <text:p>(CCORBJ)</text:p>
          </table:table-cell>
        </table:table-row>
        <table:table-row table:style-name="ro1">
          <table:table-cell/>
          <table:table-cell office:value-type="float" office:value="34031" calcext:value-type="float">
            <text:p>34031</text:p>
          </table:table-cell>
          <table:table-cell office:value-type="float" office:value="34550" calcext:value-type="float">
            <text:p>34550</text:p>
          </table:table-cell>
          <table:table-cell office:value-type="string" calcext:value-type="string">
            <text:p><text:a xlink:href="https://fr.wikipedia.org/wiki/Bessan" xlink:type="simple">Bessan</text:a></text:p>
          </table:table-cell>
          <table:table-cell office:value-type="string" calcext:value-type="string">
            <text:p>(CAA)</text:p>
          </table:table-cell>
        </table:table-row>
        <table:table-row table:style-name="ro1">
          <table:table-cell/>
          <table:table-cell office:value-type="float" office:value="34032" calcext:value-type="float">
            <text:p>34032</text:p>
          </table:table-cell>
          <table:table-cell office:value-type="float" office:value="34500" calcext:value-type="float">
            <text:p>34500</text:p>
          </table:table-cell>
          <table:table-cell office:value-type="string" calcext:value-type="string">
            <text:p><text:a xlink:href="https://fr.wikipedia.org/wiki/Béziers" xlink:type="simple">Béziers</text:a></text:p>
          </table:table-cell>
          <table:table-cell office:value-type="string" calcext:value-type="string">
            <text:p>(CAB)</text:p>
          </table:table-cell>
        </table:table-row>
        <table:table-row table:style-name="ro1">
          <table:table-cell/>
          <table:table-cell office:value-type="float" office:value="34033" calcext:value-type="float">
            <text:p>34033</text:p>
          </table:table-cell>
          <table:table-cell office:value-type="float" office:value="34160" calcext:value-type="float">
            <text:p>34160</text:p>
          </table:table-cell>
          <table:table-cell office:value-type="string" calcext:value-type="string">
            <text:p><text:a xlink:href="https://fr.wikipedia.org/wiki/Boisseron" xlink:type="simple">Boisseron</text:a></text:p>
          </table:table-cell>
          <table:table-cell office:value-type="string" calcext:value-type="string">
            <text:p>(CCPLUN)</text:p>
          </table:table-cell>
        </table:table-row>
        <table:table-row table:style-name="ro1">
          <table:table-cell/>
          <table:table-cell office:value-type="float" office:value="34034" calcext:value-type="float">
            <text:p>34034</text:p>
          </table:table-cell>
          <table:table-cell office:value-type="float" office:value="34220" calcext:value-type="float">
            <text:p>34220</text:p>
          </table:table-cell>
          <table:table-cell office:value-type="string" calcext:value-type="string">
            <text:p><text:a xlink:href="https://fr.wikipedia.org/wiki/Boisset_%28Hérault%29" xlink:type="simple">Boisset</text:a></text:p>
          </table:table-cell>
          <table:table-cell office:value-type="string" calcext:value-type="string">
            <text:p>(CCPS-PON)</text:p>
          </table:table-cell>
        </table:table-row>
        <table:table-row table:style-name="ro1">
          <table:table-cell/>
          <table:table-cell office:value-type="float" office:value="34035" calcext:value-type="float">
            <text:p>34035</text:p>
          </table:table-cell>
          <table:table-cell office:value-type="float" office:value="34150" calcext:value-type="float">
            <text:p>34150</text:p>
          </table:table-cell>
          <table:table-cell office:value-type="string" calcext:value-type="string">
            <text:p><text:a xlink:href="https://fr.wikipedia.org/wiki/La_Boissière_%28Hérault%29" xlink:type="simple">La Boissière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036" calcext:value-type="float">
            <text:p>34036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<text:a xlink:href="https://fr.wikipedia.org/wiki/Le_Bosc_%28Hérault%29" xlink:type="simple">Le Bosc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037" calcext:value-type="float">
            <text:p>34037</text:p>
          </table:table-cell>
          <table:table-cell office:value-type="float" office:value="34760" calcext:value-type="float">
            <text:p>34760</text:p>
          </table:table-cell>
          <table:table-cell office:value-type="string" calcext:value-type="string">
            <text:p><text:a xlink:href="https://fr.wikipedia.org/wiki/Boujan-sur-Libron" xlink:type="simple">Boujan-sur-Libron</text:a></text:p>
          </table:table-cell>
          <table:table-cell office:value-type="string" calcext:value-type="string">
            <text:p>(CAB)</text:p>
          </table:table-cell>
        </table:table-row>
        <table:table-row table:style-name="ro3">
          <table:table-cell/>
          <table:table-cell office:value-type="float" office:value="34038" calcext:value-type="float">
            <text:p>34038</text:p>
          </table:table-cell>
          <table:table-cell office:value-type="float" office:value="34260" calcext:value-type="float">
            <text:p>34260</text:p>
          </table:table-cell>
          <table:table-cell office:value-type="string" calcext:value-type="string">
            <text:p><text:a xlink:href="https://fr.wikipedia.org/wiki/Le_Bousquet-d%27Orb" xlink:type="simple">Le Bousquet-d'Orb</text:a></text:p>
          </table:table-cell>
          <table:table-cell office:value-type="string" calcext:value-type="string">
            <text:p>(CCMONTSO)</text:p>
          </table:table-cell>
        </table:table-row>
        <table:table-row table:style-name="ro1">
          <table:table-cell/>
          <table:table-cell office:value-type="float" office:value="34039" calcext:value-type="float">
            <text:p>34039</text:p>
          </table:table-cell>
          <table:table-cell office:value-type="float" office:value="34140" calcext:value-type="float">
            <text:p>34140</text:p>
          </table:table-cell>
          <table:table-cell office:value-type="string" calcext:value-type="string">
            <text:p><text:a xlink:href="https://fr.wikipedia.org/wiki/Bouzigues" xlink:type="simple">Bouzigues</text:a></text:p>
          </table:table-cell>
          <table:table-cell office:value-type="string" calcext:value-type="string">
            <text:p>(CCNBT)</text:p>
          </table:table-cell>
        </table:table-row>
        <table:table-row table:style-name="ro1">
          <table:table-cell/>
          <table:table-cell office:value-type="float" office:value="34040" calcext:value-type="float">
            <text:p>34040</text:p>
          </table:table-cell>
          <table:table-cell office:value-type="float" office:value="34650" calcext:value-type="float">
            <text:p>34650</text:p>
          </table:table-cell>
          <table:table-cell office:value-type="string" calcext:value-type="string">
            <text:p><text:a xlink:href="https://fr.wikipedia.org/wiki/Brenas" xlink:type="simple">Brenas</text:a></text:p>
          </table:table-cell>
          <table:table-cell table:style-name="ce4"/>
        </table:table-row>
        <table:table-row table:style-name="ro1">
          <table:table-cell/>
          <table:table-cell office:value-type="float" office:value="34041" calcext:value-type="float">
            <text:p>34041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<text:a xlink:href="https://fr.wikipedia.org/wiki/Brignac_%28Hérault%29" xlink:type="simple">Brignac</text:a></text:p>
          </table:table-cell>
          <table:table-cell office:value-type="string" calcext:value-type="string">
            <text:p>(CCCLERM)</text:p>
          </table:table-cell>
        </table:table-row>
        <table:table-row table:style-name="ro1">
          <table:table-cell/>
          <table:table-cell office:value-type="float" office:value="34042" calcext:value-type="float">
            <text:p>34042</text:p>
          </table:table-cell>
          <table:table-cell office:value-type="float" office:value="34190" calcext:value-type="float">
            <text:p>34190</text:p>
          </table:table-cell>
          <table:table-cell office:value-type="string" calcext:value-type="string">
            <text:p><text:a xlink:href="https://fr.wikipedia.org/wiki/Brissac_%28Hérault%29" xlink:type="simple">Brissac</text:a></text:p>
          </table:table-cell>
          <table:table-cell office:value-type="string" calcext:value-type="string">
            <text:p>(CCCEVGS)</text:p>
          </table:table-cell>
        </table:table-row>
        <table:table-row table:style-name="ro1">
          <table:table-cell/>
          <table:table-cell office:value-type="float" office:value="34043" calcext:value-type="float">
            <text:p>34043</text:p>
          </table:table-cell>
          <table:table-cell office:value-type="float" office:value="34160" calcext:value-type="float">
            <text:p>34160</text:p>
          </table:table-cell>
          <table:table-cell office:value-type="string" calcext:value-type="string">
            <text:p><text:a xlink:href="https://fr.wikipedia.org/wiki/Buzignargues" xlink:type="simple">Buzignargues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044" calcext:value-type="float">
            <text:p>34044</text:p>
          </table:table-cell>
          <table:table-cell office:value-type="float" office:value="34480" calcext:value-type="float">
            <text:p>34480</text:p>
          </table:table-cell>
          <table:table-cell office:value-type="string" calcext:value-type="string">
            <text:p><text:a xlink:href="https://fr.wikipedia.org/wiki/Cabrerolles" xlink:type="simple">Cabrerolles</text:a></text:p>
          </table:table-cell>
          <table:table-cell office:value-type="string" calcext:value-type="string">
            <text:p>(CCFAUG)</text:p>
          </table:table-cell>
        </table:table-row>
        <table:table-row table:style-name="ro1">
          <table:table-cell/>
          <table:table-cell office:value-type="float" office:value="34045" calcext:value-type="float">
            <text:p>34045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<text:a xlink:href="https://fr.wikipedia.org/wiki/Cabrières_%28Hérault%29" xlink:type="simple">Cabrières</text:a></text:p>
          </table:table-cell>
          <table:table-cell office:value-type="string" calcext:value-type="string">
            <text:p>(CCCLERM)</text:p>
          </table:table-cell>
        </table:table-row>
        <table:table-row table:style-name="ro3">
          <table:table-cell/>
          <table:table-cell office:value-type="float" office:value="34046" calcext:value-type="float">
            <text:p>34046</text:p>
          </table:table-cell>
          <table:table-cell office:value-type="float" office:value="34330" calcext:value-type="float">
            <text:p>34330</text:p>
          </table:table-cell>
          <table:table-cell office:value-type="string" calcext:value-type="string">
            <text:p><text:a xlink:href="https://fr.wikipedia.org/wiki/Cambon-et-Salvergues" xlink:type="simple">Cambon-et-Salvergues</text:a></text:p>
          </table:table-cell>
          <table:table-cell office:value-type="string" calcext:value-type="string">
            <text:p>(CCMONTHL)</text:p>
          </table:table-cell>
        </table:table-row>
        <table:table-row table:style-name="ro1">
          <table:table-cell/>
          <table:table-cell office:value-type="float" office:value="34047" calcext:value-type="float">
            <text:p>34047</text:p>
          </table:table-cell>
          <table:table-cell office:value-type="float" office:value="34230" calcext:value-type="float">
            <text:p>34230</text:p>
          </table:table-cell>
          <table:table-cell office:value-type="string" calcext:value-type="string">
            <text:p><text:a xlink:href="https://fr.wikipedia.org/wiki/Campagnan" xlink:type="simple">Campagnan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048" calcext:value-type="float">
            <text:p>34048</text:p>
          </table:table-cell>
          <table:table-cell office:value-type="float" office:value="34160" calcext:value-type="float">
            <text:p>34160</text:p>
          </table:table-cell>
          <table:table-cell office:value-type="string" calcext:value-type="string">
            <text:p><text:a xlink:href="https://fr.wikipedia.org/wiki/Campagne_%28Hérault%29" xlink:type="simple">Campagne</text:a></text:p>
          </table:table-cell>
          <table:table-cell office:value-type="string" calcext:value-type="string">
            <text:p>(CCPLUN)</text:p>
          </table:table-cell>
        </table:table-row>
        <table:table-row table:style-name="ro3">
          <table:table-cell/>
          <table:table-cell office:value-type="float" office:value="34049" calcext:value-type="float">
            <text:p>34049</text:p>
          </table:table-cell>
          <table:table-cell office:value-type="float" office:value="34260" calcext:value-type="float">
            <text:p>34260</text:p>
          </table:table-cell>
          <table:table-cell office:value-type="string" calcext:value-type="string">
            <text:p><text:a xlink:href="https://fr.wikipedia.org/wiki/Camplong_%28Hérault%29" xlink:type="simple">Camplong</text:a></text:p>
          </table:table-cell>
          <table:table-cell office:value-type="string" calcext:value-type="string">
            <text:p>(CCMONTSO)</text:p>
          </table:table-cell>
        </table:table-row>
        <table:table-row table:style-name="ro1">
          <table:table-cell/>
          <table:table-cell office:value-type="float" office:value="34050" calcext:value-type="float">
            <text:p>34050</text:p>
          </table:table-cell>
          <table:table-cell office:value-type="float" office:value="34130" calcext:value-type="float">
            <text:p>34130</text:p>
          </table:table-cell>
          <table:table-cell office:value-type="string" calcext:value-type="string">
            <text:p><text:a xlink:href="https://fr.wikipedia.org/wiki/Candillargues" xlink:type="simple">Candillargues</text:a></text:p>
          </table:table-cell>
          <table:table-cell office:value-type="string" calcext:value-type="string">
            <text:p>(CAPOR)</text:p>
          </table:table-cell>
        </table:table-row>
        <table:table-row table:style-name="ro1">
          <table:table-cell/>
          <table:table-cell office:value-type="float" office:value="34051" calcext:value-type="float">
            <text:p>34051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<text:a xlink:href="https://fr.wikipedia.org/wiki/Canet_%28Hérault%29" xlink:type="simple">Canet</text:a></text:p>
          </table:table-cell>
          <table:table-cell office:value-type="string" calcext:value-type="string">
            <text:p>(CCCLERM)</text:p>
          </table:table-cell>
        </table:table-row>
        <table:table-row table:style-name="ro1">
          <table:table-cell/>
          <table:table-cell office:value-type="float" office:value="34052" calcext:value-type="float">
            <text:p>34052</text:p>
          </table:table-cell>
          <table:table-cell office:value-type="float" office:value="34310" calcext:value-type="float">
            <text:p>34310</text:p>
          </table:table-cell>
          <table:table-cell office:value-type="string" calcext:value-type="string">
            <text:p><text:a xlink:href="https://fr.wikipedia.org/wiki/Capestang" xlink:type="simple">Capestang</text:a></text:p>
          </table:table-cell>
          <table:table-cell office:value-type="string" calcext:value-type="string">
            <text:p>(CCCANLIR)</text:p>
          </table:table-cell>
        </table:table-row>
        <table:table-row table:style-name="ro1">
          <table:table-cell/>
          <table:table-cell office:value-type="float" office:value="34053" calcext:value-type="float">
            <text:p>34053</text:p>
          </table:table-cell>
          <table:table-cell office:value-type="float" office:value="34600" calcext:value-type="float">
            <text:p>34600</text:p>
          </table:table-cell>
          <table:table-cell office:value-type="string" calcext:value-type="string">
            <text:p><text:a xlink:href="https://fr.wikipedia.org/wiki/Carlencas-et-Levas" xlink:type="simple">Carlencas-et-Levas</text:a></text:p>
          </table:table-cell>
          <table:table-cell table:style-name="ce4"/>
        </table:table-row>
        <table:table-row table:style-name="ro1">
          <table:table-cell/>
          <table:table-cell office:value-type="float" office:value="34054" calcext:value-type="float">
            <text:p>34054</text:p>
          </table:table-cell>
          <table:table-cell office:value-type="float" office:value="34210" calcext:value-type="float">
            <text:p>34210</text:p>
          </table:table-cell>
          <table:table-cell office:value-type="string" calcext:value-type="string">
            <text:p><text:a xlink:href="https://fr.wikipedia.org/wiki/Cassagnoles_%28Hérault%29" xlink:type="simple">Cassagnoles</text:a></text:p>
          </table:table-cell>
          <table:table-cell office:value-type="string" calcext:value-type="string">
            <text:p>(CCMIN)</text:p>
          </table:table-cell>
        </table:table-row>
        <table:table-row table:style-name="ro3">
          <table:table-cell/>
          <table:table-cell office:value-type="float" office:value="34055" calcext:value-type="float">
            <text:p>34055</text:p>
          </table:table-cell>
          <table:table-cell office:value-type="float" office:value="34610" calcext:value-type="float">
            <text:p>34610</text:p>
          </table:table-cell>
          <table:table-cell office:value-type="string" calcext:value-type="string">
            <text:p><text:a xlink:href="https://fr.wikipedia.org/wiki/Castanet-le-Haut" xlink:type="simple">Castanet-le-Haut</text:a></text:p>
          </table:table-cell>
          <table:table-cell office:value-type="string" calcext:value-type="string">
            <text:p>(CCMONTHL)</text:p>
          </table:table-cell>
        </table:table-row>
        <table:table-row table:style-name="ro1">
          <table:table-cell/>
          <table:table-cell office:value-type="float" office:value="34056" calcext:value-type="float">
            <text:p>34056</text:p>
          </table:table-cell>
          <table:table-cell office:value-type="float" office:value="34120" calcext:value-type="float">
            <text:p>34120</text:p>
          </table:table-cell>
          <table:table-cell office:value-type="string" calcext:value-type="string">
            <text:p><text:a xlink:href="https://fr.wikipedia.org/wiki/Castelnau-de-Guers" xlink:type="simple">Castelnau-de-Guers</text:a></text:p>
          </table:table-cell>
          <table:table-cell office:value-type="string" calcext:value-type="string">
            <text:p>(CAA)</text:p>
          </table:table-cell>
        </table:table-row>
        <table:table-row table:style-name="ro1">
          <table:table-cell/>
          <table:table-cell office:value-type="float" office:value="34057" calcext:value-type="float">
            <text:p>34057</text:p>
          </table:table-cell>
          <table:table-cell office:value-type="float" office:value="34170" calcext:value-type="float">
            <text:p>34170</text:p>
          </table:table-cell>
          <table:table-cell office:value-type="string" calcext:value-type="string">
            <text:p><text:a xlink:href="https://fr.wikipedia.org/wiki/Castelnau-le-Lez" xlink:type="simple">Castelnau-le-Lez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058" calcext:value-type="float">
            <text:p>34058</text:p>
          </table:table-cell>
          <table:table-cell office:value-type="float" office:value="34160" calcext:value-type="float">
            <text:p>34160</text:p>
          </table:table-cell>
          <table:table-cell office:value-type="string" calcext:value-type="string">
            <text:p><text:a xlink:href="https://fr.wikipedia.org/wiki/Castries_%28Hérault%29" xlink:type="simple">Castries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059" calcext:value-type="float">
            <text:p>34059</text:p>
          </table:table-cell>
          <table:table-cell office:value-type="float" office:value="34210" calcext:value-type="float">
            <text:p>34210</text:p>
          </table:table-cell>
          <table:table-cell office:value-type="string" calcext:value-type="string">
            <text:p><text:a xlink:href="https://fr.wikipedia.org/wiki/La_Caunette" xlink:type="simple">La Caunette</text:a></text:p>
          </table:table-cell>
          <table:table-cell office:value-type="string" calcext:value-type="string">
            <text:p>(CCMIN)</text:p>
          </table:table-cell>
        </table:table-row>
        <table:table-row table:style-name="ro1">
          <table:table-cell/>
          <table:table-cell office:value-type="float" office:value="34060" calcext:value-type="float">
            <text:p>34060</text:p>
          </table:table-cell>
          <table:table-cell office:value-type="float" office:value="34380" calcext:value-type="float">
            <text:p>34380</text:p>
          </table:table-cell>
          <table:table-cell office:value-type="string" calcext:value-type="string">
            <text:p><text:a xlink:href="https://fr.wikipedia.org/wiki/Causse-de-la-Selle" xlink:type="simple">Causse-de-la-Selle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061" calcext:value-type="float">
            <text:p>34061</text:p>
          </table:table-cell>
          <table:table-cell office:value-type="float" office:value="34490" calcext:value-type="float">
            <text:p>34490</text:p>
          </table:table-cell>
          <table:table-cell office:value-type="string" calcext:value-type="string">
            <text:p><text:a xlink:href="https://fr.wikipedia.org/wiki/Causses-et-Veyran" xlink:type="simple">Causses-et-Veyran</text:a></text:p>
          </table:table-cell>
          <table:table-cell office:value-type="string" calcext:value-type="string">
            <text:p>(CCORBT)</text:p>
          </table:table-cell>
        </table:table-row>
        <table:table-row table:style-name="ro1">
          <table:table-cell/>
          <table:table-cell office:value-type="float" office:value="34062" calcext:value-type="float">
            <text:p>34062</text:p>
          </table:table-cell>
          <table:table-cell office:value-type="float" office:value="34600" calcext:value-type="float">
            <text:p>34600</text:p>
          </table:table-cell>
          <table:table-cell office:value-type="string" calcext:value-type="string">
            <text:p><text:a xlink:href="https://fr.wikipedia.org/wiki/Caussiniojouls" xlink:type="simple">Caussiniojouls</text:a></text:p>
          </table:table-cell>
          <table:table-cell office:value-type="string" calcext:value-type="string">
            <text:p>(CCFAUG)</text:p>
          </table:table-cell>
        </table:table-row>
        <table:table-row table:style-name="ro1">
          <table:table-cell/>
          <table:table-cell office:value-type="float" office:value="34063" calcext:value-type="float">
            <text:p>34063</text:p>
          </table:table-cell>
          <table:table-cell office:value-type="float" office:value="34720" calcext:value-type="float">
            <text:p>34720</text:p>
          </table:table-cell>
          <table:table-cell office:value-type="string" calcext:value-type="string">
            <text:p><text:a xlink:href="https://fr.wikipedia.org/wiki/Caux" xlink:type="simple">Caux</text:a></text:p>
          </table:table-cell>
          <table:table-cell office:value-type="string" calcext:value-type="string">
            <text:p>(CAA)</text:p>
          </table:table-cell>
        </table:table-row>
        <table:table-row table:style-name="ro1">
          <table:table-cell/>
          <table:table-cell office:value-type="float" office:value="34064" calcext:value-type="float">
            <text:p>34064</text:p>
          </table:table-cell>
          <table:table-cell office:value-type="float" office:value="34520" calcext:value-type="float">
            <text:p>34520</text:p>
          </table:table-cell>
          <table:table-cell office:value-type="string" calcext:value-type="string">
            <text:p><text:a xlink:href="https://fr.wikipedia.org/wiki/Le_Caylar" xlink:type="simple">Le Caylar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065" calcext:value-type="float">
            <text:p>34065</text:p>
          </table:table-cell>
          <table:table-cell office:value-type="float" office:value="34460" calcext:value-type="float">
            <text:p>34460</text:p>
          </table:table-cell>
          <table:table-cell office:value-type="string" calcext:value-type="string">
            <text:p><text:a xlink:href="https://fr.wikipedia.org/wiki/Cazedarnes" xlink:type="simple">Cazedarnes</text:a></text:p>
          </table:table-cell>
          <table:table-cell office:value-type="string" calcext:value-type="string">
            <text:p>(CCS-CHIN)</text:p>
          </table:table-cell>
        </table:table-row>
        <table:table-row table:style-name="ro1">
          <table:table-cell/>
          <table:table-cell office:value-type="float" office:value="34066" calcext:value-type="float">
            <text:p>34066</text:p>
          </table:table-cell>
          <table:table-cell office:value-type="float" office:value="34270" calcext:value-type="float">
            <text:p>34270</text:p>
          </table:table-cell>
          <table:table-cell office:value-type="string" calcext:value-type="string">
            <text:p><text:a xlink:href="https://fr.wikipedia.org/wiki/Cazevieille" xlink:type="simple">Cazevieille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067" calcext:value-type="float">
            <text:p>34067</text:p>
          </table:table-cell>
          <table:table-cell office:value-type="float" office:value="34190" calcext:value-type="float">
            <text:p>34190</text:p>
          </table:table-cell>
          <table:table-cell office:value-type="string" calcext:value-type="string">
            <text:p><text:a xlink:href="https://fr.wikipedia.org/wiki/Cazilhac_%28Hérault%29" xlink:type="simple">Cazilhac</text:a></text:p>
          </table:table-cell>
          <table:table-cell office:value-type="string" calcext:value-type="string">
            <text:p>(CCCEVGS)</text:p>
          </table:table-cell>
        </table:table-row>
        <table:table-row table:style-name="ro1">
          <table:table-cell/>
          <table:table-cell office:value-type="float" office:value="34068" calcext:value-type="float">
            <text:p>34068</text:p>
          </table:table-cell>
          <table:table-cell office:value-type="float" office:value="34120" calcext:value-type="float">
            <text:p>34120</text:p>
          </table:table-cell>
          <table:table-cell office:value-type="string" calcext:value-type="string">
            <text:p><text:a xlink:href="https://fr.wikipedia.org/wiki/Cazouls-d%27Hérault" xlink:type="simple">Cazouls-d'Hérault</text:a></text:p>
          </table:table-cell>
          <table:table-cell office:value-type="string" calcext:value-type="string">
            <text:p>(CAA)</text:p>
          </table:table-cell>
        </table:table-row>
        <table:table-row table:style-name="ro1">
          <table:table-cell/>
          <table:table-cell office:value-type="float" office:value="34069" calcext:value-type="float">
            <text:p>34069</text:p>
          </table:table-cell>
          <table:table-cell office:value-type="float" office:value="34370" calcext:value-type="float">
            <text:p>34370</text:p>
          </table:table-cell>
          <table:table-cell office:value-type="string" calcext:value-type="string">
            <text:p><text:a xlink:href="https://fr.wikipedia.org/wiki/Cazouls-lès-Béziers" xlink:type="simple">Cazouls-lès-Béziers</text:a></text:p>
          </table:table-cell>
          <table:table-cell office:value-type="string" calcext:value-type="string">
            <text:p>(CCDOM)</text:p>
          </table:table-cell>
        </table:table-row>
        <table:table-row table:style-name="ro1">
          <table:table-cell/>
          <table:table-cell office:value-type="float" office:value="34070" calcext:value-type="float">
            <text:p>34070</text:p>
          </table:table-cell>
          <table:table-cell office:value-type="float" office:value="34360" calcext:value-type="float">
            <text:p>34360</text:p>
          </table:table-cell>
          <table:table-cell office:value-type="string" calcext:value-type="string">
            <text:p><text:a xlink:href="https://fr.wikipedia.org/wiki/Cébazan" xlink:type="simple">Cébazan</text:a></text:p>
          </table:table-cell>
          <table:table-cell office:value-type="string" calcext:value-type="string">
            <text:p>(CCS-CHIN)</text:p>
          </table:table-cell>
        </table:table-row>
        <table:table-row table:style-name="ro1">
          <table:table-cell/>
          <table:table-cell office:value-type="float" office:value="34071" calcext:value-type="float">
            <text:p>34071</text:p>
          </table:table-cell>
          <table:table-cell office:value-type="float" office:value="34260" calcext:value-type="float">
            <text:p>34260</text:p>
          </table:table-cell>
          <table:table-cell office:value-type="string" calcext:value-type="string">
            <text:p><text:a xlink:href="https://fr.wikipedia.org/wiki/Ceilhes-et-Rocozels" xlink:type="simple">Ceilhes-et-Rocozels</text:a></text:p>
          </table:table-cell>
          <table:table-cell table:style-name="ce4"/>
        </table:table-row>
        <table:table-row table:style-name="ro1">
          <table:table-cell/>
          <table:table-cell office:value-type="float" office:value="34072" calcext:value-type="float">
            <text:p>34072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<text:a xlink:href="https://fr.wikipedia.org/wiki/Celles_%28Hérault%29" xlink:type="simple">Celles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073" calcext:value-type="float">
            <text:p>34073</text:p>
          </table:table-cell>
          <table:table-cell office:value-type="float" office:value="34420" calcext:value-type="float">
            <text:p>34420</text:p>
          </table:table-cell>
          <table:table-cell office:value-type="string" calcext:value-type="string">
            <text:p><text:a xlink:href="https://fr.wikipedia.org/wiki/Cers" xlink:type="simple">Cers</text:a></text:p>
          </table:table-cell>
          <table:table-cell office:value-type="string" calcext:value-type="string">
            <text:p>(CAB)</text:p>
          </table:table-cell>
        </table:table-row>
        <table:table-row table:style-name="ro1">
          <table:table-cell/>
          <table:table-cell office:value-type="float" office:value="34074" calcext:value-type="float">
            <text:p>34074</text:p>
          </table:table-cell>
          <table:table-cell office:value-type="float" office:value="34460" calcext:value-type="float">
            <text:p>34460</text:p>
          </table:table-cell>
          <table:table-cell office:value-type="string" calcext:value-type="string">
            <text:p><text:a xlink:href="https://fr.wikipedia.org/wiki/Cessenon-sur-Orb" xlink:type="simple">Cessenon-sur-Orb</text:a></text:p>
          </table:table-cell>
          <table:table-cell office:value-type="string" calcext:value-type="string">
            <text:p>(CCS-CHIN)</text:p>
          </table:table-cell>
        </table:table-row>
        <table:table-row table:style-name="ro1">
          <table:table-cell/>
          <table:table-cell office:value-type="float" office:value="34075" calcext:value-type="float">
            <text:p>34075</text:p>
          </table:table-cell>
          <table:table-cell office:value-type="float" office:value="34210" calcext:value-type="float">
            <text:p>34210</text:p>
          </table:table-cell>
          <table:table-cell office:value-type="string" calcext:value-type="string">
            <text:p><text:a xlink:href="https://fr.wikipedia.org/wiki/Cesseras" xlink:type="simple">Cesseras</text:a></text:p>
          </table:table-cell>
          <table:table-cell office:value-type="string" calcext:value-type="string">
            <text:p>(CCMIN)</text:p>
          </table:table-cell>
        </table:table-row>
        <table:table-row table:style-name="ro1">
          <table:table-cell/>
          <table:table-cell office:value-type="float" office:value="34076" calcext:value-type="float">
            <text:p>34076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<text:a xlink:href="https://fr.wikipedia.org/wiki/Ceyras" xlink:type="simple">Ceyras</text:a></text:p>
          </table:table-cell>
          <table:table-cell office:value-type="string" calcext:value-type="string">
            <text:p>(CCCLERM)</text:p>
          </table:table-cell>
        </table:table-row>
        <table:table-row table:style-name="ro1">
          <table:table-cell/>
          <table:table-cell office:value-type="float" office:value="34077" calcext:value-type="float">
            <text:p>34077</text:p>
          </table:table-cell>
          <table:table-cell office:value-type="float" office:value="34830" calcext:value-type="float">
            <text:p>34830</text:p>
          </table:table-cell>
          <table:table-cell office:value-type="string" calcext:value-type="string">
            <text:p><text:a xlink:href="https://fr.wikipedia.org/wiki/Clapiers" xlink:type="simple">Clapiers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078" calcext:value-type="float">
            <text:p>34078</text:p>
          </table:table-cell>
          <table:table-cell office:value-type="float" office:value="34270" calcext:value-type="float">
            <text:p>34270</text:p>
          </table:table-cell>
          <table:table-cell office:value-type="string" calcext:value-type="string">
            <text:p><text:a xlink:href="https://fr.wikipedia.org/wiki/Claret_%28Hérault%29" xlink:type="simple">Claret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079" calcext:value-type="float">
            <text:p>34079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<text:a xlink:href="https://fr.wikipedia.org/wiki/Clermont-l%27Hérault" xlink:type="simple">Clermont-l'Hérault</text:a></text:p>
          </table:table-cell>
          <table:table-cell office:value-type="string" calcext:value-type="string">
            <text:p>(CCCLERM)</text:p>
          </table:table-cell>
        </table:table-row>
        <table:table-row table:style-name="ro1">
          <table:table-cell/>
          <table:table-cell office:value-type="float" office:value="34080" calcext:value-type="float">
            <text:p>34080</text:p>
          </table:table-cell>
          <table:table-cell office:value-type="float" office:value="34390" calcext:value-type="float">
            <text:p>34390</text:p>
          </table:table-cell>
          <table:table-cell office:value-type="string" calcext:value-type="string">
            <text:p><text:a xlink:href="https://fr.wikipedia.org/wiki/Colombières-sur-Orb" xlink:type="simple">Colombières-sur-Orb</text:a></text:p>
          </table:table-cell>
          <table:table-cell office:value-type="string" calcext:value-type="string">
            <text:p>(CCORBJ)</text:p>
          </table:table-cell>
        </table:table-row>
        <table:table-row table:style-name="ro1">
          <table:table-cell/>
          <table:table-cell office:value-type="float" office:value="34081" calcext:value-type="float">
            <text:p>34081</text:p>
          </table:table-cell>
          <table:table-cell office:value-type="float" office:value="34440" calcext:value-type="float">
            <text:p>34440</text:p>
          </table:table-cell>
          <table:table-cell office:value-type="string" calcext:value-type="string">
            <text:p><text:a xlink:href="https://fr.wikipedia.org/wiki/Colombiers_%28Hérault%29" xlink:type="simple">Colombiers</text:a></text:p>
          </table:table-cell>
          <table:table-cell office:value-type="string" calcext:value-type="string">
            <text:p>(CCDOM)</text:p>
          </table:table-cell>
        </table:table-row>
        <table:table-row table:style-name="ro1">
          <table:table-cell/>
          <table:table-cell office:value-type="float" office:value="34082" calcext:value-type="float">
            <text:p>34082</text:p>
          </table:table-cell>
          <table:table-cell office:value-type="float" office:value="34980" calcext:value-type="float">
            <text:p>34980</text:p>
          </table:table-cell>
          <table:table-cell office:value-type="string" calcext:value-type="string">
            <text:p><text:a xlink:href="https://fr.wikipedia.org/wiki/Combaillaux" xlink:type="simple">Combaillaux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083" calcext:value-type="float">
            <text:p>34083</text:p>
          </table:table-cell>
          <table:table-cell office:value-type="float" office:value="34240" calcext:value-type="float">
            <text:p>34240</text:p>
          </table:table-cell>
          <table:table-cell office:value-type="string" calcext:value-type="string">
            <text:p><text:a xlink:href="https://fr.wikipedia.org/wiki/Combes_%28Hérault%29" xlink:type="simple">Combes</text:a></text:p>
          </table:table-cell>
          <table:table-cell table:style-name="ce4"/>
        </table:table-row>
        <table:table-row table:style-name="ro1">
          <table:table-cell/>
          <table:table-cell office:value-type="float" office:value="34084" calcext:value-type="float">
            <text:p>34084</text:p>
          </table:table-cell>
          <table:table-cell office:value-type="float" office:value="34490" calcext:value-type="float">
            <text:p>34490</text:p>
          </table:table-cell>
          <table:table-cell office:value-type="string" calcext:value-type="string">
            <text:p><text:a xlink:href="https://fr.wikipedia.org/wiki/Corneilhan" xlink:type="simple">Corneilhan</text:a></text:p>
          </table:table-cell>
          <table:table-cell office:value-type="string" calcext:value-type="string">
            <text:p>(CAB)</text:p>
          </table:table-cell>
        </table:table-row>
        <table:table-row table:style-name="ro1">
          <table:table-cell/>
          <table:table-cell office:value-type="float" office:value="34085" calcext:value-type="float">
            <text:p>34085</text:p>
          </table:table-cell>
          <table:table-cell office:value-type="float" office:value="34290" calcext:value-type="float">
            <text:p>34290</text:p>
          </table:table-cell>
          <table:table-cell office:value-type="string" calcext:value-type="string">
            <text:p><text:a xlink:href="https://fr.wikipedia.org/wiki/Coulobres" xlink:type="simple">Coulobres</text:a></text:p>
          </table:table-cell>
          <table:table-cell office:value-type="string" calcext:value-type="string">
            <text:p>(CCPTHON)</text:p>
          </table:table-cell>
        </table:table-row>
        <table:table-row table:style-name="ro1">
          <table:table-cell/>
          <table:table-cell office:value-type="float" office:value="34086" calcext:value-type="float">
            <text:p>34086</text:p>
          </table:table-cell>
          <table:table-cell office:value-type="float" office:value="34220" calcext:value-type="float">
            <text:p>34220</text:p>
          </table:table-cell>
          <table:table-cell office:value-type="string" calcext:value-type="string">
            <text:p><text:a xlink:href="https://fr.wikipedia.org/wiki/Courniou" xlink:type="simple">Courniou</text:a></text:p>
          </table:table-cell>
          <table:table-cell office:value-type="string" calcext:value-type="string">
            <text:p>(CCPS-PON)</text:p>
          </table:table-cell>
        </table:table-row>
        <table:table-row table:style-name="ro1">
          <table:table-cell/>
          <table:table-cell office:value-type="float" office:value="34087" calcext:value-type="float">
            <text:p>34087</text:p>
          </table:table-cell>
          <table:table-cell office:value-type="float" office:value="34660" calcext:value-type="float">
            <text:p>34660</text:p>
          </table:table-cell>
          <table:table-cell office:value-type="string" calcext:value-type="string">
            <text:p><text:a xlink:href="https://fr.wikipedia.org/wiki/Cournonsec" xlink:type="simple">Cournonsec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088" calcext:value-type="float">
            <text:p>34088</text:p>
          </table:table-cell>
          <table:table-cell office:value-type="float" office:value="34660" calcext:value-type="float">
            <text:p>34660</text:p>
          </table:table-cell>
          <table:table-cell office:value-type="string" calcext:value-type="string">
            <text:p><text:a xlink:href="https://fr.wikipedia.org/wiki/Cournonterral" xlink:type="simple">Cournonterral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089" calcext:value-type="float">
            <text:p>34089</text:p>
          </table:table-cell>
          <table:table-cell office:value-type="float" office:value="34370" calcext:value-type="float">
            <text:p>34370</text:p>
          </table:table-cell>
          <table:table-cell office:value-type="string" calcext:value-type="string">
            <text:p><text:a xlink:href="https://fr.wikipedia.org/wiki/Creissan" xlink:type="simple">Creissan</text:a></text:p>
          </table:table-cell>
          <table:table-cell office:value-type="string" calcext:value-type="string">
            <text:p>(CCCANLIR)</text:p>
          </table:table-cell>
        </table:table-row>
        <table:table-row table:style-name="ro1">
          <table:table-cell/>
          <table:table-cell office:value-type="float" office:value="34090" calcext:value-type="float">
            <text:p>34090</text:p>
          </table:table-cell>
          <table:table-cell office:value-type="float" office:value="34920" calcext:value-type="float">
            <text:p>34920</text:p>
          </table:table-cell>
          <table:table-cell office:value-type="string" calcext:value-type="string">
            <text:p><text:a xlink:href="https://fr.wikipedia.org/wiki/Le_Crès" xlink:type="simple">Le Crès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091" calcext:value-type="float">
            <text:p>34091</text:p>
          </table:table-cell>
          <table:table-cell office:value-type="float" office:value="34520" calcext:value-type="float">
            <text:p>34520</text:p>
          </table:table-cell>
          <table:table-cell office:value-type="string" calcext:value-type="string">
            <text:p><text:a xlink:href="https://fr.wikipedia.org/wiki/Le_Cros" xlink:type="simple">Le Cros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092" calcext:value-type="float">
            <text:p>34092</text:p>
          </table:table-cell>
          <table:table-cell office:value-type="float" office:value="34310" calcext:value-type="float">
            <text:p>34310</text:p>
          </table:table-cell>
          <table:table-cell office:value-type="string" calcext:value-type="string">
            <text:p><text:a xlink:href="https://fr.wikipedia.org/wiki/Cruzy" xlink:type="simple">Cruzy</text:a></text:p>
          </table:table-cell>
          <table:table-cell office:value-type="string" calcext:value-type="string">
            <text:p>(CCCANLIR)</text:p>
          </table:table-cell>
        </table:table-row>
        <table:table-row table:style-name="ro1">
          <table:table-cell/>
          <table:table-cell office:value-type="float" office:value="34093" calcext:value-type="float">
            <text:p>34093</text:p>
          </table:table-cell>
          <table:table-cell office:value-type="float" office:value="34650" calcext:value-type="float">
            <text:p>34650</text:p>
          </table:table-cell>
          <table:table-cell office:value-type="string" calcext:value-type="string">
            <text:p><text:a xlink:href="https://fr.wikipedia.org/wiki/Dio-et-Valquières" xlink:type="simple">Dio-et-Valquières</text:a></text:p>
          </table:table-cell>
          <table:table-cell table:style-name="ce4"/>
        </table:table-row>
        <table:table-row table:style-name="ro1">
          <table:table-cell/>
          <table:table-cell office:value-type="float" office:value="34094" calcext:value-type="float">
            <text:p>34094</text:p>
          </table:table-cell>
          <table:table-cell office:value-type="float" office:value="34290" calcext:value-type="float">
            <text:p>34290</text:p>
          </table:table-cell>
          <table:table-cell office:value-type="string" calcext:value-type="string">
            <text:p><text:a xlink:href="https://fr.wikipedia.org/wiki/Espondeilhan" xlink:type="simple">Espondeilhan</text:a></text:p>
          </table:table-cell>
          <table:table-cell office:value-type="string" calcext:value-type="string">
            <text:p>(CAB)</text:p>
          </table:table-cell>
        </table:table-row>
        <table:table-row table:style-name="ro1">
          <table:table-cell/>
          <table:table-cell office:value-type="float" office:value="34095" calcext:value-type="float">
            <text:p>34095</text:p>
          </table:table-cell>
          <table:table-cell office:value-type="float" office:value="34690" calcext:value-type="float">
            <text:p>34690</text:p>
          </table:table-cell>
          <table:table-cell office:value-type="string" calcext:value-type="string">
            <text:p><text:a xlink:href="https://fr.wikipedia.org/wiki/Fabrègues" xlink:type="simple">Fabrègues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096" calcext:value-type="float">
            <text:p>34096</text:p>
          </table:table-cell>
          <table:table-cell office:value-type="float" office:value="34600" calcext:value-type="float">
            <text:p>34600</text:p>
          </table:table-cell>
          <table:table-cell office:value-type="string" calcext:value-type="string">
            <text:p><text:a xlink:href="https://fr.wikipedia.org/wiki/Faugères_%28Hérault%29" xlink:type="simple">Faugères</text:a></text:p>
          </table:table-cell>
          <table:table-cell office:value-type="string" calcext:value-type="string">
            <text:p>(CCFAUG)</text:p>
          </table:table-cell>
        </table:table-row>
        <table:table-row table:style-name="ro1">
          <table:table-cell/>
          <table:table-cell office:value-type="float" office:value="34097" calcext:value-type="float">
            <text:p>34097</text:p>
          </table:table-cell>
          <table:table-cell office:value-type="float" office:value="34210" calcext:value-type="float">
            <text:p>34210</text:p>
          </table:table-cell>
          <table:table-cell office:value-type="string" calcext:value-type="string">
            <text:p><text:a xlink:href="https://fr.wikipedia.org/wiki/Félines-Minervois" xlink:type="simple">Félines-Minervois</text:a></text:p>
          </table:table-cell>
          <table:table-cell office:value-type="string" calcext:value-type="string">
            <text:p>(CCMIN)</text:p>
          </table:table-cell>
        </table:table-row>
        <table:table-row table:style-name="ro1">
          <table:table-cell/>
          <table:table-cell office:value-type="float" office:value="34098" calcext:value-type="float">
            <text:p>34098</text:p>
          </table:table-cell>
          <table:table-cell office:value-type="float" office:value="34210" calcext:value-type="float">
            <text:p>34210</text:p>
          </table:table-cell>
          <table:table-cell office:value-type="string" calcext:value-type="string">
            <text:p><text:a xlink:href="https://fr.wikipedia.org/wiki/Ferrals-les-Montagnes" xlink:type="simple">Ferrals-les-Montagnes</text:a></text:p>
          </table:table-cell>
          <table:table-cell office:value-type="string" calcext:value-type="string">
            <text:p>(CCMIN)</text:p>
          </table:table-cell>
        </table:table-row>
        <table:table-row table:style-name="ro1">
          <table:table-cell/>
          <table:table-cell office:value-type="float" office:value="34099" calcext:value-type="float">
            <text:p>34099</text:p>
          </table:table-cell>
          <table:table-cell office:value-type="float" office:value="34190" calcext:value-type="float">
            <text:p>34190</text:p>
          </table:table-cell>
          <table:table-cell office:value-type="string" calcext:value-type="string">
            <text:p><text:a xlink:href="https://fr.wikipedia.org/wiki/Ferrières-les-Verreries" xlink:type="simple">Ferrières-les-Verreries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100" calcext:value-type="float">
            <text:p>34100</text:p>
          </table:table-cell>
          <table:table-cell office:value-type="float" office:value="34360" calcext:value-type="float">
            <text:p>34360</text:p>
          </table:table-cell>
          <table:table-cell office:value-type="string" calcext:value-type="string">
            <text:p><text:a xlink:href="https://fr.wikipedia.org/wiki/Ferrières-Poussarou" xlink:type="simple">Ferrières-Poussarou</text:a></text:p>
          </table:table-cell>
          <table:table-cell office:value-type="string" calcext:value-type="string">
            <text:p>(CCORBJ)</text:p>
          </table:table-cell>
        </table:table-row>
        <table:table-row table:style-name="ro1">
          <table:table-cell/>
          <table:table-cell office:value-type="float" office:value="34101" calcext:value-type="float">
            <text:p>34101</text:p>
          </table:table-cell>
          <table:table-cell office:value-type="float" office:value="34510" calcext:value-type="float">
            <text:p>34510</text:p>
          </table:table-cell>
          <table:table-cell office:value-type="string" calcext:value-type="string">
            <text:p><text:a xlink:href="https://fr.wikipedia.org/wiki/Florensac" xlink:type="simple">Florensac</text:a></text:p>
          </table:table-cell>
          <table:table-cell office:value-type="string" calcext:value-type="string">
            <text:p>(CAA)</text:p>
          </table:table-cell>
        </table:table-row>
        <table:table-row table:style-name="ro1">
          <table:table-cell/>
          <table:table-cell office:value-type="float" office:value="34102" calcext:value-type="float">
            <text:p>34102</text:p>
          </table:table-cell>
          <table:table-cell office:value-type="float" office:value="34270" calcext:value-type="float">
            <text:p>34270</text:p>
          </table:table-cell>
          <table:table-cell office:value-type="string" calcext:value-type="string">
            <text:p><text:a xlink:href="https://fr.wikipedia.org/wiki/Fontanès_%28Hérault%29" xlink:type="simple">Fontanès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103" calcext:value-type="float">
            <text:p>34103</text:p>
          </table:table-cell>
          <table:table-cell office:value-type="float" office:value="34320" calcext:value-type="float">
            <text:p>34320</text:p>
          </table:table-cell>
          <table:table-cell office:value-type="string" calcext:value-type="string">
            <text:p><text:a xlink:href="https://fr.wikipedia.org/wiki/Fontès" xlink:type="simple">Fontès</text:a></text:p>
          </table:table-cell>
          <table:table-cell office:value-type="string" calcext:value-type="string">
            <text:p>(CCCLERM)</text:p>
          </table:table-cell>
        </table:table-row>
        <table:table-row table:style-name="ro3">
          <table:table-cell/>
          <table:table-cell office:value-type="float" office:value="34104" calcext:value-type="float">
            <text:p>34104</text:p>
          </table:table-cell>
          <table:table-cell office:value-type="float" office:value="34320" calcext:value-type="float">
            <text:p>34320</text:p>
          </table:table-cell>
          <table:table-cell office:value-type="string" calcext:value-type="string">
            <text:p><text:a xlink:href="https://fr.wikipedia.org/wiki/Fos_%28Hérault%29" xlink:type="simple">Fos</text:a></text:p>
          </table:table-cell>
          <table:table-cell office:value-type="string" calcext:value-type="string">
            <text:p>(CCCOTCHAT)</text:p>
          </table:table-cell>
        </table:table-row>
        <table:table-row table:style-name="ro1">
          <table:table-cell/>
          <table:table-cell office:value-type="float" office:value="34105" calcext:value-type="float">
            <text:p>34105</text:p>
          </table:table-cell>
          <table:table-cell office:value-type="float" office:value="34480" calcext:value-type="float">
            <text:p>34480</text:p>
          </table:table-cell>
          <table:table-cell office:value-type="string" calcext:value-type="string">
            <text:p><text:a xlink:href="https://fr.wikipedia.org/wiki/Fouzilhon" xlink:type="simple">Fouzilhon</text:a></text:p>
          </table:table-cell>
          <table:table-cell office:value-type="string" calcext:value-type="string">
            <text:p>(CCFRAMPS)</text:p>
          </table:table-cell>
        </table:table-row>
        <table:table-row table:style-name="ro1">
          <table:table-cell/>
          <table:table-cell office:value-type="float" office:value="34106" calcext:value-type="float">
            <text:p>34106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<text:a xlink:href="https://fr.wikipedia.org/wiki/Fozières" xlink:type="simple">Fozières</text:a></text:p>
          </table:table-cell>
          <table:table-cell office:value-type="string" calcext:value-type="string">
            <text:p>(CCLODL)</text:p>
          </table:table-cell>
        </table:table-row>
        <table:table-row table:style-name="ro3">
          <table:table-cell/>
          <table:table-cell office:value-type="float" office:value="34107" calcext:value-type="float">
            <text:p>34107</text:p>
          </table:table-cell>
          <table:table-cell office:value-type="float" office:value="34330" calcext:value-type="float">
            <text:p>34330</text:p>
          </table:table-cell>
          <table:table-cell office:value-type="string" calcext:value-type="string">
            <text:p><text:a xlink:href="https://fr.wikipedia.org/wiki/Fraisse-sur-Agout" xlink:type="simple">Fraisse-sur-Agout</text:a></text:p>
          </table:table-cell>
          <table:table-cell office:value-type="string" calcext:value-type="string">
            <text:p>(CCMONTHL)</text:p>
          </table:table-cell>
        </table:table-row>
        <table:table-row table:style-name="ro1">
          <table:table-cell/>
          <table:table-cell office:value-type="float" office:value="34108" calcext:value-type="float">
            <text:p>34108</text:p>
          </table:table-cell>
          <table:table-cell office:value-type="float" office:value="34110" calcext:value-type="float">
            <text:p>34110</text:p>
          </table:table-cell>
          <table:table-cell office:value-type="string" calcext:value-type="string">
            <text:p><text:a xlink:href="https://fr.wikipedia.org/wiki/Frontignan" xlink:type="simple">Frontignan</text:a></text:p>
          </table:table-cell>
          <table:table-cell office:value-type="string" calcext:value-type="string">
            <text:p>(CAS)</text:p>
          </table:table-cell>
        </table:table-row>
        <table:table-row table:style-name="ro3">
          <table:table-cell/>
          <table:table-cell office:value-type="float" office:value="34109" calcext:value-type="float">
            <text:p>34109</text:p>
          </table:table-cell>
          <table:table-cell office:value-type="float" office:value="34320" calcext:value-type="float">
            <text:p>34320</text:p>
          </table:table-cell>
          <table:table-cell office:value-type="string" calcext:value-type="string">
            <text:p><text:a xlink:href="https://fr.wikipedia.org/wiki/Gabian_%28Hérault%29" xlink:type="simple">Gabian</text:a></text:p>
          </table:table-cell>
          <table:table-cell office:value-type="string" calcext:value-type="string">
            <text:p>(CCCOTCHAT)</text:p>
          </table:table-cell>
        </table:table-row>
        <table:table-row table:style-name="ro1">
          <table:table-cell/>
          <table:table-cell office:value-type="float" office:value="34110" calcext:value-type="float">
            <text:p>34110</text:p>
          </table:table-cell>
          <table:table-cell office:value-type="float" office:value="34160" calcext:value-type="float">
            <text:p>34160</text:p>
          </table:table-cell>
          <table:table-cell office:value-type="string" calcext:value-type="string">
            <text:p><text:a xlink:href="https://fr.wikipedia.org/wiki/Galargues" xlink:type="simple">Galargues</text:a></text:p>
          </table:table-cell>
          <table:table-cell office:value-type="string" calcext:value-type="string">
            <text:p>(CCPLUN)</text:p>
          </table:table-cell>
        </table:table-row>
        <table:table-row table:style-name="ro1">
          <table:table-cell/>
          <table:table-cell office:value-type="float" office:value="34111" calcext:value-type="float">
            <text:p>34111</text:p>
          </table:table-cell>
          <table:table-cell office:value-type="float" office:value="34190" calcext:value-type="float">
            <text:p>34190</text:p>
          </table:table-cell>
          <table:table-cell office:value-type="string" calcext:value-type="string">
            <text:p><text:a xlink:href="https://fr.wikipedia.org/wiki/Ganges" xlink:type="simple">Ganges</text:a></text:p>
          </table:table-cell>
          <table:table-cell office:value-type="string" calcext:value-type="string">
            <text:p>(CCCEVGS)</text:p>
          </table:table-cell>
        </table:table-row>
        <table:table-row table:style-name="ro1">
          <table:table-cell/>
          <table:table-cell office:value-type="float" office:value="34112" calcext:value-type="float">
            <text:p>34112</text:p>
          </table:table-cell>
          <table:table-cell office:value-type="float" office:value="34160" calcext:value-type="float">
            <text:p>34160</text:p>
          </table:table-cell>
          <table:table-cell office:value-type="string" calcext:value-type="string">
            <text:p><text:a xlink:href="https://fr.wikipedia.org/wiki/Garrigues_%28Hérault%29" xlink:type="simple">Garrigues</text:a></text:p>
          </table:table-cell>
          <table:table-cell office:value-type="string" calcext:value-type="string">
            <text:p>(CCPLUN)</text:p>
          </table:table-cell>
        </table:table-row>
        <table:table-row table:style-name="ro1">
          <table:table-cell/>
          <table:table-cell office:value-type="float" office:value="34113" calcext:value-type="float">
            <text:p>34113</text:p>
          </table:table-cell>
          <table:table-cell office:value-type="float" office:value="34770" calcext:value-type="float">
            <text:p>34770</text:p>
          </table:table-cell>
          <table:table-cell office:value-type="string" calcext:value-type="string">
            <text:p><text:a xlink:href="https://fr.wikipedia.org/wiki/Gigean" xlink:type="simple">Gigean</text:a></text:p>
          </table:table-cell>
          <table:table-cell office:value-type="string" calcext:value-type="string">
            <text:p>(CAS)</text:p>
          </table:table-cell>
        </table:table-row>
        <table:table-row table:style-name="ro1">
          <table:table-cell/>
          <table:table-cell office:value-type="float" office:value="34114" calcext:value-type="float">
            <text:p>34114</text:p>
          </table:table-cell>
          <table:table-cell office:value-type="float" office:value="34150" calcext:value-type="float">
            <text:p>34150</text:p>
          </table:table-cell>
          <table:table-cell office:value-type="string" calcext:value-type="string">
            <text:p><text:a xlink:href="https://fr.wikipedia.org/wiki/Gignac_%28Hérault%29" xlink:type="simple">Gignac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115" calcext:value-type="float">
            <text:p>34115</text:p>
          </table:table-cell>
          <table:table-cell office:value-type="float" office:value="34190" calcext:value-type="float">
            <text:p>34190</text:p>
          </table:table-cell>
          <table:table-cell office:value-type="string" calcext:value-type="string">
            <text:p><text:a xlink:href="https://fr.wikipedia.org/wiki/Gorniès" xlink:type="simple">Gorniès</text:a></text:p>
          </table:table-cell>
          <table:table-cell office:value-type="string" calcext:value-type="string">
            <text:p>(CCCEVGS)</text:p>
          </table:table-cell>
        </table:table-row>
        <table:table-row table:style-name="ro1">
          <table:table-cell/>
          <table:table-cell office:value-type="float" office:value="34116" calcext:value-type="float">
            <text:p>34116</text:p>
          </table:table-cell>
          <table:table-cell office:value-type="float" office:value="34790" calcext:value-type="float">
            <text:p>34790</text:p>
          </table:table-cell>
          <table:table-cell office:value-type="string" calcext:value-type="string">
            <text:p><text:a xlink:href="https://fr.wikipedia.org/wiki/Grabels" xlink:type="simple">Grabels</text:a></text:p>
          </table:table-cell>
          <table:table-cell office:value-type="string" calcext:value-type="string">
            <text:p>(CAM)</text:p>
          </table:table-cell>
        </table:table-row>
        <table:table-row table:style-name="ro3">
          <table:table-cell/>
          <table:table-cell office:value-type="float" office:value="34117" calcext:value-type="float">
            <text:p>34117</text:p>
          </table:table-cell>
          <table:table-cell office:value-type="float" office:value="34260" calcext:value-type="float">
            <text:p>34260</text:p>
          </table:table-cell>
          <table:table-cell office:value-type="string" calcext:value-type="string">
            <text:p><text:a xlink:href="https://fr.wikipedia.org/wiki/Graissessac" xlink:type="simple">Graissessac</text:a></text:p>
          </table:table-cell>
          <table:table-cell office:value-type="string" calcext:value-type="string">
            <text:p>(CCMONTSO)</text:p>
          </table:table-cell>
        </table:table-row>
        <table:table-row table:style-name="ro1">
          <table:table-cell/>
          <table:table-cell office:value-type="float" office:value="34344" calcext:value-type="float">
            <text:p>34344</text:p>
          </table:table-cell>
          <table:table-cell office:value-type="float" office:value="34280" calcext:value-type="float">
            <text:p>34280</text:p>
          </table:table-cell>
          <table:table-cell office:value-type="string" calcext:value-type="string">
            <text:p><text:a xlink:href="https://fr.wikipedia.org/wiki/La_Grande-Motte" xlink:type="simple">La Grande-Motte</text:a></text:p>
          </table:table-cell>
          <table:table-cell office:value-type="string" calcext:value-type="string">
            <text:p>(CAPOR)</text:p>
          </table:table-cell>
        </table:table-row>
        <table:table-row table:style-name="ro1">
          <table:table-cell/>
          <table:table-cell office:value-type="float" office:value="34118" calcext:value-type="float">
            <text:p>34118</text:p>
          </table:table-cell>
          <table:table-cell office:value-type="float" office:value="34820" calcext:value-type="float">
            <text:p>34820</text:p>
          </table:table-cell>
          <table:table-cell office:value-type="string" calcext:value-type="string">
            <text:p><text:a xlink:href="https://fr.wikipedia.org/wiki/Guzargues" xlink:type="simple">Guzargues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119" calcext:value-type="float">
            <text:p>34119</text:p>
          </table:table-cell>
          <table:table-cell office:value-type="float" office:value="34600" calcext:value-type="float">
            <text:p>34600</text:p>
          </table:table-cell>
          <table:table-cell office:value-type="string" calcext:value-type="string">
            <text:p><text:a xlink:href="https://fr.wikipedia.org/wiki/Hérépian" xlink:type="simple">Hérépian</text:a></text:p>
          </table:table-cell>
          <table:table-cell table:style-name="ce4"/>
        </table:table-row>
        <table:table-row table:style-name="ro1">
          <table:table-cell/>
          <table:table-cell office:value-type="float" office:value="34120" calcext:value-type="float">
            <text:p>34120</text:p>
          </table:table-cell>
          <table:table-cell office:value-type="float" office:value="34830" calcext:value-type="float">
            <text:p>34830</text:p>
          </table:table-cell>
          <table:table-cell office:value-type="string" calcext:value-type="string">
            <text:p><text:a xlink:href="https://fr.wikipedia.org/wiki/Jacou" xlink:type="simple">Jacou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121" calcext:value-type="float">
            <text:p>34121</text:p>
          </table:table-cell>
          <table:table-cell office:value-type="float" office:value="34650" calcext:value-type="float">
            <text:p>34650</text:p>
          </table:table-cell>
          <table:table-cell office:value-type="string" calcext:value-type="string">
            <text:p><text:a xlink:href="https://fr.wikipedia.org/wiki/Joncels" xlink:type="simple">Joncels</text:a></text:p>
          </table:table-cell>
          <table:table-cell table:style-name="ce4"/>
        </table:table-row>
        <table:table-row table:style-name="ro1">
          <table:table-cell/>
          <table:table-cell office:value-type="float" office:value="34122" calcext:value-type="float">
            <text:p>34122</text:p>
          </table:table-cell>
          <table:table-cell office:value-type="float" office:value="34725" calcext:value-type="float">
            <text:p>34725</text:p>
          </table:table-cell>
          <table:table-cell office:value-type="string" calcext:value-type="string">
            <text:p><text:a xlink:href="https://fr.wikipedia.org/wiki/Jonquières_%28Hérault%29" xlink:type="simple">Jonquières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123" calcext:value-type="float">
            <text:p>34123</text:p>
          </table:table-cell>
          <table:table-cell office:value-type="float" office:value="34990" calcext:value-type="float">
            <text:p>34990</text:p>
          </table:table-cell>
          <table:table-cell office:value-type="string" calcext:value-type="string">
            <text:p><text:a xlink:href="https://fr.wikipedia.org/wiki/Juvignac" xlink:type="simple">Juvignac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124" calcext:value-type="float">
            <text:p>34124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<text:a xlink:href="https://fr.wikipedia.org/wiki/Lacoste_%28Hérault%29" xlink:type="simple">Lacoste</text:a></text:p>
          </table:table-cell>
          <table:table-cell office:value-type="string" calcext:value-type="string">
            <text:p>(CCCLERM)</text:p>
          </table:table-cell>
        </table:table-row>
        <table:table-row table:style-name="ro1">
          <table:table-cell/>
          <table:table-cell office:value-type="float" office:value="34125" calcext:value-type="float">
            <text:p>34125</text:p>
          </table:table-cell>
          <table:table-cell office:value-type="float" office:value="34150" calcext:value-type="float">
            <text:p>34150</text:p>
          </table:table-cell>
          <table:table-cell office:value-type="string" calcext:value-type="string">
            <text:p><text:a xlink:href="https://fr.wikipedia.org/wiki/Lagamas" xlink:type="simple">Lagamas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126" calcext:value-type="float">
            <text:p>34126</text:p>
          </table:table-cell>
          <table:table-cell office:value-type="float" office:value="34240" calcext:value-type="float">
            <text:p>34240</text:p>
          </table:table-cell>
          <table:table-cell office:value-type="string" calcext:value-type="string">
            <text:p><text:a xlink:href="https://fr.wikipedia.org/wiki/Lamalou-les-Bains" xlink:type="simple">Lamalou-les-Bains</text:a></text:p>
          </table:table-cell>
          <table:table-cell table:style-name="ce4"/>
        </table:table-row>
        <table:table-row table:style-name="ro1">
          <table:table-cell/>
          <table:table-cell office:value-type="float" office:value="34127" calcext:value-type="float">
            <text:p>34127</text:p>
          </table:table-cell>
          <table:table-cell office:value-type="float" office:value="34130" calcext:value-type="float">
            <text:p>34130</text:p>
          </table:table-cell>
          <table:table-cell office:value-type="string" calcext:value-type="string">
            <text:p><text:a xlink:href="https://fr.wikipedia.org/wiki/Lansargues" xlink:type="simple">Lansargues</text:a></text:p>
          </table:table-cell>
          <table:table-cell office:value-type="string" calcext:value-type="string">
            <text:p>(CAPOR)</text:p>
          </table:table-cell>
        </table:table-row>
        <table:table-row table:style-name="ro1">
          <table:table-cell/>
          <table:table-cell office:value-type="float" office:value="34128" calcext:value-type="float">
            <text:p>34128</text:p>
          </table:table-cell>
          <table:table-cell office:value-type="float" office:value="34190" calcext:value-type="float">
            <text:p>34190</text:p>
          </table:table-cell>
          <table:table-cell office:value-type="string" calcext:value-type="string">
            <text:p><text:a xlink:href="https://fr.wikipedia.org/wiki/Laroque_%28Hérault%29" xlink:type="simple">Laroque</text:a></text:p>
          </table:table-cell>
          <table:table-cell office:value-type="string" calcext:value-type="string">
            <text:p>(CCCEVGS)</text:p>
          </table:table-cell>
        </table:table-row>
        <table:table-row table:style-name="ro1">
          <table:table-cell/>
          <table:table-cell office:value-type="float" office:value="34129" calcext:value-type="float">
            <text:p>34129</text:p>
          </table:table-cell>
          <table:table-cell office:value-type="float" office:value="34970" calcext:value-type="float">
            <text:p>34970</text:p>
          </table:table-cell>
          <table:table-cell office:value-type="string" calcext:value-type="string">
            <text:p><text:a xlink:href="https://fr.wikipedia.org/wiki/Lattes" xlink:type="simple">Lattes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130" calcext:value-type="float">
            <text:p>34130</text:p>
          </table:table-cell>
          <table:table-cell office:value-type="float" office:value="34480" calcext:value-type="float">
            <text:p>34480</text:p>
          </table:table-cell>
          <table:table-cell office:value-type="string" calcext:value-type="string">
            <text:p><text:a xlink:href="https://fr.wikipedia.org/wiki/Laurens_%28Hérault%29" xlink:type="simple">Laurens</text:a></text:p>
          </table:table-cell>
          <table:table-cell office:value-type="string" calcext:value-type="string">
            <text:p>(CCFAUG)</text:p>
          </table:table-cell>
        </table:table-row>
        <table:table-row table:style-name="ro1">
          <table:table-cell/>
          <table:table-cell office:value-type="float" office:value="34131" calcext:value-type="float">
            <text:p>34131</text:p>
          </table:table-cell>
          <table:table-cell office:value-type="float" office:value="34270" calcext:value-type="float">
            <text:p>34270</text:p>
          </table:table-cell>
          <table:table-cell office:value-type="string" calcext:value-type="string">
            <text:p><text:a xlink:href="https://fr.wikipedia.org/wiki/Lauret_%28Hérault%29" xlink:type="simple">Lauret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132" calcext:value-type="float">
            <text:p>34132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<text:a xlink:href="https://fr.wikipedia.org/wiki/Lauroux" xlink:type="simple">Lauroux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133" calcext:value-type="float">
            <text:p>34133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<text:a xlink:href="https://fr.wikipedia.org/wiki/Lavalette_%28Hérault%29" xlink:type="simple">Lavalette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134" calcext:value-type="float">
            <text:p>34134</text:p>
          </table:table-cell>
          <table:table-cell office:value-type="float" office:value="34880" calcext:value-type="float">
            <text:p>34880</text:p>
          </table:table-cell>
          <table:table-cell office:value-type="string" calcext:value-type="string">
            <text:p><text:a xlink:href="https://fr.wikipedia.org/wiki/Lavérune" xlink:type="simple">Lavérune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135" calcext:value-type="float">
            <text:p>34135</text:p>
          </table:table-cell>
          <table:table-cell office:value-type="float" office:value="34710" calcext:value-type="float">
            <text:p>34710</text:p>
          </table:table-cell>
          <table:table-cell office:value-type="string" calcext:value-type="string">
            <text:p><text:a xlink:href="https://fr.wikipedia.org/wiki/Lespignan" xlink:type="simple">Lespignan</text:a></text:p>
          </table:table-cell>
          <table:table-cell office:value-type="string" calcext:value-type="string">
            <text:p>(CCDOM)</text:p>
          </table:table-cell>
        </table:table-row>
        <table:table-row table:style-name="ro1">
          <table:table-cell/>
          <table:table-cell office:value-type="float" office:value="34136" calcext:value-type="float">
            <text:p>34136</text:p>
          </table:table-cell>
          <table:table-cell office:value-type="float" office:value="34120" calcext:value-type="float">
            <text:p>34120</text:p>
          </table:table-cell>
          <table:table-cell office:value-type="string" calcext:value-type="string">
            <text:p><text:a xlink:href="https://fr.wikipedia.org/wiki/Lézignan-la-Cèbe" xlink:type="simple">Lézignan-la-Cèbe</text:a></text:p>
          </table:table-cell>
          <table:table-cell office:value-type="string" calcext:value-type="string">
            <text:p>(CAA)</text:p>
          </table:table-cell>
        </table:table-row>
        <table:table-row table:style-name="ro1">
          <table:table-cell/>
          <table:table-cell office:value-type="float" office:value="34137" calcext:value-type="float">
            <text:p>34137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<text:a xlink:href="https://fr.wikipedia.org/wiki/Liausson" xlink:type="simple">Liausson</text:a></text:p>
          </table:table-cell>
          <table:table-cell office:value-type="string" calcext:value-type="string">
            <text:p>(CCCLERM)</text:p>
          </table:table-cell>
        </table:table-row>
        <table:table-row table:style-name="ro1">
          <table:table-cell/>
          <table:table-cell office:value-type="float" office:value="34138" calcext:value-type="float">
            <text:p>34138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<text:a xlink:href="https://fr.wikipedia.org/wiki/Lieuran-Cabrières" xlink:type="simple">Lieuran-Cabrières</text:a></text:p>
          </table:table-cell>
          <table:table-cell office:value-type="string" calcext:value-type="string">
            <text:p>(CCCLERM)</text:p>
          </table:table-cell>
        </table:table-row>
        <table:table-row table:style-name="ro1">
          <table:table-cell/>
          <table:table-cell office:value-type="float" office:value="34139" calcext:value-type="float">
            <text:p>34139</text:p>
          </table:table-cell>
          <table:table-cell office:value-type="float" office:value="34290" calcext:value-type="float">
            <text:p>34290</text:p>
          </table:table-cell>
          <table:table-cell office:value-type="string" calcext:value-type="string">
            <text:p><text:a xlink:href="https://fr.wikipedia.org/wiki/Lieuran-lès-Béziers" xlink:type="simple">Lieuran-lès-Béziers</text:a></text:p>
          </table:table-cell>
          <table:table-cell office:value-type="string" calcext:value-type="string">
            <text:p>(CAB)</text:p>
          </table:table-cell>
        </table:table-row>
        <table:table-row table:style-name="ro1">
          <table:table-cell/>
          <table:table-cell office:value-type="float" office:value="34140" calcext:value-type="float">
            <text:p>34140</text:p>
          </table:table-cell>
          <table:table-cell office:value-type="float" office:value="34490" calcext:value-type="float">
            <text:p>34490</text:p>
          </table:table-cell>
          <table:table-cell office:value-type="string" calcext:value-type="string">
            <text:p><text:a xlink:href="https://fr.wikipedia.org/wiki/Lignan-sur-Orb" xlink:type="simple">Lignan-sur-Orb</text:a></text:p>
          </table:table-cell>
          <table:table-cell office:value-type="string" calcext:value-type="string">
            <text:p>(CAB)</text:p>
          </table:table-cell>
        </table:table-row>
        <table:table-row table:style-name="ro1">
          <table:table-cell/>
          <table:table-cell office:value-type="float" office:value="34141" calcext:value-type="float">
            <text:p>34141</text:p>
          </table:table-cell>
          <table:table-cell office:value-type="float" office:value="34210" calcext:value-type="float">
            <text:p>34210</text:p>
          </table:table-cell>
          <table:table-cell office:value-type="string" calcext:value-type="string">
            <text:p><text:a xlink:href="https://fr.wikipedia.org/wiki/La_Livinière" xlink:type="simple">La Livinière</text:a></text:p>
          </table:table-cell>
          <table:table-cell office:value-type="string" calcext:value-type="string">
            <text:p>(CCMIN)</text:p>
          </table:table-cell>
        </table:table-row>
        <table:table-row table:style-name="ro1">
          <table:table-cell/>
          <table:table-cell office:value-type="float" office:value="34142" calcext:value-type="float">
            <text:p>34142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<text:a xlink:href="https://fr.wikipedia.org/wiki/Lodève" xlink:type="simple">Lodève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143" calcext:value-type="float">
            <text:p>34143</text:p>
          </table:table-cell>
          <table:table-cell office:value-type="float" office:value="34140" calcext:value-type="float">
            <text:p>34140</text:p>
          </table:table-cell>
          <table:table-cell office:value-type="string" calcext:value-type="string">
            <text:p><text:a xlink:href="https://fr.wikipedia.org/wiki/Loupian" xlink:type="simple">Loupian</text:a></text:p>
          </table:table-cell>
          <table:table-cell office:value-type="string" calcext:value-type="string">
            <text:p>(CCNBT)</text:p>
          </table:table-cell>
        </table:table-row>
        <table:table-row table:style-name="ro1">
          <table:table-cell/>
          <table:table-cell office:value-type="float" office:value="34144" calcext:value-type="float">
            <text:p>34144</text:p>
          </table:table-cell>
          <table:table-cell office:value-type="float" office:value="34650" calcext:value-type="float">
            <text:p>34650</text:p>
          </table:table-cell>
          <table:table-cell office:value-type="string" calcext:value-type="string">
            <text:p><text:a xlink:href="https://fr.wikipedia.org/wiki/Lunas_%28Hérault%29" xlink:type="simple">Lunas</text:a></text:p>
          </table:table-cell>
          <table:table-cell table:style-name="ce4"/>
        </table:table-row>
        <table:table-row table:style-name="ro1">
          <table:table-cell/>
          <table:table-cell office:value-type="float" office:value="34145" calcext:value-type="float">
            <text:p>34145</text:p>
          </table:table-cell>
          <table:table-cell office:value-type="float" office:value="34400" calcext:value-type="float">
            <text:p>34400</text:p>
          </table:table-cell>
          <table:table-cell office:value-type="string" calcext:value-type="string">
            <text:p><text:a xlink:href="https://fr.wikipedia.org/wiki/Lunel" xlink:type="simple">Lunel</text:a></text:p>
          </table:table-cell>
          <table:table-cell office:value-type="string" calcext:value-type="string">
            <text:p>(CCPLUN)</text:p>
          </table:table-cell>
        </table:table-row>
        <table:table-row table:style-name="ro1">
          <table:table-cell/>
          <table:table-cell office:value-type="float" office:value="34146" calcext:value-type="float">
            <text:p>34146</text:p>
          </table:table-cell>
          <table:table-cell office:value-type="float" office:value="34400" calcext:value-type="float">
            <text:p>34400</text:p>
          </table:table-cell>
          <table:table-cell office:value-type="string" calcext:value-type="string">
            <text:p><text:a xlink:href="https://fr.wikipedia.org/wiki/Lunel-Viel" xlink:type="simple">Lunel-Viel</text:a></text:p>
          </table:table-cell>
          <table:table-cell office:value-type="string" calcext:value-type="string">
            <text:p>(CCPLUN)</text:p>
          </table:table-cell>
        </table:table-row>
        <table:table-row table:style-name="ro1">
          <table:table-cell/>
          <table:table-cell office:value-type="float" office:value="34147" calcext:value-type="float">
            <text:p>34147</text:p>
          </table:table-cell>
          <table:table-cell office:value-type="float" office:value="34480" calcext:value-type="float">
            <text:p>34480</text:p>
          </table:table-cell>
          <table:table-cell office:value-type="string" calcext:value-type="string">
            <text:p><text:a xlink:href="https://fr.wikipedia.org/wiki/Magalas" xlink:type="simple">Magalas</text:a></text:p>
          </table:table-cell>
          <table:table-cell office:value-type="string" calcext:value-type="string">
            <text:p>(CCFRAMPS)</text:p>
          </table:table-cell>
        </table:table-row>
        <table:table-row table:style-name="ro1">
          <table:table-cell/>
          <table:table-cell office:value-type="float" office:value="34148" calcext:value-type="float">
            <text:p>34148</text:p>
          </table:table-cell>
          <table:table-cell office:value-type="float" office:value="34370" calcext:value-type="float">
            <text:p>34370</text:p>
          </table:table-cell>
          <table:table-cell office:value-type="string" calcext:value-type="string">
            <text:p><text:a xlink:href="https://fr.wikipedia.org/wiki/Maraussan" xlink:type="simple">Maraussan</text:a></text:p>
          </table:table-cell>
          <table:table-cell office:value-type="string" calcext:value-type="string">
            <text:p>(CCDOM)</text:p>
          </table:table-cell>
        </table:table-row>
        <table:table-row table:style-name="ro3">
          <table:table-cell/>
          <table:table-cell office:value-type="float" office:value="34149" calcext:value-type="float">
            <text:p>34149</text:p>
          </table:table-cell>
          <table:table-cell office:value-type="float" office:value="34320" calcext:value-type="float">
            <text:p>34320</text:p>
          </table:table-cell>
          <table:table-cell office:value-type="string" calcext:value-type="string">
            <text:p><text:a xlink:href="https://fr.wikipedia.org/wiki/Margon_%28Hérault%29" xlink:type="simple">Margon</text:a></text:p>
          </table:table-cell>
          <table:table-cell office:value-type="string" calcext:value-type="string">
            <text:p>(CCCOTCHAT)</text:p>
          </table:table-cell>
        </table:table-row>
        <table:table-row table:style-name="ro1">
          <table:table-cell/>
          <table:table-cell office:value-type="float" office:value="34150" calcext:value-type="float">
            <text:p>34150</text:p>
          </table:table-cell>
          <table:table-cell office:value-type="float" office:value="34340" calcext:value-type="float">
            <text:p>34340</text:p>
          </table:table-cell>
          <table:table-cell office:value-type="string" calcext:value-type="string">
            <text:p><text:a xlink:href="https://fr.wikipedia.org/wiki/Marseillan_%28Hérault%29" xlink:type="simple">Marseillan</text:a></text:p>
          </table:table-cell>
          <table:table-cell office:value-type="string" calcext:value-type="string">
            <text:p>(CAS)</text:p>
          </table:table-cell>
        </table:table-row>
        <table:table-row table:style-name="ro1">
          <table:table-cell/>
          <table:table-cell office:value-type="float" office:value="34151" calcext:value-type="float">
            <text:p>34151</text:p>
          </table:table-cell>
          <table:table-cell office:value-type="float" office:value="34590" calcext:value-type="float">
            <text:p>34590</text:p>
          </table:table-cell>
          <table:table-cell office:value-type="string" calcext:value-type="string">
            <text:p><text:a xlink:href="https://fr.wikipedia.org/wiki/Marsillargues" xlink:type="simple">Marsillargues</text:a></text:p>
          </table:table-cell>
          <table:table-cell office:value-type="string" calcext:value-type="string">
            <text:p>(CCPLUN)</text:p>
          </table:table-cell>
        </table:table-row>
        <table:table-row table:style-name="ro1">
          <table:table-cell/>
          <table:table-cell office:value-type="float" office:value="34152" calcext:value-type="float">
            <text:p>34152</text:p>
          </table:table-cell>
          <table:table-cell office:value-type="float" office:value="34380" calcext:value-type="float">
            <text:p>34380</text:p>
          </table:table-cell>
          <table:table-cell office:value-type="string" calcext:value-type="string">
            <text:p><text:a xlink:href="https://fr.wikipedia.org/wiki/Mas-de-Londres" xlink:type="simple">Mas-de-Londres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153" calcext:value-type="float">
            <text:p>34153</text:p>
          </table:table-cell>
          <table:table-cell office:value-type="float" office:value="34270" calcext:value-type="float">
            <text:p>34270</text:p>
          </table:table-cell>
          <table:table-cell office:value-type="string" calcext:value-type="string">
            <text:p><text:a xlink:href="https://fr.wikipedia.org/wiki/Les_Matelles" xlink:type="simple">Les Matelles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154" calcext:value-type="float">
            <text:p>34154</text:p>
          </table:table-cell>
          <table:table-cell office:value-type="float" office:value="34130" calcext:value-type="float">
            <text:p>34130</text:p>
          </table:table-cell>
          <table:table-cell office:value-type="string" calcext:value-type="string">
            <text:p><text:a xlink:href="https://fr.wikipedia.org/wiki/Mauguio" xlink:type="simple">Mauguio</text:a></text:p>
          </table:table-cell>
          <table:table-cell office:value-type="string" calcext:value-type="string">
            <text:p>(CAPOR)</text:p>
          </table:table-cell>
        </table:table-row>
        <table:table-row table:style-name="ro1">
          <table:table-cell/>
          <table:table-cell office:value-type="float" office:value="34155" calcext:value-type="float">
            <text:p>34155</text:p>
          </table:table-cell>
          <table:table-cell office:value-type="float" office:value="34370" calcext:value-type="float">
            <text:p>34370</text:p>
          </table:table-cell>
          <table:table-cell office:value-type="string" calcext:value-type="string">
            <text:p><text:a xlink:href="https://fr.wikipedia.org/wiki/Maureilhan" xlink:type="simple">Maureilhan</text:a></text:p>
          </table:table-cell>
          <table:table-cell office:value-type="string" calcext:value-type="string">
            <text:p>(CCDOM)</text:p>
          </table:table-cell>
        </table:table-row>
        <table:table-row table:style-name="ro1">
          <table:table-cell/>
          <table:table-cell office:value-type="float" office:value="34156" calcext:value-type="float">
            <text:p>34156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<text:a xlink:href="https://fr.wikipedia.org/wiki/Mérifons" xlink:type="simple">Mérifons</text:a></text:p>
          </table:table-cell>
          <table:table-cell office:value-type="string" calcext:value-type="string">
            <text:p>(CCCLERM)</text:p>
          </table:table-cell>
        </table:table-row>
        <table:table-row table:style-name="ro1">
          <table:table-cell/>
          <table:table-cell office:value-type="float" office:value="34157" calcext:value-type="float">
            <text:p>34157</text:p>
          </table:table-cell>
          <table:table-cell office:value-type="float" office:value="34140" calcext:value-type="float">
            <text:p>34140</text:p>
          </table:table-cell>
          <table:table-cell office:value-type="string" calcext:value-type="string">
            <text:p><text:a xlink:href="https://fr.wikipedia.org/wiki/Mèze" xlink:type="simple">Mèze</text:a></text:p>
          </table:table-cell>
          <table:table-cell office:value-type="string" calcext:value-type="string">
            <text:p>(CCNBT)</text:p>
          </table:table-cell>
        </table:table-row>
        <table:table-row table:style-name="ro1">
          <table:table-cell/>
          <table:table-cell office:value-type="float" office:value="34158" calcext:value-type="float">
            <text:p>34158</text:p>
          </table:table-cell>
          <table:table-cell office:value-type="float" office:value="34210" calcext:value-type="float">
            <text:p>34210</text:p>
          </table:table-cell>
          <table:table-cell office:value-type="string" calcext:value-type="string">
            <text:p><text:a xlink:href="https://fr.wikipedia.org/wiki/Minerve_%28Hérault%29" xlink:type="simple">Minerve</text:a></text:p>
          </table:table-cell>
          <table:table-cell office:value-type="string" calcext:value-type="string">
            <text:p>(CCMIN)</text:p>
          </table:table-cell>
        </table:table-row>
        <table:table-row table:style-name="ro1">
          <table:table-cell/>
          <table:table-cell office:value-type="float" office:value="34159" calcext:value-type="float">
            <text:p>34159</text:p>
          </table:table-cell>
          <table:table-cell office:value-type="float" office:value="34110" calcext:value-type="float">
            <text:p>34110</text:p>
          </table:table-cell>
          <table:table-cell office:value-type="string" calcext:value-type="string">
            <text:p><text:a xlink:href="https://fr.wikipedia.org/wiki/Mireval" xlink:type="simple">Mireval</text:a></text:p>
          </table:table-cell>
          <table:table-cell office:value-type="string" calcext:value-type="string">
            <text:p>(CAS)</text:p>
          </table:table-cell>
        </table:table-row>
        <table:table-row table:style-name="ro1">
          <table:table-cell/>
          <table:table-cell office:value-type="float" office:value="34160" calcext:value-type="float">
            <text:p>34160</text:p>
          </table:table-cell>
          <table:table-cell office:value-type="float" office:value="34390" calcext:value-type="float">
            <text:p>34390</text:p>
          </table:table-cell>
          <table:table-cell office:value-type="string" calcext:value-type="string">
            <text:p><text:a xlink:href="https://fr.wikipedia.org/wiki/Mons_%28Hérault%29" xlink:type="simple">Mons</text:a></text:p>
          </table:table-cell>
          <table:table-cell office:value-type="string" calcext:value-type="string">
            <text:p>(CCORBJ)</text:p>
          </table:table-cell>
        </table:table-row>
        <table:table-row table:style-name="ro1">
          <table:table-cell/>
          <table:table-cell office:value-type="float" office:value="34161" calcext:value-type="float">
            <text:p>34161</text:p>
          </table:table-cell>
          <table:table-cell office:value-type="float" office:value="34310" calcext:value-type="float">
            <text:p>34310</text:p>
          </table:table-cell>
          <table:table-cell office:value-type="string" calcext:value-type="string">
            <text:p><text:a xlink:href="https://fr.wikipedia.org/wiki/Montady" xlink:type="simple">Montady</text:a></text:p>
          </table:table-cell>
          <table:table-cell office:value-type="string" calcext:value-type="string">
            <text:p>(CCDOM)</text:p>
          </table:table-cell>
        </table:table-row>
        <table:table-row table:style-name="ro1">
          <table:table-cell/>
          <table:table-cell office:value-type="float" office:value="34162" calcext:value-type="float">
            <text:p>34162</text:p>
          </table:table-cell>
          <table:table-cell office:value-type="float" office:value="34530" calcext:value-type="float">
            <text:p>34530</text:p>
          </table:table-cell>
          <table:table-cell office:value-type="string" calcext:value-type="string">
            <text:p><text:a xlink:href="https://fr.wikipedia.org/wiki/Montagnac_%28Hérault%29" xlink:type="simple">Montagnac</text:a></text:p>
          </table:table-cell>
          <table:table-cell office:value-type="string" calcext:value-type="string">
            <text:p>(CAA)</text:p>
          </table:table-cell>
        </table:table-row>
        <table:table-row table:style-name="ro1">
          <table:table-cell/>
          <table:table-cell office:value-type="float" office:value="34163" calcext:value-type="float">
            <text:p>34163</text:p>
          </table:table-cell>
          <table:table-cell office:value-type="float" office:value="34570" calcext:value-type="float">
            <text:p>34570</text:p>
          </table:table-cell>
          <table:table-cell office:value-type="string" calcext:value-type="string">
            <text:p><text:a xlink:href="https://fr.wikipedia.org/wiki/Montarnaud" xlink:type="simple">Montarnaud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164" calcext:value-type="float">
            <text:p>34164</text:p>
          </table:table-cell>
          <table:table-cell office:value-type="float" office:value="34160" calcext:value-type="float">
            <text:p>34160</text:p>
          </table:table-cell>
          <table:table-cell office:value-type="string" calcext:value-type="string">
            <text:p><text:a xlink:href="https://fr.wikipedia.org/wiki/Montaud_%28Hérault%29" xlink:type="simple">Montaud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165" calcext:value-type="float">
            <text:p>34165</text:p>
          </table:table-cell>
          <table:table-cell office:value-type="float" office:value="34560" calcext:value-type="float">
            <text:p>34560</text:p>
          </table:table-cell>
          <table:table-cell office:value-type="string" calcext:value-type="string">
            <text:p><text:a xlink:href="https://fr.wikipedia.org/wiki/Montbazin" xlink:type="simple">Montbazin</text:a></text:p>
          </table:table-cell>
          <table:table-cell office:value-type="string" calcext:value-type="string">
            <text:p>(CCNBT)</text:p>
          </table:table-cell>
        </table:table-row>
        <table:table-row table:style-name="ro1">
          <table:table-cell/>
          <table:table-cell office:value-type="float" office:value="34166" calcext:value-type="float">
            <text:p>34166</text:p>
          </table:table-cell>
          <table:table-cell office:value-type="float" office:value="34290" calcext:value-type="float">
            <text:p>34290</text:p>
          </table:table-cell>
          <table:table-cell office:value-type="string" calcext:value-type="string">
            <text:p><text:a xlink:href="https://fr.wikipedia.org/wiki/Montblanc_%28Hérault%29" xlink:type="simple">Montblanc</text:a></text:p>
          </table:table-cell>
          <table:table-cell office:value-type="string" calcext:value-type="string">
            <text:p>(CCPTHON)</text:p>
          </table:table-cell>
        </table:table-row>
        <table:table-row table:style-name="ro1">
          <table:table-cell/>
          <table:table-cell office:value-type="float" office:value="34167" calcext:value-type="float">
            <text:p>34167</text:p>
          </table:table-cell>
          <table:table-cell office:value-type="float" office:value="34310" calcext:value-type="float">
            <text:p>34310</text:p>
          </table:table-cell>
          <table:table-cell office:value-type="string" calcext:value-type="string">
            <text:p><text:a xlink:href="https://fr.wikipedia.org/wiki/Montels_%28Hérault%29" xlink:type="simple">Montels</text:a></text:p>
          </table:table-cell>
          <table:table-cell office:value-type="string" calcext:value-type="string">
            <text:p>(CCCANLIR)</text:p>
          </table:table-cell>
        </table:table-row>
        <table:table-row table:style-name="ro3">
          <table:table-cell/>
          <table:table-cell office:value-type="float" office:value="34168" calcext:value-type="float">
            <text:p>34168</text:p>
          </table:table-cell>
          <table:table-cell office:value-type="float" office:value="34320" calcext:value-type="float">
            <text:p>34320</text:p>
          </table:table-cell>
          <table:table-cell office:value-type="string" calcext:value-type="string">
            <text:p><text:a xlink:href="https://fr.wikipedia.org/wiki/Montesquieu_%28Hérault%29" xlink:type="simple">Montesquieu</text:a></text:p>
          </table:table-cell>
          <table:table-cell office:value-type="string" calcext:value-type="string">
            <text:p>(CCCOTCHAT)</text:p>
          </table:table-cell>
        </table:table-row>
        <table:table-row table:style-name="ro1">
          <table:table-cell/>
          <table:table-cell office:value-type="float" office:value="34169" calcext:value-type="float">
            <text:p>34169</text:p>
          </table:table-cell>
          <table:table-cell office:value-type="float" office:value="34980" calcext:value-type="float">
            <text:p>34980</text:p>
          </table:table-cell>
          <table:table-cell office:value-type="string" calcext:value-type="string">
            <text:p><text:a xlink:href="https://fr.wikipedia.org/wiki/Montferrier-sur-Lez" xlink:type="simple">Montferrier-sur-Lez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170" calcext:value-type="float">
            <text:p>34170</text:p>
          </table:table-cell>
          <table:table-cell office:value-type="float" office:value="34310" calcext:value-type="float">
            <text:p>34310</text:p>
          </table:table-cell>
          <table:table-cell office:value-type="string" calcext:value-type="string">
            <text:p><text:a xlink:href="https://fr.wikipedia.org/wiki/Montouliers" xlink:type="simple">Montouliers</text:a></text:p>
          </table:table-cell>
          <table:table-cell office:value-type="string" calcext:value-type="string">
            <text:p>(CCCANLIR)</text:p>
          </table:table-cell>
        </table:table-row>
        <table:table-row table:style-name="ro1">
          <table:table-cell/>
          <table:table-cell office:value-type="float" office:value="34171" calcext:value-type="float">
            <text:p>34171</text:p>
          </table:table-cell>
          <table:table-cell office:value-type="float" office:value="34190" calcext:value-type="float">
            <text:p>34190</text:p>
          </table:table-cell>
          <table:table-cell office:value-type="string" calcext:value-type="string">
            <text:p><text:a xlink:href="https://fr.wikipedia.org/wiki/Montoulieu_%28Hérault%29" xlink:type="simple">Montoulieu</text:a></text:p>
          </table:table-cell>
          <table:table-cell table:style-name="ce4"/>
        </table:table-row>
        <table:table-row table:style-name="ro4">
          <table:table-cell/>
          <table:table-cell office:value-type="float" office:value="34172" calcext:value-type="float">
            <text:p>34172</text:p>
          </table:table-cell>
          <table:table-cell office:value-type="string" calcext:value-type="string">
            <text:p>34000</text:p>
            <text:p>34060</text:p>
            <text:p>34070</text:p>
            <text:p>34080</text:p>
            <text:p>34090</text:p>
          </table:table-cell>
          <table:table-cell office:value-type="string" calcext:value-type="string">
            <text:p><text:a xlink:href="https://fr.wikipedia.org/wiki/Montpellier" xlink:type="simple">Montpellier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173" calcext:value-type="float">
            <text:p>34173</text:p>
          </table:table-cell>
          <table:table-cell office:value-type="float" office:value="34150" calcext:value-type="float">
            <text:p>34150</text:p>
          </table:table-cell>
          <table:table-cell office:value-type="string" calcext:value-type="string">
            <text:p><text:a xlink:href="https://fr.wikipedia.org/wiki/Montpeyroux_%28Hérault%29" xlink:type="simple">Montpeyroux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174" calcext:value-type="float">
            <text:p>34174</text:p>
          </table:table-cell>
          <table:table-cell office:value-type="float" office:value="34190" calcext:value-type="float">
            <text:p>34190</text:p>
          </table:table-cell>
          <table:table-cell office:value-type="string" calcext:value-type="string">
            <text:p><text:a xlink:href="https://fr.wikipedia.org/wiki/Moulès-et-Baucels" xlink:type="simple">Moulès-et-Baucels</text:a></text:p>
          </table:table-cell>
          <table:table-cell table:style-name="ce4"/>
        </table:table-row>
        <table:table-row table:style-name="ro1">
          <table:table-cell/>
          <table:table-cell office:value-type="float" office:value="34175" calcext:value-type="float">
            <text:p>34175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<text:a xlink:href="https://fr.wikipedia.org/wiki/Mourèze" xlink:type="simple">Mourèze</text:a></text:p>
          </table:table-cell>
          <table:table-cell office:value-type="string" calcext:value-type="string">
            <text:p>(CCCLERM)</text:p>
          </table:table-cell>
        </table:table-row>
        <table:table-row table:style-name="ro1">
          <table:table-cell/>
          <table:table-cell office:value-type="float" office:value="34176" calcext:value-type="float">
            <text:p>34176</text:p>
          </table:table-cell>
          <table:table-cell office:value-type="float" office:value="34130" calcext:value-type="float">
            <text:p>34130</text:p>
          </table:table-cell>
          <table:table-cell office:value-type="string" calcext:value-type="string">
            <text:p><text:a xlink:href="https://fr.wikipedia.org/wiki/Mudaison" xlink:type="simple">Mudaison</text:a></text:p>
          </table:table-cell>
          <table:table-cell office:value-type="string" calcext:value-type="string">
            <text:p>(CAPOR)</text:p>
          </table:table-cell>
        </table:table-row>
        <table:table-row table:style-name="ro1">
          <table:table-cell/>
          <table:table-cell office:value-type="float" office:value="34177" calcext:value-type="float">
            <text:p>34177</text:p>
          </table:table-cell>
          <table:table-cell office:value-type="float" office:value="34980" calcext:value-type="float">
            <text:p>34980</text:p>
          </table:table-cell>
          <table:table-cell office:value-type="string" calcext:value-type="string">
            <text:p><text:a xlink:href="https://fr.wikipedia.org/wiki/Murles" xlink:type="simple">Murles</text:a></text:p>
          </table:table-cell>
          <table:table-cell table:style-name="ce4"/>
        </table:table-row>
        <table:table-row table:style-name="ro1">
          <table:table-cell/>
          <table:table-cell office:value-type="float" office:value="34178" calcext:value-type="float">
            <text:p>34178</text:p>
          </table:table-cell>
          <table:table-cell office:value-type="float" office:value="34490" calcext:value-type="float">
            <text:p>34490</text:p>
          </table:table-cell>
          <table:table-cell office:value-type="string" calcext:value-type="string">
            <text:p><text:a xlink:href="https://fr.wikipedia.org/wiki/Murviel-lès-Béziers" xlink:type="simple">Murviel-lès-Béziers</text:a></text:p>
          </table:table-cell>
          <table:table-cell office:value-type="string" calcext:value-type="string">
            <text:p>(CCORBT)</text:p>
          </table:table-cell>
        </table:table-row>
        <table:table-row table:style-name="ro1">
          <table:table-cell/>
          <table:table-cell office:value-type="float" office:value="34179" calcext:value-type="float">
            <text:p>34179</text:p>
          </table:table-cell>
          <table:table-cell office:value-type="float" office:value="34570" calcext:value-type="float">
            <text:p>34570</text:p>
          </table:table-cell>
          <table:table-cell office:value-type="string" calcext:value-type="string">
            <text:p><text:a xlink:href="https://fr.wikipedia.org/wiki/Murviel-lès-Montpellier" xlink:type="simple">Murviel-lès-Montpellier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180" calcext:value-type="float">
            <text:p>34180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<text:a xlink:href="https://fr.wikipedia.org/wiki/Nébian" xlink:type="simple">Nébian</text:a></text:p>
          </table:table-cell>
          <table:table-cell office:value-type="string" calcext:value-type="string">
            <text:p>(CCCLERM)</text:p>
          </table:table-cell>
        </table:table-row>
        <table:table-row table:style-name="ro3">
          <table:table-cell/>
          <table:table-cell office:value-type="float" office:value="34181" calcext:value-type="float">
            <text:p>34181</text:p>
          </table:table-cell>
          <table:table-cell office:value-type="float" office:value="34320" calcext:value-type="float">
            <text:p>34320</text:p>
          </table:table-cell>
          <table:table-cell office:value-type="string" calcext:value-type="string">
            <text:p><text:a xlink:href="https://fr.wikipedia.org/wiki/Neffiès" xlink:type="simple">Neffiès</text:a></text:p>
          </table:table-cell>
          <table:table-cell office:value-type="string" calcext:value-type="string">
            <text:p>(CCCOTCHAT)</text:p>
          </table:table-cell>
        </table:table-row>
        <table:table-row table:style-name="ro1">
          <table:table-cell/>
          <table:table-cell office:value-type="float" office:value="34182" calcext:value-type="float">
            <text:p>34182</text:p>
          </table:table-cell>
          <table:table-cell office:value-type="float" office:value="34120" calcext:value-type="float">
            <text:p>34120</text:p>
          </table:table-cell>
          <table:table-cell office:value-type="string" calcext:value-type="string">
            <text:p><text:a xlink:href="https://fr.wikipedia.org/wiki/Nézignan-l%27Évêque" xlink:type="simple">Nézignan-l'Évêque</text:a></text:p>
          </table:table-cell>
          <table:table-cell office:value-type="string" calcext:value-type="string">
            <text:p>(CAA)</text:p>
          </table:table-cell>
        </table:table-row>
        <table:table-row table:style-name="ro1">
          <table:table-cell/>
          <table:table-cell office:value-type="float" office:value="34183" calcext:value-type="float">
            <text:p>34183</text:p>
          </table:table-cell>
          <table:table-cell office:value-type="float" office:value="34440" calcext:value-type="float">
            <text:p>34440</text:p>
          </table:table-cell>
          <table:table-cell office:value-type="string" calcext:value-type="string">
            <text:p><text:a xlink:href="https://fr.wikipedia.org/wiki/Nissan-lez-Enserune" xlink:type="simple">Nissan-lez-Enserune</text:a></text:p>
          </table:table-cell>
          <table:table-cell office:value-type="string" calcext:value-type="string">
            <text:p>(CCDOM)</text:p>
          </table:table-cell>
        </table:table-row>
        <table:table-row table:style-name="ro1">
          <table:table-cell/>
          <table:table-cell office:value-type="float" office:value="34184" calcext:value-type="float">
            <text:p>34184</text:p>
          </table:table-cell>
          <table:table-cell office:value-type="float" office:value="34320" calcext:value-type="float">
            <text:p>34320</text:p>
          </table:table-cell>
          <table:table-cell office:value-type="string" calcext:value-type="string">
            <text:p><text:a xlink:href="https://fr.wikipedia.org/wiki/Nizas_%28Hérault%29" xlink:type="simple">Nizas</text:a></text:p>
          </table:table-cell>
          <table:table-cell office:value-type="string" calcext:value-type="string">
            <text:p>(CAA)</text:p>
          </table:table-cell>
        </table:table-row>
        <table:table-row table:style-name="ro1">
          <table:table-cell/>
          <table:table-cell office:value-type="float" office:value="34185" calcext:value-type="float">
            <text:p>34185</text:p>
          </table:table-cell>
          <table:table-cell office:value-type="float" office:value="34380" calcext:value-type="float">
            <text:p>34380</text:p>
          </table:table-cell>
          <table:table-cell office:value-type="string" calcext:value-type="string">
            <text:p><text:a xlink:href="https://fr.wikipedia.org/wiki/Notre-Dame-de-Londres" xlink:type="simple">Notre-Dame-de-Londres</text:a></text:p>
          </table:table-cell>
          <table:table-cell table:style-name="ce4"/>
        </table:table-row>
        <table:table-row table:style-name="ro1">
          <table:table-cell/>
          <table:table-cell office:value-type="float" office:value="34186" calcext:value-type="float">
            <text:p>34186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<text:a xlink:href="https://fr.wikipedia.org/wiki/Octon" xlink:type="simple">Octon</text:a></text:p>
          </table:table-cell>
          <table:table-cell office:value-type="string" calcext:value-type="string">
            <text:p>(CCCLERM)</text:p>
          </table:table-cell>
        </table:table-row>
        <table:table-row table:style-name="ro1">
          <table:table-cell/>
          <table:table-cell office:value-type="float" office:value="34187" calcext:value-type="float">
            <text:p>34187</text:p>
          </table:table-cell>
          <table:table-cell office:value-type="float" office:value="34390" calcext:value-type="float">
            <text:p>34390</text:p>
          </table:table-cell>
          <table:table-cell office:value-type="string" calcext:value-type="string">
            <text:p><text:a xlink:href="https://fr.wikipedia.org/wiki/Olargues" xlink:type="simple">Olargues</text:a></text:p>
          </table:table-cell>
          <table:table-cell office:value-type="string" calcext:value-type="string">
            <text:p>(CCORBJ)</text:p>
          </table:table-cell>
        </table:table-row>
        <table:table-row table:style-name="ro1">
          <table:table-cell/>
          <table:table-cell office:value-type="float" office:value="34188" calcext:value-type="float">
            <text:p>34188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<text:a xlink:href="https://fr.wikipedia.org/wiki/Olmet-et-Villecun" xlink:type="simple">Olmet-et-Villecun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189" calcext:value-type="float">
            <text:p>34189</text:p>
          </table:table-cell>
          <table:table-cell office:value-type="float" office:value="34210" calcext:value-type="float">
            <text:p>34210</text:p>
          </table:table-cell>
          <table:table-cell office:value-type="string" calcext:value-type="string">
            <text:p><text:a xlink:href="https://fr.wikipedia.org/wiki/Olonzac" xlink:type="simple">Olonzac</text:a></text:p>
          </table:table-cell>
          <table:table-cell office:value-type="string" calcext:value-type="string">
            <text:p>(CCMIN)</text:p>
          </table:table-cell>
        </table:table-row>
        <table:table-row table:style-name="ro1">
          <table:table-cell/>
          <table:table-cell office:value-type="float" office:value="34190" calcext:value-type="float">
            <text:p>34190</text:p>
          </table:table-cell>
          <table:table-cell office:value-type="float" office:value="34210" calcext:value-type="float">
            <text:p>34210</text:p>
          </table:table-cell>
          <table:table-cell office:value-type="string" calcext:value-type="string">
            <text:p><text:a xlink:href="https://fr.wikipedia.org/wiki/Oupia" xlink:type="simple">Oupia</text:a></text:p>
          </table:table-cell>
          <table:table-cell office:value-type="string" calcext:value-type="string">
            <text:p>(CCMIN)</text:p>
          </table:table-cell>
        </table:table-row>
        <table:table-row table:style-name="ro1">
          <table:table-cell/>
          <table:table-cell office:value-type="float" office:value="34191" calcext:value-type="float">
            <text:p>34191</text:p>
          </table:table-cell>
          <table:table-cell office:value-type="float" office:value="34490" calcext:value-type="float">
            <text:p>34490</text:p>
          </table:table-cell>
          <table:table-cell office:value-type="string" calcext:value-type="string">
            <text:p><text:a xlink:href="https://fr.wikipedia.org/wiki/Pailhès_%28Hérault%29" xlink:type="simple">Pailhès</text:a></text:p>
          </table:table-cell>
          <table:table-cell office:value-type="string" calcext:value-type="string">
            <text:p>(CCORBT)</text:p>
          </table:table-cell>
        </table:table-row>
        <table:table-row table:style-name="ro3">
          <table:table-cell/>
          <table:table-cell office:value-type="float" office:value="34192" calcext:value-type="float">
            <text:p>34192</text:p>
          </table:table-cell>
          <table:table-cell office:value-type="float" office:value="34250" calcext:value-type="float">
            <text:p>34250</text:p>
          </table:table-cell>
          <table:table-cell office:value-type="string" calcext:value-type="string">
            <text:p><text:a xlink:href="https://fr.wikipedia.org/wiki/Palavas-les-Flots" xlink:type="simple">Palavas-les-Flots</text:a><text:a xlink:href="https://fr.wikipedia.org/wiki/Liste_des_communes_de_l%27Hérault#cite_note-2" xlink:type="simple">2</text:a></text:p>
          </table:table-cell>
          <table:table-cell office:value-type="string" calcext:value-type="string">
            <text:p>(CAPOR)</text:p>
          </table:table-cell>
        </table:table-row>
        <table:table-row table:style-name="ro1">
          <table:table-cell/>
          <table:table-cell office:value-type="float" office:value="34193" calcext:value-type="float">
            <text:p>34193</text:p>
          </table:table-cell>
          <table:table-cell office:value-type="float" office:value="34360" calcext:value-type="float">
            <text:p>34360</text:p>
          </table:table-cell>
          <table:table-cell office:value-type="string" calcext:value-type="string">
            <text:p><text:a xlink:href="https://fr.wikipedia.org/wiki/Pardailhan" xlink:type="simple">Pardailhan</text:a></text:p>
          </table:table-cell>
          <table:table-cell office:value-type="string" calcext:value-type="string">
            <text:p>(CCPS-PON)</text:p>
          </table:table-cell>
        </table:table-row>
        <table:table-row table:style-name="ro1">
          <table:table-cell/>
          <table:table-cell office:value-type="float" office:value="34194" calcext:value-type="float">
            <text:p>34194</text:p>
          </table:table-cell>
          <table:table-cell office:value-type="float" office:value="34230" calcext:value-type="float">
            <text:p>34230</text:p>
          </table:table-cell>
          <table:table-cell office:value-type="string" calcext:value-type="string">
            <text:p><text:a xlink:href="https://fr.wikipedia.org/wiki/Paulhan_%28Hérault%29" xlink:type="simple">Paulhan</text:a></text:p>
          </table:table-cell>
          <table:table-cell office:value-type="string" calcext:value-type="string">
            <text:p>(CCCLERM)</text:p>
          </table:table-cell>
        </table:table-row>
        <table:table-row table:style-name="ro1">
          <table:table-cell/>
          <table:table-cell office:value-type="float" office:value="34195" calcext:value-type="float">
            <text:p>34195</text:p>
          </table:table-cell>
          <table:table-cell office:value-type="float" office:value="34380" calcext:value-type="float">
            <text:p>34380</text:p>
          </table:table-cell>
          <table:table-cell office:value-type="string" calcext:value-type="string">
            <text:p><text:a xlink:href="https://fr.wikipedia.org/wiki/Pégairolles-de-Buèges" xlink:type="simple">Pégairolles-de-Buèges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196" calcext:value-type="float">
            <text:p>34196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<text:a xlink:href="https://fr.wikipedia.org/wiki/Pégairolles-de-l%27Escalette" xlink:type="simple">Pégairolles-de-l'Escalette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197" calcext:value-type="float">
            <text:p>34197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<text:a xlink:href="https://fr.wikipedia.org/wiki/Péret" xlink:type="simple">Péret</text:a></text:p>
          </table:table-cell>
          <table:table-cell office:value-type="string" calcext:value-type="string">
            <text:p>(CCCLERM)</text:p>
          </table:table-cell>
        </table:table-row>
        <table:table-row table:style-name="ro1">
          <table:table-cell/>
          <table:table-cell office:value-type="float" office:value="34198" calcext:value-type="float">
            <text:p>34198</text:p>
          </table:table-cell>
          <table:table-cell office:value-type="float" office:value="34470" calcext:value-type="float">
            <text:p>34470</text:p>
          </table:table-cell>
          <table:table-cell office:value-type="string" calcext:value-type="string">
            <text:p><text:a xlink:href="https://fr.wikipedia.org/wiki/Pérols" xlink:type="simple">Pérols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199" calcext:value-type="float">
            <text:p>34199</text:p>
          </table:table-cell>
          <table:table-cell office:value-type="float" office:value="34120" calcext:value-type="float">
            <text:p>34120</text:p>
          </table:table-cell>
          <table:table-cell office:value-type="string" calcext:value-type="string">
            <text:p><text:a xlink:href="https://fr.wikipedia.org/wiki/Pézenas" xlink:type="simple">Pézenas</text:a></text:p>
          </table:table-cell>
          <table:table-cell office:value-type="string" calcext:value-type="string">
            <text:p>(CAA)</text:p>
          </table:table-cell>
        </table:table-row>
        <table:table-row table:style-name="ro1">
          <table:table-cell/>
          <table:table-cell office:value-type="float" office:value="34200" calcext:value-type="float">
            <text:p>34200</text:p>
          </table:table-cell>
          <table:table-cell office:value-type="float" office:value="34600" calcext:value-type="float">
            <text:p>34600</text:p>
          </table:table-cell>
          <table:table-cell office:value-type="string" calcext:value-type="string">
            <text:p><text:a xlink:href="https://fr.wikipedia.org/wiki/Pézènes-les-Mines" xlink:type="simple">Pézènes-les-Mines</text:a></text:p>
          </table:table-cell>
          <table:table-cell table:style-name="ce4"/>
        </table:table-row>
        <table:table-row table:style-name="ro1">
          <table:table-cell/>
          <table:table-cell office:value-type="float" office:value="34201" calcext:value-type="float">
            <text:p>34201</text:p>
          </table:table-cell>
          <table:table-cell office:value-type="float" office:value="34360" calcext:value-type="float">
            <text:p>34360</text:p>
          </table:table-cell>
          <table:table-cell office:value-type="string" calcext:value-type="string">
            <text:p><text:a xlink:href="https://fr.wikipedia.org/wiki/Pierrerue_%28Hérault%29" xlink:type="simple">Pierrerue</text:a></text:p>
          </table:table-cell>
          <table:table-cell office:value-type="string" calcext:value-type="string">
            <text:p>(CCS-CHIN)</text:p>
          </table:table-cell>
        </table:table-row>
        <table:table-row table:style-name="ro1">
          <table:table-cell/>
          <table:table-cell office:value-type="float" office:value="34202" calcext:value-type="float">
            <text:p>34202</text:p>
          </table:table-cell>
          <table:table-cell office:value-type="float" office:value="34570" calcext:value-type="float">
            <text:p>34570</text:p>
          </table:table-cell>
          <table:table-cell office:value-type="string" calcext:value-type="string">
            <text:p><text:a xlink:href="https://fr.wikipedia.org/wiki/Pignan" xlink:type="simple">Pignan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203" calcext:value-type="float">
            <text:p>34203</text:p>
          </table:table-cell>
          <table:table-cell office:value-type="float" office:value="34850" calcext:value-type="float">
            <text:p>34850</text:p>
          </table:table-cell>
          <table:table-cell office:value-type="string" calcext:value-type="string">
            <text:p><text:a xlink:href="https://fr.wikipedia.org/wiki/Pinet" xlink:type="simple">Pinet</text:a></text:p>
          </table:table-cell>
          <table:table-cell office:value-type="string" calcext:value-type="string">
            <text:p>(CAA)</text:p>
          </table:table-cell>
        </table:table-row>
        <table:table-row table:style-name="ro1">
          <table:table-cell/>
          <table:table-cell office:value-type="float" office:value="34204" calcext:value-type="float">
            <text:p>34204</text:p>
          </table:table-cell>
          <table:table-cell office:value-type="float" office:value="34230" calcext:value-type="float">
            <text:p>34230</text:p>
          </table:table-cell>
          <table:table-cell office:value-type="string" calcext:value-type="string">
            <text:p><text:a xlink:href="https://fr.wikipedia.org/wiki/Plaissan" xlink:type="simple">Plaissan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205" calcext:value-type="float">
            <text:p>34205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<text:a xlink:href="https://fr.wikipedia.org/wiki/Les_Plans_%28Hérault%29" xlink:type="simple">Les Plans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206" calcext:value-type="float">
            <text:p>34206</text:p>
          </table:table-cell>
          <table:table-cell office:value-type="float" office:value="34310" calcext:value-type="float">
            <text:p>34310</text:p>
          </table:table-cell>
          <table:table-cell office:value-type="string" calcext:value-type="string">
            <text:p><text:a xlink:href="https://fr.wikipedia.org/wiki/Poilhes" xlink:type="simple">Poilhes</text:a></text:p>
          </table:table-cell>
          <table:table-cell office:value-type="string" calcext:value-type="string">
            <text:p>(CCCANLIR)</text:p>
          </table:table-cell>
        </table:table-row>
        <table:table-row table:style-name="ro1">
          <table:table-cell/>
          <table:table-cell office:value-type="float" office:value="34207" calcext:value-type="float">
            <text:p>34207</text:p>
          </table:table-cell>
          <table:table-cell office:value-type="float" office:value="34810" calcext:value-type="float">
            <text:p>34810</text:p>
          </table:table-cell>
          <table:table-cell office:value-type="string" calcext:value-type="string">
            <text:p><text:a xlink:href="https://fr.wikipedia.org/wiki/Pomérols" xlink:type="simple">Pomérols</text:a></text:p>
          </table:table-cell>
          <table:table-cell office:value-type="string" calcext:value-type="string">
            <text:p>(CAA)</text:p>
          </table:table-cell>
        </table:table-row>
        <table:table-row table:style-name="ro1">
          <table:table-cell/>
          <table:table-cell office:value-type="float" office:value="34208" calcext:value-type="float">
            <text:p>34208</text:p>
          </table:table-cell>
          <table:table-cell office:value-type="float" office:value="34230" calcext:value-type="float">
            <text:p>34230</text:p>
          </table:table-cell>
          <table:table-cell office:value-type="string" calcext:value-type="string">
            <text:p><text:a xlink:href="https://fr.wikipedia.org/wiki/Popian" xlink:type="simple">Popian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209" calcext:value-type="float">
            <text:p>34209</text:p>
          </table:table-cell>
          <table:table-cell office:value-type="float" office:value="34420" calcext:value-type="float">
            <text:p>34420</text:p>
          </table:table-cell>
          <table:table-cell office:value-type="string" calcext:value-type="string">
            <text:p><text:a xlink:href="https://fr.wikipedia.org/wiki/Portiragnes" xlink:type="simple">Portiragnes</text:a></text:p>
          </table:table-cell>
          <table:table-cell office:value-type="string" calcext:value-type="string">
            <text:p>(CAA)</text:p>
          </table:table-cell>
        </table:table-row>
        <table:table-row table:style-name="ro1">
          <table:table-cell/>
          <table:table-cell office:value-type="float" office:value="34210" calcext:value-type="float">
            <text:p>34210</text:p>
          </table:table-cell>
          <table:table-cell office:value-type="float" office:value="34230" calcext:value-type="float">
            <text:p>34230</text:p>
          </table:table-cell>
          <table:table-cell office:value-type="string" calcext:value-type="string">
            <text:p><text:a xlink:href="https://fr.wikipedia.org/wiki/Le_Pouget" xlink:type="simple">Le Pouget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211" calcext:value-type="float">
            <text:p>34211</text:p>
          </table:table-cell>
          <table:table-cell office:value-type="float" office:value="34600" calcext:value-type="float">
            <text:p>34600</text:p>
          </table:table-cell>
          <table:table-cell office:value-type="string" calcext:value-type="string">
            <text:p><text:a xlink:href="https://fr.wikipedia.org/wiki/Le_Poujol-sur-Orb" xlink:type="simple">Le Poujol-sur-Orb</text:a></text:p>
          </table:table-cell>
          <table:table-cell table:style-name="ce4"/>
        </table:table-row>
        <table:table-row table:style-name="ro1">
          <table:table-cell/>
          <table:table-cell office:value-type="float" office:value="34212" calcext:value-type="float">
            <text:p>34212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<text:a xlink:href="https://fr.wikipedia.org/wiki/Poujols" xlink:type="simple">Poujols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213" calcext:value-type="float">
            <text:p>34213</text:p>
          </table:table-cell>
          <table:table-cell office:value-type="float" office:value="34560" calcext:value-type="float">
            <text:p>34560</text:p>
          </table:table-cell>
          <table:table-cell office:value-type="string" calcext:value-type="string">
            <text:p><text:a xlink:href="https://fr.wikipedia.org/wiki/Poussan" xlink:type="simple">Poussan</text:a></text:p>
          </table:table-cell>
          <table:table-cell office:value-type="string" calcext:value-type="string">
            <text:p>(CCNBT)</text:p>
          </table:table-cell>
        </table:table-row>
        <table:table-row table:style-name="ro3">
          <table:table-cell/>
          <table:table-cell office:value-type="float" office:value="34214" calcext:value-type="float">
            <text:p>34214</text:p>
          </table:table-cell>
          <table:table-cell office:value-type="float" office:value="34480" calcext:value-type="float">
            <text:p>34480</text:p>
          </table:table-cell>
          <table:table-cell office:value-type="string" calcext:value-type="string">
            <text:p><text:a xlink:href="https://fr.wikipedia.org/wiki/Pouzolles" xlink:type="simple">Pouzolles</text:a></text:p>
          </table:table-cell>
          <table:table-cell office:value-type="string" calcext:value-type="string">
            <text:p>(CCCOTCHAT)</text:p>
          </table:table-cell>
        </table:table-row>
        <table:table-row table:style-name="ro1">
          <table:table-cell/>
          <table:table-cell office:value-type="float" office:value="34215" calcext:value-type="float">
            <text:p>34215</text:p>
          </table:table-cell>
          <table:table-cell office:value-type="float" office:value="34230" calcext:value-type="float">
            <text:p>34230</text:p>
          </table:table-cell>
          <table:table-cell office:value-type="string" calcext:value-type="string">
            <text:p><text:a xlink:href="https://fr.wikipedia.org/wiki/Pouzols" xlink:type="simple">Pouzols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216" calcext:value-type="float">
            <text:p>34216</text:p>
          </table:table-cell>
          <table:table-cell office:value-type="float" office:value="34600" calcext:value-type="float">
            <text:p>34600</text:p>
          </table:table-cell>
          <table:table-cell office:value-type="string" calcext:value-type="string">
            <text:p><text:a xlink:href="https://fr.wikipedia.org/wiki/Le_Pradal" xlink:type="simple">Le Pradal</text:a></text:p>
          </table:table-cell>
          <table:table-cell table:style-name="ce4"/>
        </table:table-row>
        <table:table-row table:style-name="ro1">
          <table:table-cell/>
          <table:table-cell office:value-type="float" office:value="34217" calcext:value-type="float">
            <text:p>34217</text:p>
          </table:table-cell>
          <table:table-cell office:value-type="float" office:value="34730" calcext:value-type="float">
            <text:p>34730</text:p>
          </table:table-cell>
          <table:table-cell office:value-type="string" calcext:value-type="string">
            <text:p><text:a xlink:href="https://fr.wikipedia.org/wiki/Prades-le-Lez" xlink:type="simple">Prades-le-Lez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218" calcext:value-type="float">
            <text:p>34218</text:p>
          </table:table-cell>
          <table:table-cell office:value-type="float" office:value="34360" calcext:value-type="float">
            <text:p>34360</text:p>
          </table:table-cell>
          <table:table-cell office:value-type="string" calcext:value-type="string">
            <text:p><text:a xlink:href="https://fr.wikipedia.org/wiki/Prades-sur-Vernazobre" xlink:type="simple">Prades-sur-Vernazobre</text:a></text:p>
          </table:table-cell>
          <table:table-cell office:value-type="string" calcext:value-type="string">
            <text:p>(CCS-CHIN)</text:p>
          </table:table-cell>
        </table:table-row>
        <table:table-row table:style-name="ro1">
          <table:table-cell/>
          <table:table-cell office:value-type="float" office:value="34219" calcext:value-type="float">
            <text:p>34219</text:p>
          </table:table-cell>
          <table:table-cell office:value-type="float" office:value="34390" calcext:value-type="float">
            <text:p>34390</text:p>
          </table:table-cell>
          <table:table-cell office:value-type="string" calcext:value-type="string">
            <text:p><text:a xlink:href="https://fr.wikipedia.org/wiki/Prémian" xlink:type="simple">Prémian</text:a></text:p>
          </table:table-cell>
          <table:table-cell office:value-type="string" calcext:value-type="string">
            <text:p>(CCORBJ)</text:p>
          </table:table-cell>
        </table:table-row>
        <table:table-row table:style-name="ro1">
          <table:table-cell/>
          <table:table-cell office:value-type="float" office:value="34220" calcext:value-type="float">
            <text:p>34220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<text:a xlink:href="https://fr.wikipedia.org/wiki/Le_Puech" xlink:type="simple">Le Puech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221" calcext:value-type="float">
            <text:p>34221</text:p>
          </table:table-cell>
          <table:table-cell office:value-type="float" office:value="34150" calcext:value-type="float">
            <text:p>34150</text:p>
          </table:table-cell>
          <table:table-cell office:value-type="string" calcext:value-type="string">
            <text:p><text:a xlink:href="https://fr.wikipedia.org/wiki/Puéchabon" xlink:type="simple">Puéchabon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222" calcext:value-type="float">
            <text:p>34222</text:p>
          </table:table-cell>
          <table:table-cell office:value-type="float" office:value="34230" calcext:value-type="float">
            <text:p>34230</text:p>
          </table:table-cell>
          <table:table-cell office:value-type="string" calcext:value-type="string">
            <text:p><text:a xlink:href="https://fr.wikipedia.org/wiki/Puilacher" xlink:type="simple">Puilacher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223" calcext:value-type="float">
            <text:p>34223</text:p>
          </table:table-cell>
          <table:table-cell office:value-type="float" office:value="34480" calcext:value-type="float">
            <text:p>34480</text:p>
          </table:table-cell>
          <table:table-cell office:value-type="string" calcext:value-type="string">
            <text:p><text:a xlink:href="https://fr.wikipedia.org/wiki/Puimisson" xlink:type="simple">Puimisson</text:a></text:p>
          </table:table-cell>
          <table:table-cell office:value-type="string" calcext:value-type="string">
            <text:p>(CCFRAMPS)</text:p>
          </table:table-cell>
        </table:table-row>
        <table:table-row table:style-name="ro1">
          <table:table-cell/>
          <table:table-cell office:value-type="float" office:value="34224" calcext:value-type="float">
            <text:p>34224</text:p>
          </table:table-cell>
          <table:table-cell office:value-type="float" office:value="34480" calcext:value-type="float">
            <text:p>34480</text:p>
          </table:table-cell>
          <table:table-cell office:value-type="string" calcext:value-type="string">
            <text:p><text:a xlink:href="https://fr.wikipedia.org/wiki/Puissalicon" xlink:type="simple">Puissalicon</text:a></text:p>
          </table:table-cell>
          <table:table-cell office:value-type="string" calcext:value-type="string">
            <text:p>(CCPTHON)</text:p>
          </table:table-cell>
        </table:table-row>
        <table:table-row table:style-name="ro1">
          <table:table-cell/>
          <table:table-cell office:value-type="float" office:value="34225" calcext:value-type="float">
            <text:p>34225</text:p>
          </table:table-cell>
          <table:table-cell office:value-type="float" office:value="34620" calcext:value-type="float">
            <text:p>34620</text:p>
          </table:table-cell>
          <table:table-cell office:value-type="string" calcext:value-type="string">
            <text:p><text:a xlink:href="https://fr.wikipedia.org/wiki/Puisserguier" xlink:type="simple">Puisserguier</text:a></text:p>
          </table:table-cell>
          <table:table-cell office:value-type="string" calcext:value-type="string">
            <text:p>(CCCANLIR)</text:p>
          </table:table-cell>
        </table:table-row>
        <table:table-row table:style-name="ro1">
          <table:table-cell/>
          <table:table-cell office:value-type="float" office:value="34226" calcext:value-type="float">
            <text:p>34226</text:p>
          </table:table-cell>
          <table:table-cell office:value-type="float" office:value="34310" calcext:value-type="float">
            <text:p>34310</text:p>
          </table:table-cell>
          <table:table-cell office:value-type="string" calcext:value-type="string">
            <text:p><text:a xlink:href="https://fr.wikipedia.org/wiki/Quarante_%28Hérault%29" xlink:type="simple">Quarante</text:a></text:p>
          </table:table-cell>
          <table:table-cell office:value-type="string" calcext:value-type="string">
            <text:p>(CCCANLIR)</text:p>
          </table:table-cell>
        </table:table-row>
        <table:table-row table:style-name="ro1">
          <table:table-cell/>
          <table:table-cell office:value-type="float" office:value="34227" calcext:value-type="float">
            <text:p>34227</text:p>
          </table:table-cell>
          <table:table-cell office:value-type="float" office:value="34160" calcext:value-type="float">
            <text:p>34160</text:p>
          </table:table-cell>
          <table:table-cell office:value-type="string" calcext:value-type="string">
            <text:p><text:a xlink:href="https://fr.wikipedia.org/wiki/Restinclières" xlink:type="simple">Restinclières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228" calcext:value-type="float">
            <text:p>34228</text:p>
          </table:table-cell>
          <table:table-cell office:value-type="float" office:value="34220" calcext:value-type="float">
            <text:p>34220</text:p>
          </table:table-cell>
          <table:table-cell office:value-type="string" calcext:value-type="string">
            <text:p><text:a xlink:href="https://fr.wikipedia.org/wiki/Rieussec" xlink:type="simple">Rieussec</text:a></text:p>
          </table:table-cell>
          <table:table-cell office:value-type="string" calcext:value-type="string">
            <text:p>(CCPS-PON)</text:p>
          </table:table-cell>
        </table:table-row>
        <table:table-row table:style-name="ro1">
          <table:table-cell/>
          <table:table-cell office:value-type="float" office:value="34229" calcext:value-type="float">
            <text:p>34229</text:p>
          </table:table-cell>
          <table:table-cell office:value-type="float" office:value="34220" calcext:value-type="float">
            <text:p>34220</text:p>
          </table:table-cell>
          <table:table-cell office:value-type="string" calcext:value-type="string">
            <text:p><text:a xlink:href="https://fr.wikipedia.org/wiki/Riols" xlink:type="simple">Riols</text:a></text:p>
          </table:table-cell>
          <table:table-cell office:value-type="string" calcext:value-type="string">
            <text:p>(CCPS-PON)</text:p>
          </table:table-cell>
        </table:table-row>
        <table:table-row table:style-name="ro1">
          <table:table-cell/>
          <table:table-cell office:value-type="float" office:value="34230" calcext:value-type="float">
            <text:p>34230</text:p>
          </table:table-cell>
          <table:table-cell office:value-type="float" office:value="34520" calcext:value-type="float">
            <text:p>34520</text:p>
          </table:table-cell>
          <table:table-cell office:value-type="string" calcext:value-type="string">
            <text:p><text:a xlink:href="https://fr.wikipedia.org/wiki/Les_Rives" xlink:type="simple">Les Rives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231" calcext:value-type="float">
            <text:p>34231</text:p>
          </table:table-cell>
          <table:table-cell office:value-type="float" office:value="34650" calcext:value-type="float">
            <text:p>34650</text:p>
          </table:table-cell>
          <table:table-cell office:value-type="string" calcext:value-type="string">
            <text:p><text:a xlink:href="https://fr.wikipedia.org/wiki/Romiguières" xlink:type="simple">Romiguières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232" calcext:value-type="float">
            <text:p>34232</text:p>
          </table:table-cell>
          <table:table-cell office:value-type="float" office:value="34460" calcext:value-type="float">
            <text:p>34460</text:p>
          </table:table-cell>
          <table:table-cell office:value-type="string" calcext:value-type="string">
            <text:p><text:a xlink:href="https://fr.wikipedia.org/wiki/Roquebrun" xlink:type="simple">Roquebrun</text:a></text:p>
          </table:table-cell>
          <table:table-cell office:value-type="string" calcext:value-type="string">
            <text:p>(CCORBJ)</text:p>
          </table:table-cell>
        </table:table-row>
        <table:table-row table:style-name="ro1">
          <table:table-cell/>
          <table:table-cell office:value-type="float" office:value="34233" calcext:value-type="float">
            <text:p>34233</text:p>
          </table:table-cell>
          <table:table-cell office:value-type="float" office:value="34650" calcext:value-type="float">
            <text:p>34650</text:p>
          </table:table-cell>
          <table:table-cell office:value-type="string" calcext:value-type="string">
            <text:p><text:a xlink:href="https://fr.wikipedia.org/wiki/Roqueredonde" xlink:type="simple">Roqueredonde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234" calcext:value-type="float">
            <text:p>34234</text:p>
          </table:table-cell>
          <table:table-cell office:value-type="float" office:value="34320" calcext:value-type="float">
            <text:p>34320</text:p>
          </table:table-cell>
          <table:table-cell office:value-type="string" calcext:value-type="string">
            <text:p><text:a xlink:href="https://fr.wikipedia.org/wiki/Roquessels" xlink:type="simple">Roquessels</text:a></text:p>
          </table:table-cell>
          <table:table-cell office:value-type="string" calcext:value-type="string">
            <text:p>(CCFRAMPS)</text:p>
          </table:table-cell>
        </table:table-row>
        <table:table-row table:style-name="ro3">
          <table:table-cell/>
          <table:table-cell office:value-type="float" office:value="34235" calcext:value-type="float">
            <text:p>34235</text:p>
          </table:table-cell>
          <table:table-cell office:value-type="float" office:value="34610" calcext:value-type="float">
            <text:p>34610</text:p>
          </table:table-cell>
          <table:table-cell office:value-type="string" calcext:value-type="string">
            <text:p><text:a xlink:href="https://fr.wikipedia.org/wiki/Rosis" xlink:type="simple">Rosis</text:a></text:p>
          </table:table-cell>
          <table:table-cell office:value-type="string" calcext:value-type="string">
            <text:p>(CCMONTHL)</text:p>
          </table:table-cell>
        </table:table-row>
        <table:table-row table:style-name="ro1">
          <table:table-cell/>
          <table:table-cell office:value-type="float" office:value="34236" calcext:value-type="float">
            <text:p>34236</text:p>
          </table:table-cell>
          <table:table-cell office:value-type="float" office:value="34380" calcext:value-type="float">
            <text:p>34380</text:p>
          </table:table-cell>
          <table:table-cell office:value-type="string" calcext:value-type="string">
            <text:p><text:a xlink:href="https://fr.wikipedia.org/wiki/Rouet_%28Hérault%29" xlink:type="simple">Rouet</text:a></text:p>
          </table:table-cell>
          <table:table-cell office:value-type="string" calcext:value-type="string">
            <text:p>(CCGPSL)</text:p>
          </table:table-cell>
        </table:table-row>
        <table:table-row table:style-name="ro3">
          <table:table-cell/>
          <table:table-cell office:value-type="float" office:value="34237" calcext:value-type="float">
            <text:p>34237</text:p>
          </table:table-cell>
          <table:table-cell office:value-type="float" office:value="34320" calcext:value-type="float">
            <text:p>34320</text:p>
          </table:table-cell>
          <table:table-cell office:value-type="string" calcext:value-type="string">
            <text:p><text:a xlink:href="https://fr.wikipedia.org/wiki/Roujan" xlink:type="simple">Roujan</text:a></text:p>
          </table:table-cell>
          <table:table-cell office:value-type="string" calcext:value-type="string">
            <text:p>(CCCOTCHAT)</text:p>
          </table:table-cell>
        </table:table-row>
        <table:table-row table:style-name="ro1">
          <table:table-cell/>
          <table:table-cell office:value-type="float" office:value="34238" calcext:value-type="float">
            <text:p>34238</text:p>
          </table:table-cell>
          <table:table-cell office:value-type="float" office:value="34190" calcext:value-type="float">
            <text:p>34190</text:p>
          </table:table-cell>
          <table:table-cell office:value-type="string" calcext:value-type="string">
            <text:p><text:a xlink:href="https://fr.wikipedia.org/wiki/Saint-André-de-Buèges" xlink:type="simple">Saint-André-de-Buèges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239" calcext:value-type="float">
            <text:p>34239</text:p>
          </table:table-cell>
          <table:table-cell office:value-type="float" office:value="34725" calcext:value-type="float">
            <text:p>34725</text:p>
          </table:table-cell>
          <table:table-cell office:value-type="string" calcext:value-type="string">
            <text:p><text:a xlink:href="https://fr.wikipedia.org/wiki/Saint-André-de-Sangonis" xlink:type="simple">Saint-André-de-Sangonis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240" calcext:value-type="float">
            <text:p>34240</text:p>
          </table:table-cell>
          <table:table-cell office:value-type="float" office:value="34130" calcext:value-type="float">
            <text:p>34130</text:p>
          </table:table-cell>
          <table:table-cell office:value-type="string" calcext:value-type="string">
            <text:p><text:a xlink:href="https://fr.wikipedia.org/wiki/Saint-Aunès" xlink:type="simple">Saint-Aunès</text:a></text:p>
          </table:table-cell>
          <table:table-cell office:value-type="string" calcext:value-type="string">
            <text:p>(CAPOR)</text:p>
          </table:table-cell>
        </table:table-row>
        <table:table-row table:style-name="ro1">
          <table:table-cell/>
          <table:table-cell office:value-type="float" office:value="34241" calcext:value-type="float">
            <text:p>34241</text:p>
          </table:table-cell>
          <table:table-cell office:value-type="float" office:value="34230" calcext:value-type="float">
            <text:p>34230</text:p>
          </table:table-cell>
          <table:table-cell office:value-type="string" calcext:value-type="string">
            <text:p><text:a xlink:href="https://fr.wikipedia.org/wiki/Saint-Bauzille-de-la-Sylve" xlink:type="simple">Saint-Bauzille-de-la-Sylve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242" calcext:value-type="float">
            <text:p>34242</text:p>
          </table:table-cell>
          <table:table-cell office:value-type="float" office:value="34160" calcext:value-type="float">
            <text:p>34160</text:p>
          </table:table-cell>
          <table:table-cell office:value-type="string" calcext:value-type="string">
            <text:p><text:a xlink:href="https://fr.wikipedia.org/wiki/Saint-Bauzille-de-Montmel" xlink:type="simple">Saint-Bauzille-de-Montmel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243" calcext:value-type="float">
            <text:p>34243</text:p>
          </table:table-cell>
          <table:table-cell office:value-type="float" office:value="34190" calcext:value-type="float">
            <text:p>34190</text:p>
          </table:table-cell>
          <table:table-cell office:value-type="string" calcext:value-type="string">
            <text:p><text:a xlink:href="https://fr.wikipedia.org/wiki/Saint-Bauzille-de-Putois" xlink:type="simple">Saint-Bauzille-de-Putois</text:a></text:p>
          </table:table-cell>
          <table:table-cell table:style-name="ce4"/>
        </table:table-row>
        <table:table-row table:style-name="ro1">
          <table:table-cell/>
          <table:table-cell office:value-type="float" office:value="34244" calcext:value-type="float">
            <text:p>34244</text:p>
          </table:table-cell>
          <table:table-cell office:value-type="float" office:value="34670" calcext:value-type="float">
            <text:p>34670</text:p>
          </table:table-cell>
          <table:table-cell office:value-type="string" calcext:value-type="string">
            <text:p><text:a xlink:href="https://fr.wikipedia.org/wiki/Saint-Brès_%28Hérault%29" xlink:type="simple">Saint-Brès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245" calcext:value-type="float">
            <text:p>34245</text:p>
          </table:table-cell>
          <table:table-cell office:value-type="float" office:value="34360" calcext:value-type="float">
            <text:p>34360</text:p>
          </table:table-cell>
          <table:table-cell office:value-type="string" calcext:value-type="string">
            <text:p><text:a xlink:href="https://fr.wikipedia.org/wiki/Saint-Chinian" xlink:type="simple">Saint-Chinian</text:a></text:p>
          </table:table-cell>
          <table:table-cell office:value-type="string" calcext:value-type="string">
            <text:p>(CCS-CHIN)</text:p>
          </table:table-cell>
        </table:table-row>
        <table:table-row table:style-name="ro1">
          <table:table-cell/>
          <table:table-cell office:value-type="float" office:value="34246" calcext:value-type="float">
            <text:p>34246</text:p>
          </table:table-cell>
          <table:table-cell office:value-type="float" office:value="34400" calcext:value-type="float">
            <text:p>34400</text:p>
          </table:table-cell>
          <table:table-cell office:value-type="string" calcext:value-type="string">
            <text:p><text:a xlink:href="https://fr.wikipedia.org/wiki/Saint-Christol_%28Hérault%29" xlink:type="simple">Saint-Christol</text:a></text:p>
          </table:table-cell>
          <table:table-cell office:value-type="string" calcext:value-type="string">
            <text:p>(CCPLUN)</text:p>
          </table:table-cell>
        </table:table-row>
        <table:table-row table:style-name="ro1">
          <table:table-cell/>
          <table:table-cell office:value-type="float" office:value="34247" calcext:value-type="float">
            <text:p>34247</text:p>
          </table:table-cell>
          <table:table-cell office:value-type="float" office:value="34980" calcext:value-type="float">
            <text:p>34980</text:p>
          </table:table-cell>
          <table:table-cell office:value-type="string" calcext:value-type="string">
            <text:p><text:a xlink:href="https://fr.wikipedia.org/wiki/Saint-Clément-de-Rivière" xlink:type="simple">Saint-Clément-de-Rivière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249" calcext:value-type="float">
            <text:p>34249</text:p>
          </table:table-cell>
          <table:table-cell office:value-type="float" office:value="34160" calcext:value-type="float">
            <text:p>34160</text:p>
          </table:table-cell>
          <table:table-cell office:value-type="string" calcext:value-type="string">
            <text:p><text:a xlink:href="https://fr.wikipedia.org/wiki/Saint-Drézéry" xlink:type="simple">Saint-Drézéry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248" calcext:value-type="float">
            <text:p>34248</text:p>
          </table:table-cell>
          <table:table-cell office:value-type="float" office:value="34270" calcext:value-type="float">
            <text:p>34270</text:p>
          </table:table-cell>
          <table:table-cell office:value-type="string" calcext:value-type="string">
            <text:p><text:a xlink:href="https://fr.wikipedia.org/wiki/Sainte-Croix-de-Quintillargues" xlink:type="simple">Sainte-Croix-de-Quintillargues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250" calcext:value-type="float">
            <text:p>34250</text:p>
          </table:table-cell>
          <table:table-cell office:value-type="float" office:value="34390" calcext:value-type="float">
            <text:p>34390</text:p>
          </table:table-cell>
          <table:table-cell office:value-type="string" calcext:value-type="string">
            <text:p><text:a xlink:href="https://fr.wikipedia.org/wiki/Saint-Étienne-d%27Albagnan" xlink:type="simple">Saint-Étienne-d'Albagnan</text:a></text:p>
          </table:table-cell>
          <table:table-cell office:value-type="string" calcext:value-type="string">
            <text:p>(CCORBJ)</text:p>
          </table:table-cell>
        </table:table-row>
        <table:table-row table:style-name="ro1">
          <table:table-cell/>
          <table:table-cell office:value-type="float" office:value="34251" calcext:value-type="float">
            <text:p>34251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<text:a xlink:href="https://fr.wikipedia.org/wiki/Saint-Étienne-de-Gourgas" xlink:type="simple">Saint-Étienne-de-Gourgas</text:a></text:p>
          </table:table-cell>
          <table:table-cell office:value-type="string" calcext:value-type="string">
            <text:p>(CCLODL)</text:p>
          </table:table-cell>
        </table:table-row>
        <table:table-row table:style-name="ro3">
          <table:table-cell/>
          <table:table-cell office:value-type="float" office:value="34252" calcext:value-type="float">
            <text:p>34252</text:p>
          </table:table-cell>
          <table:table-cell office:value-type="float" office:value="34260" calcext:value-type="float">
            <text:p>34260</text:p>
          </table:table-cell>
          <table:table-cell office:value-type="string" calcext:value-type="string">
            <text:p><text:a xlink:href="https://fr.wikipedia.org/wiki/Saint-Étienne-Estréchoux" xlink:type="simple">Saint-Étienne-Estréchoux</text:a></text:p>
          </table:table-cell>
          <table:table-cell office:value-type="string" calcext:value-type="string">
            <text:p>(CCMONTSO)</text:p>
          </table:table-cell>
        </table:table-row>
        <table:table-row table:style-name="ro1">
          <table:table-cell/>
          <table:table-cell office:value-type="float" office:value="34253" calcext:value-type="float">
            <text:p>34253</text:p>
          </table:table-cell>
          <table:table-cell office:value-type="float" office:value="34520" calcext:value-type="float">
            <text:p>34520</text:p>
          </table:table-cell>
          <table:table-cell office:value-type="string" calcext:value-type="string">
            <text:p><text:a xlink:href="https://fr.wikipedia.org/wiki/Saint-Félix-de-l%27Héras" xlink:type="simple">Saint-Félix-de-l'Héras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254" calcext:value-type="float">
            <text:p>34254</text:p>
          </table:table-cell>
          <table:table-cell office:value-type="float" office:value="34725" calcext:value-type="float">
            <text:p>34725</text:p>
          </table:table-cell>
          <table:table-cell office:value-type="string" calcext:value-type="string">
            <text:p><text:a xlink:href="https://fr.wikipedia.org/wiki/Saint-Félix-de-Lodez" xlink:type="simple">Saint-Félix-de-Lodez</text:a></text:p>
          </table:table-cell>
          <table:table-cell table:style-name="ce4"/>
        </table:table-row>
        <table:table-row table:style-name="ro1">
          <table:table-cell/>
          <table:table-cell office:value-type="float" office:value="34255" calcext:value-type="float">
            <text:p>34255</text:p>
          </table:table-cell>
          <table:table-cell office:value-type="float" office:value="34980" calcext:value-type="float">
            <text:p>34980</text:p>
          </table:table-cell>
          <table:table-cell office:value-type="string" calcext:value-type="string">
            <text:p><text:a xlink:href="https://fr.wikipedia.org/wiki/Saint-Gély-du-Fesc" xlink:type="simple">Saint-Gély-du-Fesc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258" calcext:value-type="float">
            <text:p>34258</text:p>
          </table:table-cell>
          <table:table-cell office:value-type="float" office:value="34480" calcext:value-type="float">
            <text:p>34480</text:p>
          </table:table-cell>
          <table:table-cell office:value-type="string" calcext:value-type="string">
            <text:p><text:a xlink:href="https://fr.wikipedia.org/wiki/Saint-Geniès-de-Fontedit" xlink:type="simple">Saint-Geniès-de-Fontedit</text:a></text:p>
          </table:table-cell>
          <table:table-cell office:value-type="string" calcext:value-type="string">
            <text:p>(CCFRAMPS)</text:p>
          </table:table-cell>
        </table:table-row>
        <table:table-row table:style-name="ro1">
          <table:table-cell/>
          <table:table-cell office:value-type="float" office:value="34256" calcext:value-type="float">
            <text:p>34256</text:p>
          </table:table-cell>
          <table:table-cell office:value-type="float" office:value="34160" calcext:value-type="float">
            <text:p>34160</text:p>
          </table:table-cell>
          <table:table-cell office:value-type="string" calcext:value-type="string">
            <text:p><text:a xlink:href="https://fr.wikipedia.org/wiki/Saint-Geniès-des-Mourgues" xlink:type="simple">Saint-Geniès-des-Mourgues</text:a></text:p>
          </table:table-cell>
          <table:table-cell office:value-type="string" calcext:value-type="string">
            <text:p>(CAM)</text:p>
          </table:table-cell>
        </table:table-row>
        <table:table-row table:style-name="ro3">
          <table:table-cell/>
          <table:table-cell office:value-type="float" office:value="34257" calcext:value-type="float">
            <text:p>34257</text:p>
          </table:table-cell>
          <table:table-cell office:value-type="float" office:value="34610" calcext:value-type="float">
            <text:p>34610</text:p>
          </table:table-cell>
          <table:table-cell office:value-type="string" calcext:value-type="string">
            <text:p><text:a xlink:href="https://fr.wikipedia.org/wiki/Saint-Geniès-de-Varensal" xlink:type="simple">Saint-Geniès-de-Varensal</text:a></text:p>
          </table:table-cell>
          <table:table-cell office:value-type="string" calcext:value-type="string">
            <text:p>(CCMONTSO)</text:p>
          </table:table-cell>
        </table:table-row>
        <table:table-row table:style-name="ro1">
          <table:table-cell/>
          <table:table-cell office:value-type="float" office:value="34259" calcext:value-type="float">
            <text:p>34259</text:p>
          </table:table-cell>
          <table:table-cell office:value-type="float" office:value="34680" calcext:value-type="float">
            <text:p>34680</text:p>
          </table:table-cell>
          <table:table-cell office:value-type="string" calcext:value-type="string">
            <text:p><text:a xlink:href="https://fr.wikipedia.org/wiki/Saint-Georges-d%27Orques" xlink:type="simple">Saint-Georges-d'Orques</text:a></text:p>
          </table:table-cell>
          <table:table-cell office:value-type="string" calcext:value-type="string">
            <text:p>(CAM)</text:p>
          </table:table-cell>
        </table:table-row>
        <table:table-row table:style-name="ro3">
          <table:table-cell/>
          <table:table-cell office:value-type="float" office:value="34260" calcext:value-type="float">
            <text:p>34260</text:p>
          </table:table-cell>
          <table:table-cell office:value-type="float" office:value="34610" calcext:value-type="float">
            <text:p>34610</text:p>
          </table:table-cell>
          <table:table-cell office:value-type="string" calcext:value-type="string">
            <text:p><text:a xlink:href="https://fr.wikipedia.org/wiki/Saint-Gervais-sur-Mare" xlink:type="simple">Saint-Gervais-sur-Mare</text:a></text:p>
          </table:table-cell>
          <table:table-cell office:value-type="string" calcext:value-type="string">
            <text:p>(CCMONTSO)</text:p>
          </table:table-cell>
        </table:table-row>
        <table:table-row table:style-name="ro1">
          <table:table-cell/>
          <table:table-cell office:value-type="float" office:value="34261" calcext:value-type="float">
            <text:p>34261</text:p>
          </table:table-cell>
          <table:table-cell office:value-type="float" office:value="34150" calcext:value-type="float">
            <text:p>34150</text:p>
          </table:table-cell>
          <table:table-cell office:value-type="string" calcext:value-type="string">
            <text:p><text:a xlink:href="https://fr.wikipedia.org/wiki/Saint-Guilhem-le-Désert" xlink:type="simple">Saint-Guilhem-le-Désert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262" calcext:value-type="float">
            <text:p>34262</text:p>
          </table:table-cell>
          <table:table-cell office:value-type="float" office:value="34725" calcext:value-type="float">
            <text:p>34725</text:p>
          </table:table-cell>
          <table:table-cell office:value-type="string" calcext:value-type="string">
            <text:p><text:a xlink:href="https://fr.wikipedia.org/wiki/Saint-Guiraud" xlink:type="simple">Saint-Guiraud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263" calcext:value-type="float">
            <text:p>34263</text:p>
          </table:table-cell>
          <table:table-cell office:value-type="float" office:value="34160" calcext:value-type="float">
            <text:p>34160</text:p>
          </table:table-cell>
          <table:table-cell office:value-type="string" calcext:value-type="string">
            <text:p><text:a xlink:href="https://fr.wikipedia.org/wiki/Saint-Hilaire-de-Beauvoir" xlink:type="simple">Saint-Hilaire-de-Beauvoir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264" calcext:value-type="float">
            <text:p>34264</text:p>
          </table:table-cell>
          <table:table-cell office:value-type="float" office:value="34380" calcext:value-type="float">
            <text:p>34380</text:p>
          </table:table-cell>
          <table:table-cell office:value-type="string" calcext:value-type="string">
            <text:p><text:a xlink:href="https://fr.wikipedia.org/wiki/Saint-Jean-de-Buèges" xlink:type="simple">Saint-Jean-de-Buèges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265" calcext:value-type="float">
            <text:p>34265</text:p>
          </table:table-cell>
          <table:table-cell office:value-type="float" office:value="34160" calcext:value-type="float">
            <text:p>34160</text:p>
          </table:table-cell>
          <table:table-cell office:value-type="string" calcext:value-type="string">
            <text:p><text:a xlink:href="https://fr.wikipedia.org/wiki/Saint-Jean-de-Cornies" xlink:type="simple">Saint-Jean-de-Cornies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266" calcext:value-type="float">
            <text:p>34266</text:p>
          </table:table-cell>
          <table:table-cell office:value-type="float" office:value="34270" calcext:value-type="float">
            <text:p>34270</text:p>
          </table:table-cell>
          <table:table-cell office:value-type="string" calcext:value-type="string">
            <text:p><text:a xlink:href="https://fr.wikipedia.org/wiki/Saint-Jean-de-Cuculles" xlink:type="simple">Saint-Jean-de-Cuculles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267" calcext:value-type="float">
            <text:p>34267</text:p>
          </table:table-cell>
          <table:table-cell office:value-type="float" office:value="34150" calcext:value-type="float">
            <text:p>34150</text:p>
          </table:table-cell>
          <table:table-cell office:value-type="string" calcext:value-type="string">
            <text:p><text:a xlink:href="https://fr.wikipedia.org/wiki/Saint-Jean-de-Fos" xlink:type="simple">Saint-Jean-de-Fos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268" calcext:value-type="float">
            <text:p>34268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<text:a xlink:href="https://fr.wikipedia.org/wiki/Saint-Jean-de-la-Blaquière" xlink:type="simple">Saint-Jean-de-la-Blaquière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269" calcext:value-type="float">
            <text:p>34269</text:p>
          </table:table-cell>
          <table:table-cell office:value-type="float" office:value="34360" calcext:value-type="float">
            <text:p>34360</text:p>
          </table:table-cell>
          <table:table-cell office:value-type="string" calcext:value-type="string">
            <text:p><text:a xlink:href="https://fr.wikipedia.org/wiki/Saint-Jean-de-Minervois" xlink:type="simple">Saint-Jean-de-Minervois</text:a></text:p>
          </table:table-cell>
          <table:table-cell office:value-type="string" calcext:value-type="string">
            <text:p>(CCPS-PON)</text:p>
          </table:table-cell>
        </table:table-row>
        <table:table-row table:style-name="ro1">
          <table:table-cell/>
          <table:table-cell office:value-type="float" office:value="34270" calcext:value-type="float">
            <text:p>34270</text:p>
          </table:table-cell>
          <table:table-cell office:value-type="float" office:value="34430" calcext:value-type="float">
            <text:p>34430</text:p>
          </table:table-cell>
          <table:table-cell office:value-type="string" calcext:value-type="string">
            <text:p><text:a xlink:href="https://fr.wikipedia.org/wiki/Saint-Jean-de-Védas" xlink:type="simple">Saint-Jean-de-Védas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271" calcext:value-type="float">
            <text:p>34271</text:p>
          </table:table-cell>
          <table:table-cell office:value-type="float" office:value="34390" calcext:value-type="float">
            <text:p>34390</text:p>
          </table:table-cell>
          <table:table-cell office:value-type="string" calcext:value-type="string">
            <text:p><text:a xlink:href="https://fr.wikipedia.org/wiki/Saint-Julien_%28Hérault%29" xlink:type="simple">Saint-Julien</text:a></text:p>
          </table:table-cell>
          <table:table-cell office:value-type="string" calcext:value-type="string">
            <text:p>(CCORBJ)</text:p>
          </table:table-cell>
        </table:table-row>
        <table:table-row table:style-name="ro1">
          <table:table-cell/>
          <table:table-cell office:value-type="float" office:value="34272" calcext:value-type="float">
            <text:p>34272</text:p>
          </table:table-cell>
          <table:table-cell office:value-type="float" office:value="34400" calcext:value-type="float">
            <text:p>34400</text:p>
          </table:table-cell>
          <table:table-cell office:value-type="string" calcext:value-type="string">
            <text:p><text:a xlink:href="https://fr.wikipedia.org/wiki/Saint-Just_%28Hérault%29" xlink:type="simple">Saint-Just</text:a></text:p>
          </table:table-cell>
          <table:table-cell office:value-type="string" calcext:value-type="string">
            <text:p>(CCPLUN)</text:p>
          </table:table-cell>
        </table:table-row>
        <table:table-row table:style-name="ro1">
          <table:table-cell/>
          <table:table-cell office:value-type="float" office:value="34273" calcext:value-type="float">
            <text:p>34273</text:p>
          </table:table-cell>
          <table:table-cell office:value-type="float" office:value="34390" calcext:value-type="float">
            <text:p>34390</text:p>
          </table:table-cell>
          <table:table-cell office:value-type="string" calcext:value-type="string">
            <text:p><text:a xlink:href="https://fr.wikipedia.org/wiki/Saint-Martin-de-l%27Arçon" xlink:type="simple">Saint-Martin-de-l'Arçon</text:a></text:p>
          </table:table-cell>
          <table:table-cell office:value-type="string" calcext:value-type="string">
            <text:p>(CCORBJ)</text:p>
          </table:table-cell>
        </table:table-row>
        <table:table-row table:style-name="ro1">
          <table:table-cell/>
          <table:table-cell office:value-type="float" office:value="34274" calcext:value-type="float">
            <text:p>34274</text:p>
          </table:table-cell>
          <table:table-cell office:value-type="float" office:value="34380" calcext:value-type="float">
            <text:p>34380</text:p>
          </table:table-cell>
          <table:table-cell office:value-type="string" calcext:value-type="string">
            <text:p><text:a xlink:href="https://fr.wikipedia.org/wiki/Saint-Martin-de-Londres" xlink:type="simple">Saint-Martin-de-Londres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276" calcext:value-type="float">
            <text:p>34276</text:p>
          </table:table-cell>
          <table:table-cell office:value-type="float" office:value="34270" calcext:value-type="float">
            <text:p>34270</text:p>
          </table:table-cell>
          <table:table-cell office:value-type="string" calcext:value-type="string">
            <text:p><text:a xlink:href="https://fr.wikipedia.org/wiki/Saint-Mathieu-de-Tréviers" xlink:type="simple">Saint-Mathieu-de-Tréviers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277" calcext:value-type="float">
            <text:p>34277</text:p>
          </table:table-cell>
          <table:table-cell office:value-type="float" office:value="34520" calcext:value-type="float">
            <text:p>34520</text:p>
          </table:table-cell>
          <table:table-cell office:value-type="string" calcext:value-type="string">
            <text:p><text:a xlink:href="https://fr.wikipedia.org/wiki/Saint-Maurice-Navacelles" xlink:type="simple">Saint-Maurice-Navacelles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278" calcext:value-type="float">
            <text:p>34278</text:p>
          </table:table-cell>
          <table:table-cell office:value-type="float" office:value="34520" calcext:value-type="float">
            <text:p>34520</text:p>
          </table:table-cell>
          <table:table-cell office:value-type="string" calcext:value-type="string">
            <text:p><text:a xlink:href="https://fr.wikipedia.org/wiki/Saint-Michel_%28Hérault%29" xlink:type="simple">Saint-Michel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279" calcext:value-type="float">
            <text:p>34279</text:p>
          </table:table-cell>
          <table:table-cell office:value-type="float" office:value="34490" calcext:value-type="float">
            <text:p>34490</text:p>
          </table:table-cell>
          <table:table-cell office:value-type="string" calcext:value-type="string">
            <text:p><text:a xlink:href="https://fr.wikipedia.org/wiki/Saint-Nazaire-de-Ladarez" xlink:type="simple">Saint-Nazaire-de-Ladarez</text:a></text:p>
          </table:table-cell>
          <table:table-cell office:value-type="string" calcext:value-type="string">
            <text:p>(CCORBT)</text:p>
          </table:table-cell>
        </table:table-row>
        <table:table-row table:style-name="ro1">
          <table:table-cell/>
          <table:table-cell office:value-type="float" office:value="34280" calcext:value-type="float">
            <text:p>34280</text:p>
          </table:table-cell>
          <table:table-cell office:value-type="float" office:value="34400" calcext:value-type="float">
            <text:p>34400</text:p>
          </table:table-cell>
          <table:table-cell office:value-type="string" calcext:value-type="string">
            <text:p><text:a xlink:href="https://fr.wikipedia.org/wiki/Saint-Nazaire-de-Pézan" xlink:type="simple">Saint-Nazaire-de-Pézan</text:a></text:p>
          </table:table-cell>
          <table:table-cell office:value-type="string" calcext:value-type="string">
            <text:p>(CCPLUN)</text:p>
          </table:table-cell>
        </table:table-row>
        <table:table-row table:style-name="ro1">
          <table:table-cell/>
          <table:table-cell office:value-type="float" office:value="34281" calcext:value-type="float">
            <text:p>34281</text:p>
          </table:table-cell>
          <table:table-cell office:value-type="float" office:value="34230" calcext:value-type="float">
            <text:p>34230</text:p>
          </table:table-cell>
          <table:table-cell office:value-type="string" calcext:value-type="string">
            <text:p><text:a xlink:href="https://fr.wikipedia.org/wiki/Saint-Pargoire" xlink:type="simple">Saint-Pargoire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282" calcext:value-type="float">
            <text:p>34282</text:p>
          </table:table-cell>
          <table:table-cell office:value-type="float" office:value="34570" calcext:value-type="float">
            <text:p>34570</text:p>
          </table:table-cell>
          <table:table-cell office:value-type="string" calcext:value-type="string">
            <text:p><text:a xlink:href="https://fr.wikipedia.org/wiki/Saint-Paul-et-Valmalle" xlink:type="simple">Saint-Paul-et-Valmalle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283" calcext:value-type="float">
            <text:p>34283</text:p>
          </table:table-cell>
          <table:table-cell office:value-type="float" office:value="34520" calcext:value-type="float">
            <text:p>34520</text:p>
          </table:table-cell>
          <table:table-cell office:value-type="string" calcext:value-type="string">
            <text:p><text:a xlink:href="https://fr.wikipedia.org/wiki/Saint-Pierre-de-la-Fage" xlink:type="simple">Saint-Pierre-de-la-Fage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285" calcext:value-type="float">
            <text:p>34285</text:p>
          </table:table-cell>
          <table:table-cell office:value-type="float" office:value="34230" calcext:value-type="float">
            <text:p>34230</text:p>
          </table:table-cell>
          <table:table-cell office:value-type="string" calcext:value-type="string">
            <text:p><text:a xlink:href="https://fr.wikipedia.org/wiki/Saint-Pons-de-Mauchiens" xlink:type="simple">Saint-Pons-de-Mauchiens</text:a></text:p>
          </table:table-cell>
          <table:table-cell office:value-type="string" calcext:value-type="string">
            <text:p>(CAA)</text:p>
          </table:table-cell>
        </table:table-row>
        <table:table-row table:style-name="ro1">
          <table:table-cell/>
          <table:table-cell office:value-type="float" office:value="34284" calcext:value-type="float">
            <text:p>34284</text:p>
          </table:table-cell>
          <table:table-cell office:value-type="float" office:value="34220" calcext:value-type="float">
            <text:p>34220</text:p>
          </table:table-cell>
          <table:table-cell office:value-type="string" calcext:value-type="string">
            <text:p><text:a xlink:href="https://fr.wikipedia.org/wiki/Saint-Pons-de-Thomières" xlink:type="simple">Saint-Pons-de-Thomières</text:a></text:p>
          </table:table-cell>
          <table:table-cell office:value-type="string" calcext:value-type="string">
            <text:p>(CCPS-PON)</text:p>
          </table:table-cell>
        </table:table-row>
        <table:table-row table:style-name="ro1">
          <table:table-cell/>
          <table:table-cell office:value-type="float" office:value="34286" calcext:value-type="float">
            <text:p>34286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<text:a xlink:href="https://fr.wikipedia.org/wiki/Saint-Privat_%28Hérault%29" xlink:type="simple">Saint-Privat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287" calcext:value-type="float">
            <text:p>34287</text:p>
          </table:table-cell>
          <table:table-cell office:value-type="float" office:value="34725" calcext:value-type="float">
            <text:p>34725</text:p>
          </table:table-cell>
          <table:table-cell office:value-type="string" calcext:value-type="string">
            <text:p><text:a xlink:href="https://fr.wikipedia.org/wiki/Saint-Saturnin-de-Lucian" xlink:type="simple">Saint-Saturnin-de-Lucian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288" calcext:value-type="float">
            <text:p>34288</text:p>
          </table:table-cell>
          <table:table-cell office:value-type="float" office:value="34400" calcext:value-type="float">
            <text:p>34400</text:p>
          </table:table-cell>
          <table:table-cell office:value-type="string" calcext:value-type="string">
            <text:p><text:a xlink:href="https://fr.wikipedia.org/wiki/Saint-Sériès" xlink:type="simple">Saint-Sériès</text:a></text:p>
          </table:table-cell>
          <table:table-cell office:value-type="string" calcext:value-type="string">
            <text:p>(CCPLUN)</text:p>
          </table:table-cell>
        </table:table-row>
        <table:table-row table:style-name="ro1">
          <table:table-cell/>
          <table:table-cell office:value-type="float" office:value="34289" calcext:value-type="float">
            <text:p>34289</text:p>
          </table:table-cell>
          <table:table-cell office:value-type="float" office:value="34630" calcext:value-type="float">
            <text:p>34630</text:p>
          </table:table-cell>
          <table:table-cell office:value-type="string" calcext:value-type="string">
            <text:p><text:a xlink:href="https://fr.wikipedia.org/wiki/Saint-Thibéry" xlink:type="simple">Saint-Thibéry</text:a></text:p>
          </table:table-cell>
          <table:table-cell office:value-type="string" calcext:value-type="string">
            <text:p>(CAA)</text:p>
          </table:table-cell>
        </table:table-row>
        <table:table-row table:style-name="ro1">
          <table:table-cell/>
          <table:table-cell office:value-type="float" office:value="34290" calcext:value-type="float">
            <text:p>34290</text:p>
          </table:table-cell>
          <table:table-cell office:value-type="float" office:value="34730" calcext:value-type="float">
            <text:p>34730</text:p>
          </table:table-cell>
          <table:table-cell office:value-type="string" calcext:value-type="string">
            <text:p><text:a xlink:href="https://fr.wikipedia.org/wiki/Saint-Vincent-de-Barbeyrargues" xlink:type="simple">Saint-Vincent-de-Barbeyrargues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291" calcext:value-type="float">
            <text:p>34291</text:p>
          </table:table-cell>
          <table:table-cell office:value-type="float" office:value="34390" calcext:value-type="float">
            <text:p>34390</text:p>
          </table:table-cell>
          <table:table-cell office:value-type="string" calcext:value-type="string">
            <text:p><text:a xlink:href="https://fr.wikipedia.org/wiki/Saint-Vincent-d%27Olargues" xlink:type="simple">Saint-Vincent-d'Olargues</text:a></text:p>
          </table:table-cell>
          <table:table-cell office:value-type="string" calcext:value-type="string">
            <text:p>(CCORBJ)</text:p>
          </table:table-cell>
        </table:table-row>
        <table:table-row table:style-name="ro1">
          <table:table-cell/>
          <table:table-cell office:value-type="float" office:value="34292" calcext:value-type="float">
            <text:p>34292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<text:a xlink:href="https://fr.wikipedia.org/wiki/Salasc" xlink:type="simple">Salasc</text:a></text:p>
          </table:table-cell>
          <table:table-cell office:value-type="string" calcext:value-type="string">
            <text:p>(CCCLERM)</text:p>
          </table:table-cell>
        </table:table-row>
        <table:table-row table:style-name="ro3">
          <table:table-cell/>
          <table:table-cell office:value-type="float" office:value="34293" calcext:value-type="float">
            <text:p>34293</text:p>
          </table:table-cell>
          <table:table-cell office:value-type="float" office:value="34330" calcext:value-type="float">
            <text:p>34330</text:p>
          </table:table-cell>
          <table:table-cell office:value-type="string" calcext:value-type="string">
            <text:p><text:a xlink:href="https://fr.wikipedia.org/wiki/La_Salvetat-sur-Agout" xlink:type="simple">La Salvetat-sur-Agout</text:a></text:p>
          </table:table-cell>
          <table:table-cell office:value-type="string" calcext:value-type="string">
            <text:p>(CCMONTHL)</text:p>
          </table:table-cell>
        </table:table-row>
        <table:table-row table:style-name="ro1">
          <table:table-cell/>
          <table:table-cell office:value-type="float" office:value="34294" calcext:value-type="float">
            <text:p>34294</text:p>
          </table:table-cell>
          <table:table-cell office:value-type="float" office:value="34400" calcext:value-type="float">
            <text:p>34400</text:p>
          </table:table-cell>
          <table:table-cell office:value-type="string" calcext:value-type="string">
            <text:p><text:a xlink:href="https://fr.wikipedia.org/wiki/Saturargues" xlink:type="simple">Saturargues</text:a></text:p>
          </table:table-cell>
          <table:table-cell office:value-type="string" calcext:value-type="string">
            <text:p>(CCPLUN)</text:p>
          </table:table-cell>
        </table:table-row>
        <table:table-row table:style-name="ro1">
          <table:table-cell/>
          <table:table-cell office:value-type="float" office:value="34295" calcext:value-type="float">
            <text:p>34295</text:p>
          </table:table-cell>
          <table:table-cell office:value-type="float" office:value="34570" calcext:value-type="float">
            <text:p>34570</text:p>
          </table:table-cell>
          <table:table-cell office:value-type="string" calcext:value-type="string">
            <text:p><text:a xlink:href="https://fr.wikipedia.org/wiki/Saussan" xlink:type="simple">Saussan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296" calcext:value-type="float">
            <text:p>34296</text:p>
          </table:table-cell>
          <table:table-cell office:value-type="float" office:value="34160" calcext:value-type="float">
            <text:p>34160</text:p>
          </table:table-cell>
          <table:table-cell office:value-type="string" calcext:value-type="string">
            <text:p><text:a xlink:href="https://fr.wikipedia.org/wiki/Saussines" xlink:type="simple">Saussines</text:a></text:p>
          </table:table-cell>
          <table:table-cell office:value-type="string" calcext:value-type="string">
            <text:p>(CCPLUN)</text:p>
          </table:table-cell>
        </table:table-row>
        <table:table-row table:style-name="ro1">
          <table:table-cell/>
          <table:table-cell office:value-type="float" office:value="34297" calcext:value-type="float">
            <text:p>34297</text:p>
          </table:table-cell>
          <table:table-cell office:value-type="float" office:value="34270" calcext:value-type="float">
            <text:p>34270</text:p>
          </table:table-cell>
          <table:table-cell office:value-type="string" calcext:value-type="string">
            <text:p><text:a xlink:href="https://fr.wikipedia.org/wiki/Sauteyrargues" xlink:type="simple">Sauteyrargues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298" calcext:value-type="float">
            <text:p>34298</text:p>
          </table:table-cell>
          <table:table-cell office:value-type="float" office:value="34410" calcext:value-type="float">
            <text:p>34410</text:p>
          </table:table-cell>
          <table:table-cell office:value-type="string" calcext:value-type="string">
            <text:p><text:a xlink:href="https://fr.wikipedia.org/wiki/Sauvian" xlink:type="simple">Sauvian</text:a></text:p>
          </table:table-cell>
          <table:table-cell office:value-type="string" calcext:value-type="string">
            <text:p>(CAB)</text:p>
          </table:table-cell>
        </table:table-row>
        <table:table-row table:style-name="ro1">
          <table:table-cell/>
          <table:table-cell office:value-type="float" office:value="34299" calcext:value-type="float">
            <text:p>34299</text:p>
          </table:table-cell>
          <table:table-cell office:value-type="float" office:value="34410" calcext:value-type="float">
            <text:p>34410</text:p>
          </table:table-cell>
          <table:table-cell office:value-type="string" calcext:value-type="string">
            <text:p><text:a xlink:href="https://fr.wikipedia.org/wiki/Sérignan" xlink:type="simple">Sérignan</text:a></text:p>
          </table:table-cell>
          <table:table-cell office:value-type="string" calcext:value-type="string">
            <text:p>(CAB)</text:p>
          </table:table-cell>
        </table:table-row>
        <table:table-row table:style-name="ro1">
          <table:table-cell/>
          <table:table-cell office:value-type="float" office:value="34300" calcext:value-type="float">
            <text:p>34300</text:p>
          </table:table-cell>
          <table:table-cell office:value-type="float" office:value="34290" calcext:value-type="float">
            <text:p>34290</text:p>
          </table:table-cell>
          <table:table-cell office:value-type="string" calcext:value-type="string">
            <text:p><text:a xlink:href="https://fr.wikipedia.org/wiki/Servian" xlink:type="simple">Servian</text:a></text:p>
          </table:table-cell>
          <table:table-cell office:value-type="string" calcext:value-type="string">
            <text:p>(CAB)</text:p>
          </table:table-cell>
        </table:table-row>
        <table:table-row table:style-name="ro1">
          <table:table-cell/>
          <table:table-cell office:value-type="float" office:value="34301" calcext:value-type="float">
            <text:p>34301</text:p>
          </table:table-cell>
          <table:table-cell office:value-type="float" office:value="34200" calcext:value-type="float">
            <text:p>34200</text:p>
          </table:table-cell>
          <table:table-cell office:value-type="string" calcext:value-type="string">
            <text:p><text:a xlink:href="https://fr.wikipedia.org/wiki/Sète" xlink:type="simple">Sète</text:a></text:p>
          </table:table-cell>
          <table:table-cell office:value-type="string" calcext:value-type="string">
            <text:p>(CAS)</text:p>
          </table:table-cell>
        </table:table-row>
        <table:table-row table:style-name="ro1">
          <table:table-cell/>
          <table:table-cell office:value-type="float" office:value="34302" calcext:value-type="float">
            <text:p>34302</text:p>
          </table:table-cell>
          <table:table-cell office:value-type="float" office:value="34210" calcext:value-type="float">
            <text:p>34210</text:p>
          </table:table-cell>
          <table:table-cell office:value-type="string" calcext:value-type="string">
            <text:p><text:a xlink:href="https://fr.wikipedia.org/wiki/Siran_%28Hérault%29" xlink:type="simple">Siran</text:a></text:p>
          </table:table-cell>
          <table:table-cell office:value-type="string" calcext:value-type="string">
            <text:p>(CCMIN)</text:p>
          </table:table-cell>
        </table:table-row>
        <table:table-row table:style-name="ro1">
          <table:table-cell/>
          <table:table-cell office:value-type="float" office:value="34303" calcext:value-type="float">
            <text:p>34303</text:p>
          </table:table-cell>
          <table:table-cell office:value-type="float" office:value="34520" calcext:value-type="float">
            <text:p>34520</text:p>
          </table:table-cell>
          <table:table-cell office:value-type="string" calcext:value-type="string">
            <text:p><text:a xlink:href="https://fr.wikipedia.org/wiki/Sorbs" xlink:type="simple">Sorbs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304" calcext:value-type="float">
            <text:p>34304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<text:a xlink:href="https://fr.wikipedia.org/wiki/Soubès" xlink:type="simple">Soubès</text:a></text:p>
          </table:table-cell>
          <table:table-cell office:value-type="string" calcext:value-type="string">
            <text:p>(CCLODL)</text:p>
          </table:table-cell>
        </table:table-row>
        <table:table-row table:style-name="ro3">
          <table:table-cell/>
          <table:table-cell office:value-type="float" office:value="34305" calcext:value-type="float">
            <text:p>34305</text:p>
          </table:table-cell>
          <table:table-cell office:value-type="float" office:value="34330" calcext:value-type="float">
            <text:p>34330</text:p>
          </table:table-cell>
          <table:table-cell office:value-type="string" calcext:value-type="string">
            <text:p><text:a xlink:href="https://fr.wikipedia.org/wiki/Le_Soulié" xlink:type="simple">Le Soulié</text:a></text:p>
          </table:table-cell>
          <table:table-cell office:value-type="string" calcext:value-type="string">
            <text:p>(CCMONTHL)</text:p>
          </table:table-cell>
        </table:table-row>
        <table:table-row table:style-name="ro1">
          <table:table-cell/>
          <table:table-cell office:value-type="float" office:value="34306" calcext:value-type="float">
            <text:p>34306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<text:a xlink:href="https://fr.wikipedia.org/wiki/Soumont" xlink:type="simple">Soumont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307" calcext:value-type="float">
            <text:p>34307</text:p>
          </table:table-cell>
          <table:table-cell office:value-type="float" office:value="34160" calcext:value-type="float">
            <text:p>34160</text:p>
          </table:table-cell>
          <table:table-cell office:value-type="string" calcext:value-type="string">
            <text:p><text:a xlink:href="https://fr.wikipedia.org/wiki/Sussargues" xlink:type="simple">Sussargues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308" calcext:value-type="float">
            <text:p>34308</text:p>
          </table:table-cell>
          <table:table-cell office:value-type="float" office:value="34600" calcext:value-type="float">
            <text:p>34600</text:p>
          </table:table-cell>
          <table:table-cell office:value-type="string" calcext:value-type="string">
            <text:p><text:a xlink:href="https://fr.wikipedia.org/wiki/Taussac-la-Billière" xlink:type="simple">Taussac-la-Billière</text:a></text:p>
          </table:table-cell>
          <table:table-cell table:style-name="ce4"/>
        </table:table-row>
        <table:table-row table:style-name="ro1">
          <table:table-cell/>
          <table:table-cell office:value-type="float" office:value="34309" calcext:value-type="float">
            <text:p>34309</text:p>
          </table:table-cell>
          <table:table-cell office:value-type="float" office:value="34820" calcext:value-type="float">
            <text:p>34820</text:p>
          </table:table-cell>
          <table:table-cell office:value-type="string" calcext:value-type="string">
            <text:p><text:a xlink:href="https://fr.wikipedia.org/wiki/Teyran" xlink:type="simple">Teyran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310" calcext:value-type="float">
            <text:p>34310</text:p>
          </table:table-cell>
          <table:table-cell office:value-type="float" office:value="34490" calcext:value-type="float">
            <text:p>34490</text:p>
          </table:table-cell>
          <table:table-cell office:value-type="string" calcext:value-type="string">
            <text:p><text:a xlink:href="https://fr.wikipedia.org/wiki/Thézan-lès-Béziers" xlink:type="simple">Thézan-lès-Béziers</text:a></text:p>
          </table:table-cell>
          <table:table-cell office:value-type="string" calcext:value-type="string">
            <text:p>(CCORBT)</text:p>
          </table:table-cell>
        </table:table-row>
        <table:table-row table:style-name="ro1">
          <table:table-cell/>
          <table:table-cell office:value-type="float" office:value="34311" calcext:value-type="float">
            <text:p>34311</text:p>
          </table:table-cell>
          <table:table-cell office:value-type="float" office:value="34120" calcext:value-type="float">
            <text:p>34120</text:p>
          </table:table-cell>
          <table:table-cell office:value-type="string" calcext:value-type="string">
            <text:p><text:a xlink:href="https://fr.wikipedia.org/wiki/Tourbes" xlink:type="simple">Tourbes</text:a></text:p>
          </table:table-cell>
          <table:table-cell office:value-type="string" calcext:value-type="string">
            <text:p>(CCPTHON)</text:p>
          </table:table-cell>
        </table:table-row>
        <table:table-row table:style-name="ro3">
          <table:table-cell/>
          <table:table-cell office:value-type="float" office:value="34312" calcext:value-type="float">
            <text:p>34312</text:p>
          </table:table-cell>
          <table:table-cell office:value-type="float" office:value="34260" calcext:value-type="float">
            <text:p>34260</text:p>
          </table:table-cell>
          <table:table-cell office:value-type="string" calcext:value-type="string">
            <text:p><text:a xlink:href="https://fr.wikipedia.org/wiki/La_Tour-sur-Orb" xlink:type="simple">La Tour-sur-Orb</text:a></text:p>
          </table:table-cell>
          <table:table-cell office:value-type="string" calcext:value-type="string">
            <text:p>(CCMONTSO)</text:p>
          </table:table-cell>
        </table:table-row>
        <table:table-row table:style-name="ro1">
          <table:table-cell/>
          <table:table-cell office:value-type="float" office:value="34313" calcext:value-type="float">
            <text:p>34313</text:p>
          </table:table-cell>
          <table:table-cell office:value-type="float" office:value="34230" calcext:value-type="float">
            <text:p>34230</text:p>
          </table:table-cell>
          <table:table-cell office:value-type="string" calcext:value-type="string">
            <text:p><text:a xlink:href="https://fr.wikipedia.org/wiki/Tressan" xlink:type="simple">Tressan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314" calcext:value-type="float">
            <text:p>34314</text:p>
          </table:table-cell>
          <table:table-cell office:value-type="float" office:value="34270" calcext:value-type="float">
            <text:p>34270</text:p>
          </table:table-cell>
          <table:table-cell office:value-type="string" calcext:value-type="string">
            <text:p><text:a xlink:href="https://fr.wikipedia.org/wiki/Le_Triadou" xlink:type="simple">Le Triadou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315" calcext:value-type="float">
            <text:p>34315</text:p>
          </table:table-cell>
          <table:table-cell office:value-type="float" office:value="34230" calcext:value-type="float">
            <text:p>34230</text:p>
          </table:table-cell>
          <table:table-cell office:value-type="string" calcext:value-type="string">
            <text:p><text:a xlink:href="https://fr.wikipedia.org/wiki/Usclas-d%27Hérault" xlink:type="simple">Usclas-d'Hérault</text:a></text:p>
          </table:table-cell>
          <table:table-cell office:value-type="string" calcext:value-type="string">
            <text:p>(CCCLERM)</text:p>
          </table:table-cell>
        </table:table-row>
        <table:table-row table:style-name="ro1">
          <table:table-cell/>
          <table:table-cell office:value-type="float" office:value="34316" calcext:value-type="float">
            <text:p>34316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<text:a xlink:href="https://fr.wikipedia.org/wiki/Usclas-du-Bosc" xlink:type="simple">Usclas-du-Bosc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317" calcext:value-type="float">
            <text:p>34317</text:p>
          </table:table-cell>
          <table:table-cell office:value-type="float" office:value="34520" calcext:value-type="float">
            <text:p>34520</text:p>
          </table:table-cell>
          <table:table-cell office:value-type="string" calcext:value-type="string">
            <text:p><text:a xlink:href="https://fr.wikipedia.org/wiki/La_Vacquerie-et-Saint-Martin-de-Castries" xlink:type="simple">La Vacquerie-et-Saint-Martin-de-Castries</text:a></text:p>
          </table:table-cell>
          <table:table-cell office:value-type="string" calcext:value-type="string">
            <text:p>(CCLODL)</text:p>
          </table:table-cell>
        </table:table-row>
        <table:table-row table:style-name="ro1">
          <table:table-cell/>
          <table:table-cell office:value-type="float" office:value="34318" calcext:value-type="float">
            <text:p>34318</text:p>
          </table:table-cell>
          <table:table-cell office:value-type="float" office:value="34270" calcext:value-type="float">
            <text:p>34270</text:p>
          </table:table-cell>
          <table:table-cell office:value-type="string" calcext:value-type="string">
            <text:p><text:a xlink:href="https://fr.wikipedia.org/wiki/Vacquières" xlink:type="simple">Vacquières</text:a></text:p>
          </table:table-cell>
          <table:table-cell office:value-type="string" calcext:value-type="string">
            <text:p>(CCGPSL)</text:p>
          </table:table-cell>
        </table:table-row>
        <table:table-row table:style-name="ro3">
          <table:table-cell/>
          <table:table-cell office:value-type="float" office:value="34319" calcext:value-type="float">
            <text:p>34319</text:p>
          </table:table-cell>
          <table:table-cell office:value-type="float" office:value="34320" calcext:value-type="float">
            <text:p>34320</text:p>
          </table:table-cell>
          <table:table-cell office:value-type="string" calcext:value-type="string">
            <text:p><text:a xlink:href="https://fr.wikipedia.org/wiki/Vailhan" xlink:type="simple">Vailhan</text:a></text:p>
          </table:table-cell>
          <table:table-cell office:value-type="string" calcext:value-type="string">
            <text:p>(CCCOTCHAT)</text:p>
          </table:table-cell>
        </table:table-row>
        <table:table-row table:style-name="ro1">
          <table:table-cell/>
          <table:table-cell office:value-type="float" office:value="34320" calcext:value-type="float">
            <text:p>34320</text:p>
          </table:table-cell>
          <table:table-cell office:value-type="float" office:value="34570" calcext:value-type="float">
            <text:p>34570</text:p>
          </table:table-cell>
          <table:table-cell office:value-type="string" calcext:value-type="string">
            <text:p><text:a xlink:href="https://fr.wikipedia.org/wiki/Vailhauquès" xlink:type="simple">Vailhauquès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321" calcext:value-type="float">
            <text:p>34321</text:p>
          </table:table-cell>
          <table:table-cell office:value-type="float" office:value="34130" calcext:value-type="float">
            <text:p>34130</text:p>
          </table:table-cell>
          <table:table-cell office:value-type="string" calcext:value-type="string">
            <text:p><text:a xlink:href="https://fr.wikipedia.org/wiki/Valergues" xlink:type="simple">Valergues</text:a></text:p>
          </table:table-cell>
          <table:table-cell office:value-type="string" calcext:value-type="string">
            <text:p>(CAPOR)</text:p>
          </table:table-cell>
        </table:table-row>
        <table:table-row table:style-name="ro1">
          <table:table-cell/>
          <table:table-cell office:value-type="float" office:value="34322" calcext:value-type="float">
            <text:p>34322</text:p>
          </table:table-cell>
          <table:table-cell office:value-type="float" office:value="34270" calcext:value-type="float">
            <text:p>34270</text:p>
          </table:table-cell>
          <table:table-cell office:value-type="string" calcext:value-type="string">
            <text:p><text:a xlink:href="https://fr.wikipedia.org/wiki/Valflaunès" xlink:type="simple">Valflaunès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323" calcext:value-type="float">
            <text:p>34323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<text:a xlink:href="https://fr.wikipedia.org/wiki/Valmascle" xlink:type="simple">Valmascle</text:a></text:p>
          </table:table-cell>
          <table:table-cell office:value-type="string" calcext:value-type="string">
            <text:p>(CCCLERM)</text:p>
          </table:table-cell>
        </table:table-row>
        <table:table-row table:style-name="ro1">
          <table:table-cell/>
          <table:table-cell office:value-type="float" office:value="34324" calcext:value-type="float">
            <text:p>34324</text:p>
          </table:table-cell>
          <table:table-cell office:value-type="float" office:value="34350" calcext:value-type="float">
            <text:p>34350</text:p>
          </table:table-cell>
          <table:table-cell office:value-type="string" calcext:value-type="string">
            <text:p><text:a xlink:href="https://fr.wikipedia.org/wiki/Valras-Plage" xlink:type="simple">Valras-Plage</text:a></text:p>
          </table:table-cell>
          <table:table-cell office:value-type="string" calcext:value-type="string">
            <text:p>(CAB)</text:p>
          </table:table-cell>
        </table:table-row>
        <table:table-row table:style-name="ro1">
          <table:table-cell/>
          <table:table-cell office:value-type="float" office:value="34325" calcext:value-type="float">
            <text:p>34325</text:p>
          </table:table-cell>
          <table:table-cell office:value-type="float" office:value="34290" calcext:value-type="float">
            <text:p>34290</text:p>
          </table:table-cell>
          <table:table-cell office:value-type="string" calcext:value-type="string">
            <text:p><text:a xlink:href="https://fr.wikipedia.org/wiki/Valros" xlink:type="simple">Valros</text:a></text:p>
          </table:table-cell>
          <table:table-cell office:value-type="string" calcext:value-type="string">
            <text:p>(CCPTHON)</text:p>
          </table:table-cell>
        </table:table-row>
        <table:table-row table:style-name="ro1">
          <table:table-cell/>
          <table:table-cell office:value-type="float" office:value="34326" calcext:value-type="float">
            <text:p>34326</text:p>
          </table:table-cell>
          <table:table-cell office:value-type="float" office:value="34220" calcext:value-type="float">
            <text:p>34220</text:p>
          </table:table-cell>
          <table:table-cell office:value-type="string" calcext:value-type="string">
            <text:p><text:a xlink:href="https://fr.wikipedia.org/wiki/Vélieux" xlink:type="simple">Vélieux</text:a></text:p>
          </table:table-cell>
          <table:table-cell office:value-type="string" calcext:value-type="string">
            <text:p>(CCPS-PON)</text:p>
          </table:table-cell>
        </table:table-row>
        <table:table-row table:style-name="ro1">
          <table:table-cell/>
          <table:table-cell office:value-type="float" office:value="34327" calcext:value-type="float">
            <text:p>34327</text:p>
          </table:table-cell>
          <table:table-cell office:value-type="float" office:value="34740" calcext:value-type="float">
            <text:p>34740</text:p>
          </table:table-cell>
          <table:table-cell office:value-type="string" calcext:value-type="string">
            <text:p><text:a xlink:href="https://fr.wikipedia.org/wiki/Vendargues" xlink:type="simple">Vendargues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328" calcext:value-type="float">
            <text:p>34328</text:p>
          </table:table-cell>
          <table:table-cell office:value-type="float" office:value="34230" calcext:value-type="float">
            <text:p>34230</text:p>
          </table:table-cell>
          <table:table-cell office:value-type="string" calcext:value-type="string">
            <text:p><text:a xlink:href="https://fr.wikipedia.org/wiki/Vendémian" xlink:type="simple">Vendémian</text:a></text:p>
          </table:table-cell>
          <table:table-cell office:value-type="string" calcext:value-type="string">
            <text:p>(CCVALHER)</text:p>
          </table:table-cell>
        </table:table-row>
        <table:table-row table:style-name="ro1">
          <table:table-cell/>
          <table:table-cell office:value-type="float" office:value="34329" calcext:value-type="float">
            <text:p>34329</text:p>
          </table:table-cell>
          <table:table-cell office:value-type="float" office:value="34350" calcext:value-type="float">
            <text:p>34350</text:p>
          </table:table-cell>
          <table:table-cell office:value-type="string" calcext:value-type="string">
            <text:p><text:a xlink:href="https://fr.wikipedia.org/wiki/Vendres" xlink:type="simple">Vendres</text:a></text:p>
          </table:table-cell>
          <table:table-cell office:value-type="string" calcext:value-type="string">
            <text:p>(CCDOM)</text:p>
          </table:table-cell>
        </table:table-row>
        <table:table-row table:style-name="ro1">
          <table:table-cell/>
          <table:table-cell office:value-type="float" office:value="34330" calcext:value-type="float">
            <text:p>34330</text:p>
          </table:table-cell>
          <table:table-cell office:value-type="float" office:value="34400" calcext:value-type="float">
            <text:p>34400</text:p>
          </table:table-cell>
          <table:table-cell office:value-type="string" calcext:value-type="string">
            <text:p><text:a xlink:href="https://fr.wikipedia.org/wiki/Vérargues" xlink:type="simple">Vérargues</text:a></text:p>
          </table:table-cell>
          <table:table-cell office:value-type="string" calcext:value-type="string">
            <text:p>(CCPLUN)</text:p>
          </table:table-cell>
        </table:table-row>
        <table:table-row table:style-name="ro1">
          <table:table-cell/>
          <table:table-cell office:value-type="float" office:value="34331" calcext:value-type="float">
            <text:p>34331</text:p>
          </table:table-cell>
          <table:table-cell office:value-type="float" office:value="34220" calcext:value-type="float">
            <text:p>34220</text:p>
          </table:table-cell>
          <table:table-cell office:value-type="string" calcext:value-type="string">
            <text:p><text:a xlink:href="https://fr.wikipedia.org/wiki/Verreries-de-Moussans" xlink:type="simple">Verreries-de-Moussans</text:a></text:p>
          </table:table-cell>
          <table:table-cell office:value-type="string" calcext:value-type="string">
            <text:p>(CCPS-PON)</text:p>
          </table:table-cell>
        </table:table-row>
        <table:table-row table:style-name="ro1">
          <table:table-cell/>
          <table:table-cell office:value-type="float" office:value="34332" calcext:value-type="float">
            <text:p>34332</text:p>
          </table:table-cell>
          <table:table-cell office:value-type="float" office:value="34450" calcext:value-type="float">
            <text:p>34450</text:p>
          </table:table-cell>
          <table:table-cell office:value-type="string" calcext:value-type="string">
            <text:p><text:a xlink:href="https://fr.wikipedia.org/wiki/Vias" xlink:type="simple">Vias</text:a></text:p>
          </table:table-cell>
          <table:table-cell office:value-type="string" calcext:value-type="string">
            <text:p>(CAA)</text:p>
          </table:table-cell>
        </table:table-row>
        <table:table-row table:style-name="ro1">
          <table:table-cell/>
          <table:table-cell office:value-type="float" office:value="34333" calcext:value-type="float">
            <text:p>34333</text:p>
          </table:table-cell>
          <table:table-cell office:value-type="float" office:value="34110" calcext:value-type="float">
            <text:p>34110</text:p>
          </table:table-cell>
          <table:table-cell office:value-type="string" calcext:value-type="string">
            <text:p><text:a xlink:href="https://fr.wikipedia.org/wiki/Vic-la-Gardiole" xlink:type="simple">Vic-la-Gardiole</text:a></text:p>
          </table:table-cell>
          <table:table-cell office:value-type="string" calcext:value-type="string">
            <text:p>(CAS)</text:p>
          </table:table-cell>
        </table:table-row>
        <table:table-row table:style-name="ro1">
          <table:table-cell/>
          <table:table-cell office:value-type="float" office:value="34334" calcext:value-type="float">
            <text:p>34334</text:p>
          </table:table-cell>
          <table:table-cell office:value-type="float" office:value="34390" calcext:value-type="float">
            <text:p>34390</text:p>
          </table:table-cell>
          <table:table-cell office:value-type="string" calcext:value-type="string">
            <text:p><text:a xlink:href="https://fr.wikipedia.org/wiki/Vieussan" xlink:type="simple">Vieussan</text:a></text:p>
          </table:table-cell>
          <table:table-cell office:value-type="string" calcext:value-type="string">
            <text:p>(CCORBJ)</text:p>
          </table:table-cell>
        </table:table-row>
        <table:table-row table:style-name="ro1">
          <table:table-cell/>
          <table:table-cell office:value-type="float" office:value="34335" calcext:value-type="float">
            <text:p>34335</text:p>
          </table:table-cell>
          <table:table-cell office:value-type="float" office:value="34600" calcext:value-type="float">
            <text:p>34600</text:p>
          </table:table-cell>
          <table:table-cell office:value-type="string" calcext:value-type="string">
            <text:p><text:a xlink:href="https://fr.wikipedia.org/wiki/Villemagne-l%27Argentière" xlink:type="simple">Villemagne-l'Argentière</text:a></text:p>
          </table:table-cell>
          <table:table-cell table:style-name="ce4"/>
        </table:table-row>
        <table:table-row table:style-name="ro1">
          <table:table-cell/>
          <table:table-cell office:value-type="float" office:value="34336" calcext:value-type="float">
            <text:p>34336</text:p>
          </table:table-cell>
          <table:table-cell office:value-type="float" office:value="34420" calcext:value-type="float">
            <text:p>34420</text:p>
          </table:table-cell>
          <table:table-cell office:value-type="string" calcext:value-type="string">
            <text:p><text:a xlink:href="https://fr.wikipedia.org/wiki/Villeneuve-lès-Béziers" xlink:type="simple">Villeneuve-lès-Béziers</text:a></text:p>
          </table:table-cell>
          <table:table-cell office:value-type="string" calcext:value-type="string">
            <text:p>(CAB)</text:p>
          </table:table-cell>
        </table:table-row>
        <table:table-row table:style-name="ro1">
          <table:table-cell/>
          <table:table-cell office:value-type="float" office:value="34337" calcext:value-type="float">
            <text:p>34337</text:p>
          </table:table-cell>
          <table:table-cell office:value-type="float" office:value="34750" calcext:value-type="float">
            <text:p>34750</text:p>
          </table:table-cell>
          <table:table-cell office:value-type="string" calcext:value-type="string">
            <text:p><text:a xlink:href="https://fr.wikipedia.org/wiki/Villeneuve-lès-Maguelone" xlink:type="simple">Villeneuve-lès-Maguelone</text:a></text:p>
          </table:table-cell>
          <table:table-cell office:value-type="string" calcext:value-type="string">
            <text:p>(CAM)</text:p>
          </table:table-cell>
        </table:table-row>
        <table:table-row table:style-name="ro1">
          <table:table-cell/>
          <table:table-cell office:value-type="float" office:value="34338" calcext:value-type="float">
            <text:p>34338</text:p>
          </table:table-cell>
          <table:table-cell office:value-type="float" office:value="34800" calcext:value-type="float">
            <text:p>34800</text:p>
          </table:table-cell>
          <table:table-cell office:value-type="string" calcext:value-type="string">
            <text:p><text:a xlink:href="https://fr.wikipedia.org/wiki/Villeneuvette" xlink:type="simple">Villeneuvette</text:a></text:p>
          </table:table-cell>
          <table:table-cell office:value-type="string" calcext:value-type="string">
            <text:p>(CCCLERM)</text:p>
          </table:table-cell>
        </table:table-row>
        <table:table-row table:style-name="ro1">
          <table:table-cell/>
          <table:table-cell office:value-type="float" office:value="34339" calcext:value-type="float">
            <text:p>34339</text:p>
          </table:table-cell>
          <table:table-cell office:value-type="float" office:value="34360" calcext:value-type="float">
            <text:p>34360</text:p>
          </table:table-cell>
          <table:table-cell office:value-type="string" calcext:value-type="string">
            <text:p><text:a xlink:href="https://fr.wikipedia.org/wiki/Villespassans" xlink:type="simple">Villespassans</text:a></text:p>
          </table:table-cell>
          <table:table-cell office:value-type="string" calcext:value-type="string">
            <text:p>(CCS-CHIN)</text:p>
          </table:table-cell>
        </table:table-row>
        <table:table-row table:style-name="ro1">
          <table:table-cell/>
          <table:table-cell office:value-type="float" office:value="34340" calcext:value-type="float">
            <text:p>34340</text:p>
          </table:table-cell>
          <table:table-cell office:value-type="float" office:value="34400" calcext:value-type="float">
            <text:p>34400</text:p>
          </table:table-cell>
          <table:table-cell office:value-type="string" calcext:value-type="string">
            <text:p><text:a xlink:href="https://fr.wikipedia.org/wiki/Villetelle" xlink:type="simple">Villetelle</text:a></text:p>
          </table:table-cell>
          <table:table-cell office:value-type="string" calcext:value-type="string">
            <text:p>(CCPLUN)</text:p>
          </table:table-cell>
        </table:table-row>
        <table:table-row table:style-name="ro1">
          <table:table-cell/>
          <table:table-cell office:value-type="float" office:value="34341" calcext:value-type="float">
            <text:p>34341</text:p>
          </table:table-cell>
          <table:table-cell office:value-type="float" office:value="34560" calcext:value-type="float">
            <text:p>34560</text:p>
          </table:table-cell>
          <table:table-cell office:value-type="string" calcext:value-type="string">
            <text:p><text:a xlink:href="https://fr.wikipedia.org/wiki/Villeveyrac" xlink:type="simple">Villeveyrac</text:a></text:p>
          </table:table-cell>
          <table:table-cell office:value-type="string" calcext:value-type="string">
            <text:p>(CCNBT)</text:p>
          </table:table-cell>
        </table:table-row>
        <table:table-row table:style-name="ro1">
          <table:table-cell/>
          <table:table-cell office:value-type="float" office:value="34342" calcext:value-type="float">
            <text:p>34342</text:p>
          </table:table-cell>
          <table:table-cell office:value-type="float" office:value="34380" calcext:value-type="float">
            <text:p>34380</text:p>
          </table:table-cell>
          <table:table-cell office:value-type="string" calcext:value-type="string">
            <text:p><text:a xlink:href="https://fr.wikipedia.org/wiki/Viols-en-Laval" xlink:type="simple">Viols-en-Laval</text:a></text:p>
          </table:table-cell>
          <table:table-cell office:value-type="string" calcext:value-type="string">
            <text:p>(CCGPSL)</text:p>
          </table:table-cell>
        </table:table-row>
        <table:table-row table:style-name="ro1">
          <table:table-cell/>
          <table:table-cell office:value-type="float" office:value="34343" calcext:value-type="float">
            <text:p>34343</text:p>
          </table:table-cell>
          <table:table-cell office:value-type="float" office:value="34380" calcext:value-type="float">
            <text:p>34380</text:p>
          </table:table-cell>
          <table:table-cell office:value-type="string" calcext:value-type="string">
            <text:p><text:a xlink:href="https://fr.wikipedia.org/wiki/Viols-le-Fort" xlink:type="simple">Viols-le-Fort</text:a></text:p>
          </table:table-cell>
          <table:table-cell office:value-type="string" calcext:value-type="string">
            <text:p>(CCGPSL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0:58:34.035534509</meta:creation-date>
    <dc:date>2015-11-20T11:15:21.660644772</dc:date>
    <meta:editing-duration>PT1M37S</meta:editing-duration>
    <meta:editing-cycles>1</meta:editing-cycles>
    <meta:document-statistic meta:table-count="1" meta:cell-count="1353" meta:object-count="0"/>
    <meta:generator>LibreOffice/4.2.8.2$Linux_X86_64 LibreOffice_project/420m0$Build-2</meta:generator>
  </office:meta>
</office:document-meta>
</file>